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5.450352183432" calcext:value-type="float">
            <text:p>185.450352183432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191.937902069527" calcext:value-type="float">
            <text:p>191.937902069527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81.326715976301" calcext:value-type="float">
            <text:p>181.326715976301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275.045221424794" calcext:value-type="float">
            <text:p>275.0452214247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96.27208" calcext:value-type="float">
            <text:p>96.27208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96.99591" calcext:value-type="float">
            <text:p>96.99591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4" calcext:value-type="float">
            <text:p>96.9999999999464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7.97" calcext:value-type="float">
            <text:p>387.97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2.929999999949" calcext:value-type="float">
            <text:p>382.929999999949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80.84" calcext:value-type="float">
            <text:p>380.84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7474943" calcext:value-type="float">
            <text:p>0.0007474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967079" calcext:value-type="float">
            <text:p>0.00069670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3211614" calcext:value-type="float">
            <text:p>0.0000132116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968215" calcext:value-type="float">
            <text:p>0.00059682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316347" calcext:value-type="float">
            <text:p>0.000143163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7571801" calcext:value-type="float">
            <text:p>0.000175718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2808588" calcext:value-type="float">
            <text:p>0.0000328085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563866" calcext:value-type="float">
            <text:p>0.000865638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359274" calcext:value-type="float">
            <text:p>0.000133592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525153" calcext:value-type="float">
            <text:p>0.000035251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0211564" calcext:value-type="float">
            <text:p>0.0001102115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526462" calcext:value-type="float">
            <text:p>0.000165264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454134" calcext:value-type="float">
            <text:p>0.000544541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384945" calcext:value-type="float">
            <text:p>0.000213849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334986" calcext:value-type="float">
            <text:p>0.000333498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637414" calcext:value-type="float">
            <text:p>0.000116374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7918915" calcext:value-type="float">
            <text:p>0.000379189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91383" calcext:value-type="float">
            <text:p>0.00081913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6049036" calcext:value-type="float">
            <text:p>0.0000160490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20061" calcext:value-type="float">
            <text:p>0.000602006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7763344" calcext:value-type="float">
            <text:p>0.000477633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871472" calcext:value-type="float">
            <text:p>0.000258714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4197248" calcext:value-type="float">
            <text:p>0.0000541972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3184647" calcext:value-type="float">
            <text:p>0.000231846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7281584" calcext:value-type="float">
            <text:p>0.0008728158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173752" calcext:value-type="float">
            <text:p>0.00071737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157905" calcext:value-type="float">
            <text:p>0.000401579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919154" calcext:value-type="float">
            <text:p>0.0008691915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80285" calcext:value-type="float">
            <text:p>0.00002802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29109162" calcext:value-type="float">
            <text:p>0.00000291091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30792" calcext:value-type="float">
            <text:p>0.00025307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9584943" calcext:value-type="float">
            <text:p>0.00039584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188744" calcext:value-type="float">
            <text:p>0.000521887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9893977" calcext:value-type="float">
            <text:p>0.000398939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94578" calcext:value-type="float">
            <text:p>0.0004009457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869798" calcext:value-type="float">
            <text:p>0.000869798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8624124" calcext:value-type="float">
            <text:p>0.0008624124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18333818" calcext:value-type="float">
            <text:p>0.00018333818</text:p>
          </table:table-cell>
          <table:table-cell office:value-type="float" office:value="349.20508" calcext:value-type="float">
            <text:p>349.20508</text:p>
          </table:table-cell>
          <table:table-cell office:value-type="float" office:value="0.0009317672" calcext:value-type="float">
            <text:p>0.0009317672</text:p>
          </table:table-cell>
          <table:table-cell office:value-type="float" office:value="349.21002" calcext:value-type="float">
            <text:p>349.21002</text:p>
          </table:table-cell>
          <table:table-cell office:value-type="float" office:value="0.00031029375" calcext:value-type="float">
            <text:p>0.00031029375</text:p>
          </table:table-cell>
          <table:table-cell office:value-type="float" office:value="349.205" calcext:value-type="float">
            <text:p>349.205</text:p>
          </table:table-cell>
          <table:table-cell office:value-type="float" office:value="0.00028777838" calcext:value-type="float">
            <text:p>0.00028777838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43653406" calcext:value-type="float">
            <text:p>0.00043653406</text:p>
          </table:table-cell>
          <table:table-cell office:value-type="float" office:value="349.2121" calcext:value-type="float">
            <text:p>349.2121</text:p>
          </table:table-cell>
          <table:table-cell office:value-type="float" office:value="0.0009858146" calcext:value-type="float">
            <text:p>0.0009858146</text:p>
          </table:table-cell>
          <table:table-cell office:value-type="float" office:value="349.20358" calcext:value-type="float">
            <text:p>349.20358</text:p>
          </table:table-cell>
          <table:table-cell office:value-type="float" office:value="0.00027159476" calcext:value-type="float">
            <text:p>0.00027159476</text:p>
          </table:table-cell>
          <table:table-cell office:value-type="float" office:value="349.20413" calcext:value-type="float">
            <text:p>349.20413</text:p>
          </table:table-cell>
          <table:table-cell office:value-type="float" office:value="0.00014652604" calcext:value-type="float">
            <text:p>0.00014652604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23047041" calcext:value-type="float">
            <text:p>0.00023047041</text:p>
          </table:table-cell>
          <table:table-cell office:value-type="float" office:value="349.20358" calcext:value-type="float">
            <text:p>349.20358</text:p>
          </table:table-cell>
          <table:table-cell office:value-type="float" office:value="0.0008594402" calcext:value-type="float">
            <text:p>0.0008594402</text:p>
          </table:table-cell>
          <table:table-cell office:value-type="float" office:value="349.2208" calcext:value-type="float">
            <text:p>349.2208</text:p>
          </table:table-cell>
          <table:table-cell office:value-type="float" office:value="0.0006769866" calcext:value-type="float">
            <text:p>0.0006769866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48898545" calcext:value-type="float">
            <text:p>0.00048898545</text:p>
          </table:table-cell>
          <table:table-cell office:value-type="float" office:value="349.20822" calcext:value-type="float">
            <text:p>349.20822</text:p>
          </table:table-cell>
          <table:table-cell office:value-type="float" office:value="0.0008146226" calcext:value-type="float">
            <text:p>0.0008146226</text:p>
          </table:table-cell>
          <table:table-cell office:value-type="float" office:value="349.63828" calcext:value-type="float">
            <text:p>349.63828</text:p>
          </table:table-cell>
          <table:table-cell office:value-type="float" office:value="0.00054089783" calcext:value-type="float">
            <text:p>0.00054089783</text:p>
          </table:table-cell>
          <table:table-cell office:value-type="float" office:value="349.2127" calcext:value-type="float">
            <text:p>349.2127</text:p>
          </table:table-cell>
          <table:table-cell office:value-type="float" office:value="0.00067498966" calcext:value-type="float">
            <text:p>0.00067498966</text:p>
          </table:table-cell>
          <table:table-cell office:value-type="float" office:value="349.20886" calcext:value-type="float">
            <text:p>349.20886</text:p>
          </table:table-cell>
          <table:table-cell office:value-type="float" office:value="0.0009659159" calcext:value-type="float">
            <text:p>0.0009659159</text:p>
          </table:table-cell>
          <table:table-cell office:value-type="float" office:value="349.20438" calcext:value-type="float">
            <text:p>349.20438</text:p>
          </table:table-cell>
          <table:table-cell office:value-type="float" office:value="0.00017030246" calcext:value-type="float">
            <text:p>0.00017030246</text:p>
          </table:table-cell>
          <table:table-cell office:value-type="float" office:value="349.34048" calcext:value-type="float">
            <text:p>349.34048</text:p>
          </table:table-cell>
          <table:table-cell office:value-type="float" office:value="0.0008326961" calcext:value-type="float">
            <text:p>0.0008326961</text:p>
          </table:table-cell>
          <table:table-cell office:value-type="float" office:value="349.2069" calcext:value-type="float">
            <text:p>349.2069</text:p>
          </table:table-cell>
          <table:table-cell office:value-type="float" office:value="0.0005896413" calcext:value-type="float">
            <text:p>0.0005896413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44961722" calcext:value-type="float">
            <text:p>0.00044961722</text:p>
          </table:table-cell>
          <table:table-cell office:value-type="float" office:value="349.20572" calcext:value-type="float">
            <text:p>349.20572</text:p>
          </table:table-cell>
          <table:table-cell office:value-type="float" office:value="0.00038898998" calcext:value-type="float">
            <text:p>0.00038898998</text:p>
          </table:table-cell>
          <table:table-cell office:value-type="float" office:value="349.21002" calcext:value-type="float">
            <text:p>349.21002</text:p>
          </table:table-cell>
          <table:table-cell office:value-type="float" office:value="0.00034460018" calcext:value-type="float">
            <text:p>0.00034460018</text:p>
          </table:table-cell>
          <table:table-cell office:value-type="float" office:value="349.3027" calcext:value-type="float">
            <text:p>349.3027</text:p>
          </table:table-cell>
          <table:table-cell office:value-type="float" office:value="0.0009834674" calcext:value-type="float">
            <text:p>0.0009834674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88367413" calcext:value-type="float">
            <text:p>0.00088367413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8541875" calcext:value-type="float">
            <text:p>0.0008541875</text:p>
          </table:table-cell>
          <table:table-cell office:value-type="float" office:value="349.21356" calcext:value-type="float">
            <text:p>349.21356</text:p>
          </table:table-cell>
          <table:table-cell office:value-type="float" office:value="0.0009724631" calcext:value-type="float">
            <text:p>0.0009724631</text:p>
          </table:table-cell>
          <table:table-cell office:value-type="float" office:value="349.2031" calcext:value-type="float">
            <text:p>349.2031</text:p>
          </table:table-cell>
          <table:table-cell office:value-type="float" office:value="0.00014627806" calcext:value-type="float">
            <text:p>0.00014627806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11774069" calcext:value-type="float">
            <text:p>0.00011774069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8673201" calcext:value-type="float">
            <text:p>0.0008673201</text:p>
          </table:table-cell>
          <table:table-cell office:value-type="float" office:value="349.2184" calcext:value-type="float">
            <text:p>349.2184</text:p>
          </table:table-cell>
          <table:table-cell office:value-type="float" office:value="0.0005362907" calcext:value-type="float">
            <text:p>0.0005362907</text:p>
          </table:table-cell>
          <table:table-cell office:value-type="float" office:value="349.2042" calcext:value-type="float">
            <text:p>349.2042</text:p>
          </table:table-cell>
          <table:table-cell office:value-type="float" office:value="0.0006402963" calcext:value-type="float">
            <text:p>0.0006402963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6216901" calcext:value-type="float">
            <text:p>0.0006216901</text:p>
          </table:table-cell>
          <table:table-cell office:value-type="float" office:value="349.20667" calcext:value-type="float">
            <text:p>349.20667</text:p>
          </table:table-cell>
          <table:table-cell office:value-type="float" office:value="0.00077733956" calcext:value-type="float">
            <text:p>0.00077733956</text:p>
          </table:table-cell>
          <table:table-cell office:value-type="float" office:value="349.21127" calcext:value-type="float">
            <text:p>349.21127</text:p>
          </table:table-cell>
        </table:table-row>
        <table:table-row table:style-name="ro1">
          <table:table-cell office:value-type="float" office:value="5.3336344" calcext:value-type="float">
            <text:p>5.3336344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" calcext:value-type="float">
            <text:p>6</text:p>
          </table:table-cell>
          <table:table-cell office:value-type="float" office:value="154.80507" calcext:value-type="float">
            <text:p>154.80507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187.21002" calcext:value-type="float">
            <text:p>187.2100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97" calcext:value-type="float">
            <text:p>176.40497</text:p>
          </table:table-cell>
          <table:table-cell office:value-type="float" office:value="5.666835" calcext:value-type="float">
            <text:p>5.666835</text:p>
          </table:table-cell>
          <table:table-cell office:value-type="float" office:value="165.60333" calcext:value-type="float">
            <text:p>165.60333</text:p>
          </table:table-cell>
          <table:table-cell office:value-type="float" office:value="6" calcext:value-type="float">
            <text:p>6</text:p>
          </table:table-cell>
          <table:table-cell office:value-type="float" office:value="154.81209" calcext:value-type="float">
            <text:p>154.81209</text:p>
          </table:table-cell>
          <table:table-cell office:value-type="float" office:value="5.224952" calcext:value-type="float">
            <text:p>5.224952</text:p>
          </table:table-cell>
          <table:table-cell office:value-type="float" office:value="187.20358" calcext:value-type="float">
            <text:p>187.2035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3" calcext:value-type="float">
            <text:p>165.6033</text:p>
          </table:table-cell>
          <table:table-cell office:value-type="float" office:value="6" calcext:value-type="float">
            <text:p>6</text:p>
          </table:table-cell>
          <table:table-cell office:value-type="float" office:value="154.80357" calcext:value-type="float">
            <text:p>154.80357</text:p>
          </table:table-cell>
          <table:table-cell office:value-type="float" office:value="5" calcext:value-type="float">
            <text:p>5</text:p>
          </table:table-cell>
          <table:table-cell office:value-type="float" office:value="187.2208" calcext:value-type="float">
            <text:p>187.220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93" calcext:value-type="float">
            <text:p>176.4039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822" calcext:value-type="float">
            <text:p>165.60822</text:p>
          </table:table-cell>
          <table:table-cell office:value-type="float" office:value="6" calcext:value-type="float">
            <text:p>6</text:p>
          </table:table-cell>
          <table:table-cell office:value-type="float" office:value="155.23827" calcext:value-type="float">
            <text:p>155.23827</text:p>
          </table:table-cell>
          <table:table-cell office:value-type="float" office:value="5" calcext:value-type="float">
            <text:p>5</text:p>
          </table:table-cell>
          <table:table-cell office:value-type="float" office:value="187.2127" calcext:value-type="float">
            <text:p>187.212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884" calcext:value-type="float">
            <text:p>176.40884</text:p>
          </table:table-cell>
          <table:table-cell office:value-type="float" office:value="5.6877017" calcext:value-type="float">
            <text:p>5.6877017</text:p>
          </table:table-cell>
          <table:table-cell office:value-type="float" office:value="165.60437" calcext:value-type="float">
            <text:p>165.60437</text:p>
          </table:table-cell>
          <table:table-cell office:value-type="float" office:value="6.30088" calcext:value-type="float">
            <text:p>6.30088</text:p>
          </table:table-cell>
          <table:table-cell office:value-type="float" office:value="154.94048" calcext:value-type="float">
            <text:p>154.94048</text:p>
          </table:table-cell>
          <table:table-cell office:value-type="float" office:value="5" calcext:value-type="float">
            <text:p>5</text:p>
          </table:table-cell>
          <table:table-cell office:value-type="float" office:value="187.20691" calcext:value-type="float">
            <text:p>187.2069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32" calcext:value-type="float">
            <text:p>176.40332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571" calcext:value-type="float">
            <text:p>165.60571</text:p>
          </table:table-cell>
          <table:table-cell office:value-type="float" office:value="6.0004654" calcext:value-type="float">
            <text:p>6.0004654</text:p>
          </table:table-cell>
          <table:table-cell office:value-type="float" office:value="154.81001" calcext:value-type="float">
            <text:p>154.81001</text:p>
          </table:table-cell>
          <table:table-cell office:value-type="float" office:value="6.2829733" calcext:value-type="float">
            <text:p>6.2829733</text:p>
          </table:table-cell>
          <table:table-cell office:value-type="float" office:value="187.3027" calcext:value-type="float">
            <text:p>187.3027</text:p>
          </table:table-cell>
          <table:table-cell office:value-type="float" office:value="8.90384" calcext:value-type="float">
            <text:p>8.90384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" calcext:value-type="float">
            <text:p>6</text:p>
          </table:table-cell>
          <table:table-cell office:value-type="float" office:value="154.81355" calcext:value-type="float">
            <text:p>154.81355</text:p>
          </table:table-cell>
          <table:table-cell office:value-type="float" office:value="18.783144" calcext:value-type="float">
            <text:p>18.783144</text:p>
          </table:table-cell>
          <table:table-cell office:value-type="float" office:value="187.2031" calcext:value-type="float">
            <text:p>187.203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21.842588" calcext:value-type="float">
            <text:p>21.842588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" calcext:value-type="float">
            <text:p>6</text:p>
          </table:table-cell>
          <table:table-cell office:value-type="float" office:value="154.8184" calcext:value-type="float">
            <text:p>154.8184</text:p>
          </table:table-cell>
          <table:table-cell office:value-type="float" office:value="5" calcext:value-type="float">
            <text:p>5</text:p>
          </table:table-cell>
          <table:table-cell office:value-type="float" office:value="187.2042" calcext:value-type="float">
            <text:p>187.204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666" calcext:value-type="float">
            <text:p>165.60666</text:p>
          </table:table-cell>
          <table:table-cell office:value-type="float" office:value="6" calcext:value-type="float">
            <text:p>6</text:p>
          </table:table-cell>
          <table:table-cell office:value-type="float" office:value="154.81126" calcext:value-type="float">
            <text:p>154.81126</text:p>
          </table:table-cell>
        </table:table-row>
        <table:table-row table:style-name="ro1">
          <table:table-cell office:value-type="float" office:value="5.333791" calcext:value-type="float">
            <text:p>5.333791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507" calcext:value-type="float">
            <text:p>154.80507</text:p>
          </table:table-cell>
          <table:table-cell office:value-type="float" office:value="5.000352" calcext:value-type="float">
            <text:p>5.000352</text:p>
          </table:table-cell>
          <table:table-cell office:value-type="float" office:value="187.21002" calcext:value-type="float">
            <text:p>187.2100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97" calcext:value-type="float">
            <text:p>176.40497</text:p>
          </table:table-cell>
          <table:table-cell office:value-type="float" office:value="5.666962" calcext:value-type="float">
            <text:p>5.666962</text:p>
          </table:table-cell>
          <table:table-cell office:value-type="float" office:value="165.60333" calcext:value-type="float">
            <text:p>165.60333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209" calcext:value-type="float">
            <text:p>154.81209</text:p>
          </table:table-cell>
          <table:table-cell office:value-type="float" office:value="6.8778462" calcext:value-type="float">
            <text:p>6.8778462</text:p>
          </table:table-cell>
          <table:table-cell office:value-type="float" office:value="236.7904" calcext:value-type="float">
            <text:p>236.7904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6033" calcext:value-type="float">
            <text:p>165.6033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0357" calcext:value-type="float">
            <text:p>154.8035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208" calcext:value-type="float">
            <text:p>187.220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93" calcext:value-type="float">
            <text:p>176.4039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822" calcext:value-type="float">
            <text:p>165.60822</text:p>
          </table:table-cell>
          <table:table-cell office:value-type="float" office:value="6.001" calcext:value-type="float">
            <text:p>6.001</text:p>
          </table:table-cell>
          <table:table-cell office:value-type="float" office:value="155.23827" calcext:value-type="float">
            <text:p>155.23827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127" calcext:value-type="float">
            <text:p>187.2127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0884" calcext:value-type="float">
            <text:p>176.40884</text:p>
          </table:table-cell>
          <table:table-cell office:value-type="float" office:value="5.8998456" calcext:value-type="float">
            <text:p>5.8998456</text:p>
          </table:table-cell>
          <table:table-cell office:value-type="float" office:value="171.96869" calcext:value-type="float">
            <text:p>171.96869</text:p>
          </table:table-cell>
          <table:table-cell office:value-type="float" office:value="6.3502865" calcext:value-type="float">
            <text:p>6.3502865</text:p>
          </table:table-cell>
          <table:table-cell office:value-type="float" office:value="154.94048" calcext:value-type="float">
            <text:p>154.94048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691" calcext:value-type="float">
            <text:p>187.20691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32" calcext:value-type="float">
            <text:p>176.40332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571" calcext:value-type="float">
            <text:p>165.60571</text:p>
          </table:table-cell>
          <table:table-cell office:value-type="float" office:value="6.000725" calcext:value-type="float">
            <text:p>6.000725</text:p>
          </table:table-cell>
          <table:table-cell office:value-type="float" office:value="154.81001" calcext:value-type="float">
            <text:p>154.81001</text:p>
          </table:table-cell>
          <table:table-cell office:value-type="float" office:value="8.537635" calcext:value-type="float">
            <text:p>8.537635</text:p>
          </table:table-cell>
          <table:table-cell office:value-type="float" office:value="254.94255" calcext:value-type="float">
            <text:p>254.94255</text:p>
          </table:table-cell>
          <table:table-cell office:value-type="float" office:value="9.0817" calcext:value-type="float">
            <text:p>9.0817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81355" calcext:value-type="float">
            <text:p>154.81355</text:p>
          </table:table-cell>
          <table:table-cell office:value-type="float" office:value="19.346777" calcext:value-type="float">
            <text:p>19.346777</text:p>
          </table:table-cell>
          <table:table-cell office:value-type="float" office:value="187.2031" calcext:value-type="float">
            <text:p>187.20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22.44477" calcext:value-type="float">
            <text:p>22.44477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8184" calcext:value-type="float">
            <text:p>154.8184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42" calcext:value-type="float">
            <text:p>187.204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666" calcext:value-type="float">
            <text:p>165.6066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126" calcext:value-type="float">
            <text:p>154.81126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6363" calcext:value-type="float">
            <text:p>154.26363</text:p>
          </table:table-cell>
          <table:table-cell office:value-type="float" office:value="7.5314913" calcext:value-type="float">
            <text:p>7.5314913</text:p>
          </table:table-cell>
          <table:table-cell office:value-type="float" office:value="143.46495" calcext:value-type="float">
            <text:p>143.46495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6507" calcext:value-type="float">
            <text:p>132.66507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6.95003" calcext:value-type="float">
            <text:p>176.95003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497" calcext:value-type="float">
            <text:p>166.14497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4334" calcext:value-type="float">
            <text:p>155.34334</text:p>
          </table:table-cell>
          <table:table-cell office:value-type="float" office:value="6.3166666" calcext:value-type="float">
            <text:p>6.3166666</text:p>
          </table:table-cell>
          <table:table-cell office:value-type="float" office:value="144.5521" calcext:value-type="float">
            <text:p>144.5521</text:p>
          </table:table-cell>
          <table:table-cell office:value-type="float" office:value="12.385139" calcext:value-type="float">
            <text:p>12.385139</text:p>
          </table:table-cell>
          <table:table-cell office:value-type="float" office:value="221.40039" calcext:value-type="float">
            <text:p>221.40039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1413" calcext:value-type="float">
            <text:p>161.01413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21329" calcext:value-type="float">
            <text:p>150.21329</text:p>
          </table:table-cell>
          <table:table-cell office:value-type="float" office:value="12.67488" calcext:value-type="float">
            <text:p>12.67488</text:p>
          </table:table-cell>
          <table:table-cell office:value-type="float" office:value="139.41356" calcext:value-type="float">
            <text:p>139.41356</text:p>
          </table:table-cell>
          <table:table-cell office:value-type="float" office:value="6.799124" calcext:value-type="float">
            <text:p>6.799124</text:p>
          </table:table-cell>
          <table:table-cell office:value-type="float" office:value="133.49078" calcext:value-type="float">
            <text:p>133.49078</text:p>
          </table:table-cell>
          <table:table-cell office:value-type="float" office:value="7.53662" calcext:value-type="float">
            <text:p>7.53662</text:p>
          </table:table-cell>
          <table:table-cell office:value-type="float" office:value="122.67393" calcext:value-type="float">
            <text:p>122.67393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821" calcext:value-type="float">
            <text:p>111.87821</text:p>
          </table:table-cell>
          <table:table-cell office:value-type="float" office:value="7.6583333" calcext:value-type="float">
            <text:p>7.6583333</text:p>
          </table:table-cell>
          <table:table-cell office:value-type="float" office:value="101.50826" calcext:value-type="float">
            <text:p>101.50826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727" calcext:value-type="float">
            <text:p>173.1727</text:p>
          </table:table-cell>
          <table:table-cell office:value-type="float" office:value="6.3249636" calcext:value-type="float">
            <text:p>6.3249636</text:p>
          </table:table-cell>
          <table:table-cell office:value-type="float" office:value="162.36884" calcext:value-type="float">
            <text:p>162.36884</text:p>
          </table:table-cell>
          <table:table-cell office:value-type="float" office:value="6.780254" calcext:value-type="float">
            <text:p>6.780254</text:p>
          </table:table-cell>
          <table:table-cell office:value-type="float" office:value="157.92868" calcext:value-type="float">
            <text:p>157.92868</text:p>
          </table:table-cell>
          <table:table-cell office:value-type="float" office:value="7.1402225" calcext:value-type="float">
            <text:p>7.1402225</text:p>
          </table:table-cell>
          <table:table-cell office:value-type="float" office:value="140.90047" calcext:value-type="float">
            <text:p>140.90047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692" calcext:value-type="float">
            <text:p>179.91692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1333" calcext:value-type="float">
            <text:p>169.11333</text:p>
          </table:table-cell>
          <table:table-cell office:value-type="float" office:value="5.891667" calcext:value-type="float">
            <text:p>5.891667</text:p>
          </table:table-cell>
          <table:table-cell office:value-type="float" office:value="158.3157" calcext:value-type="float">
            <text:p>158.3157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2002" calcext:value-type="float">
            <text:p>147.52002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239.28255" calcext:value-type="float">
            <text:p>239.28255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329" calcext:value-type="float">
            <text:p>160.74329</text:p>
          </table:table-cell>
          <table:table-cell office:value-type="float" office:value="10.4" calcext:value-type="float">
            <text:p>10.4</text:p>
          </table:table-cell>
          <table:table-cell office:value-type="float" office:value="149.94498" calcext:value-type="float">
            <text:p>149.94498</text:p>
          </table:table-cell>
          <table:table-cell office:value-type="float" office:value="12.120115" calcext:value-type="float">
            <text:p>12.120115</text:p>
          </table:table-cell>
          <table:table-cell office:value-type="float" office:value="139.15355" calcext:value-type="float">
            <text:p>139.15355</text:p>
          </table:table-cell>
          <table:table-cell office:value-type="float" office:value="23" calcext:value-type="float">
            <text:p>23</text:p>
          </table:table-cell>
          <table:table-cell office:value-type="float" office:value="154.5331" calcext:value-type="float">
            <text:p>154.5331</text:p>
          </table:table-cell>
          <table:table-cell office:value-type="float" office:value="23" calcext:value-type="float">
            <text:p>23</text:p>
          </table:table-cell>
          <table:table-cell office:value-type="float" office:value="154.53352" calcext:value-type="float">
            <text:p>154.53352</text:p>
          </table:table-cell>
          <table:table-cell office:value-type="float" office:value="23.00055" calcext:value-type="float">
            <text:p>23.00055</text:p>
          </table:table-cell>
          <table:table-cell office:value-type="float" office:value="154.5334" calcext:value-type="float">
            <text:p>154.5334</text:p>
          </table:table-cell>
          <table:table-cell office:value-type="float" office:value="23.000383" calcext:value-type="float">
            <text:p>23.000383</text:p>
          </table:table-cell>
          <table:table-cell office:value-type="float" office:value="154.54842" calcext:value-type="float">
            <text:p>154.54842</text:p>
          </table:table-cell>
          <table:table-cell office:value-type="float" office:value="6.55" calcext:value-type="float">
            <text:p>6.55</text:p>
          </table:table-cell>
          <table:table-cell office:value-type="float" office:value="136.98419" calcext:value-type="float">
            <text:p>136.98419</text:p>
          </table:table-cell>
          <table:table-cell office:value-type="float" office:value="7.0648737" calcext:value-type="float">
            <text:p>7.0648737</text:p>
          </table:table-cell>
          <table:table-cell office:value-type="float" office:value="126.18351" calcext:value-type="float">
            <text:p>126.18351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5.38665" calcext:value-type="float">
            <text:p>115.38665</text:p>
          </table:table-cell>
          <table:table-cell office:value-type="float" office:value="7.9741626" calcext:value-type="float">
            <text:p>7.9741626</text:p>
          </table:table-cell>
          <table:table-cell office:value-type="float" office:value="104.591255" calcext:value-type="float">
            <text:p>104.591255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216.01361" calcext:value-type="float">
            <text:p>216.01361</text:p>
          </table:table-cell>
          <table:table-cell office:value-type="float" office:value="7.629187" calcext:value-type="float">
            <text:p>7.629187</text:p>
          </table:table-cell>
          <table:table-cell office:value-type="float" office:value="143.46495" calcext:value-type="float">
            <text:p>143.46495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6507" calcext:value-type="float">
            <text:p>132.66507</text:p>
          </table:table-cell>
          <table:table-cell office:value-type="float" office:value="9.741667" calcext:value-type="float">
            <text:p>9.741667</text:p>
          </table:table-cell>
          <table:table-cell office:value-type="float" office:value="309.7" calcext:value-type="float">
            <text:p>309.7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496" calcext:value-type="float">
            <text:p>298.89496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335" calcext:value-type="float">
            <text:p>288.09335</text:p>
          </table:table-cell>
          <table:table-cell office:value-type="float" office:value="10.741667" calcext:value-type="float">
            <text:p>10.741667</text:p>
          </table:table-cell>
          <table:table-cell office:value-type="float" office:value="277.3021" calcext:value-type="float">
            <text:p>277.3021</text:p>
          </table:table-cell>
          <table:table-cell office:value-type="float" office:value="12.535584" calcext:value-type="float">
            <text:p>12.535584</text:p>
          </table:table-cell>
          <table:table-cell office:value-type="float" office:value="221.40039" calcext:value-type="float">
            <text:p>221.40039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224.01414" calcext:value-type="float">
            <text:p>224.01414</text:p>
          </table:table-cell>
          <table:table-cell office:value-type="float" office:value="13.45" calcext:value-type="float">
            <text:p>13.45</text:p>
          </table:table-cell>
          <table:table-cell office:value-type="float" office:value="213.21327" calcext:value-type="float">
            <text:p>213.21327</text:p>
          </table:table-cell>
          <table:table-cell office:value-type="float" office:value="13.135515" calcext:value-type="float">
            <text:p>13.135515</text:p>
          </table:table-cell>
          <table:table-cell office:value-type="float" office:value="139.41356" calcext:value-type="float">
            <text:p>139.41356</text:p>
          </table:table-cell>
          <table:table-cell office:value-type="float" office:value="8.694978" calcext:value-type="float">
            <text:p>8.694978</text:p>
          </table:table-cell>
          <table:table-cell office:value-type="float" office:value="190.3664" calcext:value-type="float">
            <text:p>190.3664</text:p>
          </table:table-cell>
          <table:table-cell office:value-type="float" office:value="9.416323" calcext:value-type="float">
            <text:p>9.416323</text:p>
          </table:table-cell>
          <table:table-cell office:value-type="float" office:value="122.67393" calcext:value-type="float">
            <text:p>122.67393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2823" calcext:value-type="float">
            <text:p>185.62823</text:p>
          </table:table-cell>
          <table:table-cell office:value-type="float" office:value="10.116667" calcext:value-type="float">
            <text:p>10.116667</text:p>
          </table:table-cell>
          <table:table-cell office:value-type="float" office:value="175.25827" calcext:value-type="float">
            <text:p>175.25827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727" calcext:value-type="float">
            <text:p>173.1727</text:p>
          </table:table-cell>
          <table:table-cell office:value-type="float" office:value="6.477248" calcext:value-type="float">
            <text:p>6.477248</text:p>
          </table:table-cell>
          <table:table-cell office:value-type="float" office:value="162.36884" calcext:value-type="float">
            <text:p>162.36884</text:p>
          </table:table-cell>
          <table:table-cell office:value-type="float" office:value="6.844327" calcext:value-type="float">
            <text:p>6.844327</text:p>
          </table:table-cell>
          <table:table-cell office:value-type="float" office:value="157.92868" calcext:value-type="float">
            <text:p>157.92868</text:p>
          </table:table-cell>
          <table:table-cell office:value-type="float" office:value="7.304364" calcext:value-type="float">
            <text:p>7.304364</text:p>
          </table:table-cell>
          <table:table-cell office:value-type="float" office:value="140.90047" calcext:value-type="float">
            <text:p>140.90047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692" calcext:value-type="float">
            <text:p>179.91692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1333" calcext:value-type="float">
            <text:p>169.11333</text:p>
          </table:table-cell>
          <table:table-cell office:value-type="float" office:value="6.143771" calcext:value-type="float">
            <text:p>6.143771</text:p>
          </table:table-cell>
          <table:table-cell office:value-type="float" office:value="387.97" calcext:value-type="float">
            <text:p>387.97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2002" calcext:value-type="float">
            <text:p>147.52002</text:p>
          </table:table-cell>
          <table:table-cell office:value-type="float" office:value="11.75" calcext:value-type="float">
            <text:p>11.75</text:p>
          </table:table-cell>
          <table:table-cell office:value-type="float" office:value="239.28255" calcext:value-type="float">
            <text:p>239.28255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4329" calcext:value-type="float">
            <text:p>160.74329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4498" calcext:value-type="float">
            <text:p>149.94498</text:p>
          </table:table-cell>
          <table:table-cell office:value-type="float" office:value="12.731334" calcext:value-type="float">
            <text:p>12.731334</text:p>
          </table:table-cell>
          <table:table-cell office:value-type="float" office:value="157.4901" calcext:value-type="float">
            <text:p>157.490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1" calcext:value-type="float">
            <text:p>154.533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52" calcext:value-type="float">
            <text:p>154.53352</text:p>
          </table:table-cell>
          <table:table-cell office:value-type="float" office:value="23.000893" calcext:value-type="float">
            <text:p>23.000893</text:p>
          </table:table-cell>
          <table:table-cell office:value-type="float" office:value="154.5334" calcext:value-type="float">
            <text:p>154.5334</text:p>
          </table:table-cell>
          <table:table-cell office:value-type="float" office:value="23.00076" calcext:value-type="float">
            <text:p>23.00076</text:p>
          </table:table-cell>
          <table:table-cell office:value-type="float" office:value="154.54842" calcext:value-type="float">
            <text:p>154.54842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36.98419" calcext:value-type="float">
            <text:p>136.98419</text:p>
          </table:table-cell>
          <table:table-cell office:value-type="float" office:value="7.2697396" calcext:value-type="float">
            <text:p>7.2697396</text:p>
          </table:table-cell>
          <table:table-cell office:value-type="float" office:value="312.80612" calcext:value-type="float">
            <text:p>312.80612</text:p>
          </table:table-cell>
          <table:table-cell office:value-type="float" office:value="8.05" calcext:value-type="float">
            <text:p>8.05</text:p>
          </table:table-cell>
          <table:table-cell office:value-type="float" office:value="115.38665" calcext:value-type="float">
            <text:p>115.38665</text:p>
          </table:table-cell>
          <table:table-cell office:value-type="float" office:value="8.245224" calcext:value-type="float">
            <text:p>8.245224</text:p>
          </table:table-cell>
          <table:table-cell office:value-type="float" office:value="351.51465" calcext:value-type="float">
            <text:p>351.51465</text:p>
          </table:table-cell>
        </table:table-row>
        <table:table-row table:style-name="ro1">
          <table:table-cell office:value-type="float" office:value="10.55839" calcext:value-type="float">
            <text:p>10.55839</text:p>
          </table:table-cell>
          <table:table-cell office:value-type="float" office:value="201.9736" calcext:value-type="float">
            <text:p>201.9736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497" calcext:value-type="float">
            <text:p>129.42497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2507" calcext:value-type="float">
            <text:p>118.62507</text:p>
          </table:table-cell>
          <table:table-cell office:value-type="float" office:value="16.589281" calcext:value-type="float">
            <text:p>16.589281</text:p>
          </table:table-cell>
          <table:table-cell office:value-type="float" office:value="123.67" calcext:value-type="float">
            <text:p>123.67</text:p>
          </table:table-cell>
          <table:table-cell office:value-type="float" office:value="18.323017" calcext:value-type="float">
            <text:p>18.323017</text:p>
          </table:table-cell>
          <table:table-cell office:value-type="float" office:value="112.864944" calcext:value-type="float">
            <text:p>112.864944</text:p>
          </table:table-cell>
          <table:table-cell office:value-type="float" office:value="16.975346" calcext:value-type="float">
            <text:p>16.975346</text:p>
          </table:table-cell>
          <table:table-cell office:value-type="float" office:value="102.06337" calcext:value-type="float">
            <text:p>102.06337</text:p>
          </table:table-cell>
          <table:table-cell office:value-type="float" office:value="17.986721" calcext:value-type="float">
            <text:p>17.986721</text:p>
          </table:table-cell>
          <table:table-cell office:value-type="float" office:value="96.27208" calcext:value-type="float">
            <text:p>96.27208</text:p>
          </table:table-cell>
          <table:table-cell office:value-type="float" office:value="13.275" calcext:value-type="float">
            <text:p>13.275</text:p>
          </table:table-cell>
          <table:table-cell office:value-type="float" office:value="205.47041" calcext:value-type="float">
            <text:p>205.47041</text:p>
          </table:table-cell>
          <table:table-cell office:value-type="float" office:value="13.608334" calcext:value-type="float">
            <text:p>13.608334</text:p>
          </table:table-cell>
          <table:table-cell office:value-type="float" office:value="208.08414" calcext:value-type="float">
            <text:p>208.08414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197.28326" calcext:value-type="float">
            <text:p>197.2832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358" calcext:value-type="float">
            <text:p>123.48358</text:p>
          </table:table-cell>
          <table:table-cell office:value-type="float" office:value="10.125031" calcext:value-type="float">
            <text:p>10.125031</text:p>
          </table:table-cell>
          <table:table-cell office:value-type="float" office:value="172.54639" calcext:value-type="float">
            <text:p>172.54639</text:p>
          </table:table-cell>
          <table:table-cell office:value-type="float" office:value="15.699575" calcext:value-type="float">
            <text:p>15.699575</text:p>
          </table:table-cell>
          <table:table-cell office:value-type="float" office:value="104.85392" calcext:value-type="float">
            <text:p>104.85392</text:p>
          </table:table-cell>
          <table:table-cell office:value-type="float" office:value="17.359734" calcext:value-type="float">
            <text:p>17.359734</text:p>
          </table:table-cell>
          <table:table-cell office:value-type="float" office:value="167.80826" calcext:value-type="float">
            <text:p>167.80826</text:p>
          </table:table-cell>
          <table:table-cell office:value-type="float" office:value="13.644506" calcext:value-type="float">
            <text:p>13.644506</text:p>
          </table:table-cell>
          <table:table-cell office:value-type="float" office:value="157.43826" calcext:value-type="float">
            <text:p>157.43826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59.13269" calcext:value-type="float">
            <text:p>159.13269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2883" calcext:value-type="float">
            <text:p>148.32883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43.88867" calcext:value-type="float">
            <text:p>143.88867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26.860466" calcext:value-type="float">
            <text:p>126.860466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692" calcext:value-type="float">
            <text:p>163.98692</text:p>
          </table:table-cell>
          <table:table-cell office:value-type="float" office:value="6.5666666" calcext:value-type="float">
            <text:p>6.5666666</text:p>
          </table:table-cell>
          <table:table-cell office:value-type="float" office:value="153.18332" calcext:value-type="float">
            <text:p>153.18332</text:p>
          </table:table-cell>
          <table:table-cell office:value-type="float" office:value="6.952504" calcext:value-type="float">
            <text:p>6.952504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59003" calcext:value-type="float">
            <text:p>131.59003</text:p>
          </table:table-cell>
          <table:table-cell office:value-type="float" office:value="13.849173" calcext:value-type="float">
            <text:p>13.849173</text:p>
          </table:table-cell>
          <table:table-cell office:value-type="float" office:value="223.35254" calcext:value-type="float">
            <text:p>223.35254</text:p>
          </table:table-cell>
          <table:table-cell office:value-type="float" office:value="12.575" calcext:value-type="float">
            <text:p>12.575</text:p>
          </table:table-cell>
          <table:table-cell office:value-type="float" office:value="144.81328" calcext:value-type="float">
            <text:p>144.81328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134.01497" calcext:value-type="float">
            <text:p>134.01497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41.56009" calcext:value-type="float">
            <text:p>141.5600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09" calcext:value-type="float">
            <text:p>122.4030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52" calcext:value-type="float">
            <text:p>122.403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4" calcext:value-type="float">
            <text:p>122.4034</text:p>
          </table:table-cell>
          <table:table-cell office:value-type="float" office:value="23.995337" calcext:value-type="float">
            <text:p>23.995337</text:p>
          </table:table-cell>
          <table:table-cell office:value-type="float" office:value="122.41841" calcext:value-type="float">
            <text:p>122.41841</text:p>
          </table:table-cell>
          <table:table-cell office:value-type="float" office:value="8.001201" calcext:value-type="float">
            <text:p>8.001201</text:p>
          </table:table-cell>
          <table:table-cell office:value-type="float" office:value="131.04419" calcext:value-type="float">
            <text:p>131.04419</text:p>
          </table:table-cell>
          <table:table-cell office:value-type="float" office:value="7.905901" calcext:value-type="float">
            <text:p>7.905901</text:p>
          </table:table-cell>
          <table:table-cell office:value-type="float" office:value="306.86612" calcext:value-type="float">
            <text:p>306.86612</text:p>
          </table:table-cell>
          <table:table-cell office:value-type="float" office:value="8.25345" calcext:value-type="float">
            <text:p>8.25345</text:p>
          </table:table-cell>
          <table:table-cell office:value-type="float" office:value="109.44665" calcext:value-type="float">
            <text:p>109.44665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45.57465" calcext:value-type="float">
            <text:p>345.57465</text:p>
          </table:table-cell>
        </table:table-row>
        <table:table-row table:style-name="ro1">
          <table:table-cell office:value-type="float" office:value="10.574387" calcext:value-type="float">
            <text:p>10.574387</text:p>
          </table:table-cell>
          <table:table-cell office:value-type="float" office:value="201.9736" calcext:value-type="float">
            <text:p>201.9736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497" calcext:value-type="float">
            <text:p>129.42497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81.87508" calcext:value-type="float">
            <text:p>181.87508</text:p>
          </table:table-cell>
          <table:table-cell office:value-type="float" office:value="19.277208" calcext:value-type="float">
            <text:p>19.277208</text:p>
          </table:table-cell>
          <table:table-cell office:value-type="float" office:value="204.30782" calcext:value-type="float">
            <text:p>204.30782</text:p>
          </table:table-cell>
          <table:table-cell office:value-type="float" office:value="20.944353" calcext:value-type="float">
            <text:p>20.944353</text:p>
          </table:table-cell>
          <table:table-cell office:value-type="float" office:value="191.50502" calcext:value-type="float">
            <text:p>191.50502</text:p>
          </table:table-cell>
          <table:table-cell office:value-type="float" office:value="19.524965" calcext:value-type="float">
            <text:p>19.524965</text:p>
          </table:table-cell>
          <table:table-cell office:value-type="float" office:value="178.55196" calcext:value-type="float">
            <text:p>178.55196</text:p>
          </table:table-cell>
          <table:table-cell office:value-type="float" office:value="20.427872" calcext:value-type="float">
            <text:p>20.427872</text:p>
          </table:table-cell>
          <table:table-cell office:value-type="float" office:value="164.50659" calcext:value-type="float">
            <text:p>164.50659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205.47041" calcext:value-type="float">
            <text:p>205.47041</text:p>
          </table:table-cell>
          <table:table-cell office:value-type="float" office:value="16.141666" calcext:value-type="float">
            <text:p>16.141666</text:p>
          </table:table-cell>
          <table:table-cell office:value-type="float" office:value="208.08414" calcext:value-type="float">
            <text:p>208.08414</text:p>
          </table:table-cell>
          <table:table-cell office:value-type="float" office:value="16.475" calcext:value-type="float">
            <text:p>16.475</text:p>
          </table:table-cell>
          <table:table-cell office:value-type="float" office:value="197.28326" calcext:value-type="float">
            <text:p>197.28326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8358" calcext:value-type="float">
            <text:p>123.48358</text:p>
          </table:table-cell>
          <table:table-cell office:value-type="float" office:value="10.575583" calcext:value-type="float">
            <text:p>10.575583</text:p>
          </table:table-cell>
          <table:table-cell office:value-type="float" office:value="172.54639" calcext:value-type="float">
            <text:p>172.54639</text:p>
          </table:table-cell>
          <table:table-cell office:value-type="float" office:value="17.928612" calcext:value-type="float">
            <text:p>17.928612</text:p>
          </table:table-cell>
          <table:table-cell office:value-type="float" office:value="171.725" calcext:value-type="float">
            <text:p>171.725</text:p>
          </table:table-cell>
          <table:table-cell office:value-type="float" office:value="17.787214" calcext:value-type="float">
            <text:p>17.787214</text:p>
          </table:table-cell>
          <table:table-cell office:value-type="float" office:value="167.80826" calcext:value-type="float">
            <text:p>167.80826</text:p>
          </table:table-cell>
          <table:table-cell office:value-type="float" office:value="14.034149" calcext:value-type="float">
            <text:p>14.034149</text:p>
          </table:table-cell>
          <table:table-cell office:value-type="float" office:value="169.12755" calcext:value-type="float">
            <text:p>169.12755</text:p>
          </table:table-cell>
          <table:table-cell office:value-type="float" office:value="7.375" calcext:value-type="float">
            <text:p>7.375</text:p>
          </table:table-cell>
          <table:table-cell office:value-type="float" office:value="159.13269" calcext:value-type="float">
            <text:p>159.13269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2883" calcext:value-type="float">
            <text:p>148.32883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43.88867" calcext:value-type="float">
            <text:p>143.88867</text:p>
          </table:table-cell>
          <table:table-cell office:value-type="float" office:value="8.375" calcext:value-type="float">
            <text:p>8.375</text:p>
          </table:table-cell>
          <table:table-cell office:value-type="float" office:value="126.860466" calcext:value-type="float">
            <text:p>126.860466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692" calcext:value-type="float">
            <text:p>163.98692</text:p>
          </table:table-cell>
          <table:table-cell office:value-type="float" office:value="7.1916666" calcext:value-type="float">
            <text:p>7.1916666</text:p>
          </table:table-cell>
          <table:table-cell office:value-type="float" office:value="153.18332" calcext:value-type="float">
            <text:p>153.18332</text:p>
          </table:table-cell>
          <table:table-cell office:value-type="float" office:value="7.432293" calcext:value-type="float">
            <text:p>7.432293</text:p>
          </table:table-cell>
          <table:table-cell office:value-type="float" office:value="386.4337" calcext:value-type="float">
            <text:p>386.4337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59003" calcext:value-type="float">
            <text:p>131.59003</text:p>
          </table:table-cell>
          <table:table-cell office:value-type="float" office:value="14.109633" calcext:value-type="float">
            <text:p>14.109633</text:p>
          </table:table-cell>
          <table:table-cell office:value-type="float" office:value="223.35254" calcext:value-type="float">
            <text:p>223.35254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144.81328" calcext:value-type="float">
            <text:p>144.81328</text:p>
          </table:table-cell>
          <table:table-cell office:value-type="float" office:value="14.925" calcext:value-type="float">
            <text:p>14.925</text:p>
          </table:table-cell>
          <table:table-cell office:value-type="float" office:value="134.01497" calcext:value-type="float">
            <text:p>134.01497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202.06009" calcext:value-type="float">
            <text:p>202.06009</text:p>
          </table:table-cell>
          <table:table-cell office:value-type="float" office:value="24" calcext:value-type="float">
            <text:p>24</text:p>
          </table:table-cell>
          <table:table-cell office:value-type="float" office:value="122.40309" calcext:value-type="float">
            <text:p>122.40309</text:p>
          </table:table-cell>
          <table:table-cell office:value-type="float" office:value="24" calcext:value-type="float">
            <text:p>24</text:p>
          </table:table-cell>
          <table:table-cell office:value-type="float" office:value="122.40352" calcext:value-type="float">
            <text:p>122.40352</text:p>
          </table:table-cell>
          <table:table-cell office:value-type="float" office:value="24" calcext:value-type="float">
            <text:p>24</text:p>
          </table:table-cell>
          <table:table-cell office:value-type="float" office:value="122.4034" calcext:value-type="float">
            <text:p>122.4034</text:p>
          </table:table-cell>
          <table:table-cell office:value-type="float" office:value="23.999992" calcext:value-type="float">
            <text:p>23.999992</text:p>
          </table:table-cell>
          <table:table-cell office:value-type="float" office:value="122.41841" calcext:value-type="float">
            <text:p>122.41841</text:p>
          </table:table-cell>
          <table:table-cell office:value-type="float" office:value="8.068572" calcext:value-type="float">
            <text:p>8.068572</text:p>
          </table:table-cell>
          <table:table-cell office:value-type="float" office:value="131.04419" calcext:value-type="float">
            <text:p>131.04419</text:p>
          </table:table-cell>
          <table:table-cell office:value-type="float" office:value="8.574356" calcext:value-type="float">
            <text:p>8.574356</text:p>
          </table:table-cell>
          <table:table-cell office:value-type="float" office:value="306.86612" calcext:value-type="float">
            <text:p>306.86612</text:p>
          </table:table-cell>
          <table:table-cell office:value-type="float" office:value="8.910392" calcext:value-type="float">
            <text:p>8.910392</text:p>
          </table:table-cell>
          <table:table-cell office:value-type="float" office:value="129.15489" calcext:value-type="float">
            <text:p>129.15489</text:p>
          </table:table-cell>
          <table:table-cell office:value-type="float" office:value="9.35" calcext:value-type="float">
            <text:p>9.35</text:p>
          </table:table-cell>
          <table:table-cell office:value-type="float" office:value="345.57465" calcext:value-type="float">
            <text:p>345.57465</text:p>
          </table:table-cell>
        </table:table-row>
        <table:table-row table:style-name="ro1">
          <table:table-cell office:value-type="float" office:value="11.297985" calcext:value-type="float">
            <text:p>11.297985</text:p>
          </table:table-cell>
          <table:table-cell office:value-type="float" office:value="189.5536" calcext:value-type="float">
            <text:p>189.5536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17.004974" calcext:value-type="float">
            <text:p>117.004974</text:p>
          </table:table-cell>
          <table:table-cell office:value-type="float" office:value="12.963691" calcext:value-type="float">
            <text:p>12.963691</text:p>
          </table:table-cell>
          <table:table-cell office:value-type="float" office:value="169.45508" calcext:value-type="float">
            <text:p>169.45508</text:p>
          </table:table-cell>
          <table:table-cell office:value-type="float" office:value="23" calcext:value-type="float">
            <text:p>23</text:p>
          </table:table-cell>
          <table:table-cell office:value-type="float" office:value="136.5378" calcext:value-type="float">
            <text:p>136.5378</text:p>
          </table:table-cell>
          <table:table-cell office:value-type="float" office:value="23.00036" calcext:value-type="float">
            <text:p>23.00036</text:p>
          </table:table-cell>
          <table:table-cell office:value-type="float" office:value="134.53502" calcext:value-type="float">
            <text:p>134.53502</text:p>
          </table:table-cell>
          <table:table-cell office:value-type="float" office:value="23.000065" calcext:value-type="float">
            <text:p>23.000065</text:p>
          </table:table-cell>
          <table:table-cell office:value-type="float" office:value="132.38197" calcext:value-type="float">
            <text:p>132.38197</text:p>
          </table:table-cell>
          <table:table-cell office:value-type="float" office:value="23" calcext:value-type="float">
            <text:p>23</text:p>
          </table:table-cell>
          <table:table-cell office:value-type="float" office:value="129.13657" calcext:value-type="float">
            <text:p>129.13657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93.32045" calcext:value-type="float">
            <text:p>193.32045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95.93414" calcext:value-type="float">
            <text:p>195.93414</text:p>
          </table:table-cell>
          <table:table-cell office:value-type="float" office:value="17.10444" calcext:value-type="float">
            <text:p>17.10444</text:p>
          </table:table-cell>
          <table:table-cell office:value-type="float" office:value="185.13327" calcext:value-type="float">
            <text:p>185.13327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3358" calcext:value-type="float">
            <text:p>111.33358</text:p>
          </table:table-cell>
          <table:table-cell office:value-type="float" office:value="20.060207" calcext:value-type="float">
            <text:p>20.060207</text:p>
          </table:table-cell>
          <table:table-cell office:value-type="float" office:value="153.37637" calcext:value-type="float">
            <text:p>153.37637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2.555" calcext:value-type="float">
            <text:p>152.555</text:p>
          </table:table-cell>
          <table:table-cell office:value-type="float" office:value="19.948025" calcext:value-type="float">
            <text:p>19.948025</text:p>
          </table:table-cell>
          <table:table-cell office:value-type="float" office:value="148.63824" calcext:value-type="float">
            <text:p>148.6382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49.95753" calcext:value-type="float">
            <text:p>149.9575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47.5227" calcext:value-type="float">
            <text:p>147.5227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6.71884" calcext:value-type="float">
            <text:p>136.71884</text:p>
          </table:table-cell>
          <table:table-cell office:value-type="float" office:value="8.510566" calcext:value-type="float">
            <text:p>8.510566</text:p>
          </table:table-cell>
          <table:table-cell office:value-type="float" office:value="132.27869" calcext:value-type="float">
            <text:p>132.27869</text:p>
          </table:table-cell>
          <table:table-cell office:value-type="float" office:value="9.199674" calcext:value-type="float">
            <text:p>9.199674</text:p>
          </table:table-cell>
          <table:table-cell office:value-type="float" office:value="115.25046" calcext:value-type="float">
            <text:p>115.25046</text:p>
          </table:table-cell>
          <table:table-cell office:value-type="float" office:value="7.5818934" calcext:value-type="float">
            <text:p>7.5818934</text:p>
          </table:table-cell>
          <table:table-cell office:value-type="float" office:value="152.3769" calcext:value-type="float">
            <text:p>152.3769</text:p>
          </table:table-cell>
          <table:table-cell office:value-type="float" office:value="7.55" calcext:value-type="float">
            <text:p>7.55</text:p>
          </table:table-cell>
          <table:table-cell office:value-type="float" office:value="141.5733" calcext:value-type="float">
            <text:p>141.5733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74.8237" calcext:value-type="float">
            <text:p>374.8237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119.980034" calcext:value-type="float">
            <text:p>119.980034</text:p>
          </table:table-cell>
          <table:table-cell office:value-type="float" office:value="15.62293" calcext:value-type="float">
            <text:p>15.62293</text:p>
          </table:table-cell>
          <table:table-cell office:value-type="float" office:value="209.58253" calcext:value-type="float">
            <text:p>209.5825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1.04327" calcext:value-type="float">
            <text:p>131.04327</text:p>
          </table:table-cell>
          <table:table-cell office:value-type="float" office:value="15.35" calcext:value-type="float">
            <text:p>15.35</text:p>
          </table:table-cell>
          <table:table-cell office:value-type="float" office:value="120.244965" calcext:value-type="float">
            <text:p>120.244965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88.29008" calcext:value-type="float">
            <text:p>188.2900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15.9242" calcext:value-type="float">
            <text:p>115.9242</text:p>
          </table:table-cell>
          <table:table-cell office:value-type="float" office:value="9.15" calcext:value-type="float">
            <text:p>9.15</text:p>
          </table:table-cell>
          <table:table-cell office:value-type="float" office:value="291.74612" calcext:value-type="float">
            <text:p>291.74612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4.034874" calcext:value-type="float">
            <text:p>114.034874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330.45465" calcext:value-type="float">
            <text:p>330.45465</text:p>
          </table:table-cell>
        </table:table-row>
        <table:table-row table:style-name="ro1">
          <table:table-cell office:value-type="float" office:value="12.316733" calcext:value-type="float">
            <text:p>12.316733</text:p>
          </table:table-cell>
          <table:table-cell office:value-type="float" office:value="189.5536" calcext:value-type="float">
            <text:p>189.5536</text:p>
          </table:table-cell>
          <table:table-cell office:value-type="float" office:value="13.45" calcext:value-type="float">
            <text:p>13.45</text:p>
          </table:table-cell>
          <table:table-cell office:value-type="float" office:value="117.004974" calcext:value-type="float">
            <text:p>117.004974</text:p>
          </table:table-cell>
          <table:table-cell office:value-type="float" office:value="13.3529825" calcext:value-type="float">
            <text:p>13.3529825</text:p>
          </table:table-cell>
          <table:table-cell office:value-type="float" office:value="169.45508" calcext:value-type="float">
            <text:p>169.4550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6.5378" calcext:value-type="float">
            <text:p>136.5378</text:p>
          </table:table-cell>
          <table:table-cell office:value-type="float" office:value="23.000872" calcext:value-type="float">
            <text:p>23.000872</text:p>
          </table:table-cell>
          <table:table-cell office:value-type="float" office:value="134.53502" calcext:value-type="float">
            <text:p>134.53502</text:p>
          </table:table-cell>
          <table:table-cell office:value-type="float" office:value="23.00093" calcext:value-type="float">
            <text:p>23.00093</text:p>
          </table:table-cell>
          <table:table-cell office:value-type="float" office:value="132.38197" calcext:value-type="float">
            <text:p>132.3819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3657" calcext:value-type="float">
            <text:p>129.13657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93.32045" calcext:value-type="float">
            <text:p>193.32045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5.93414" calcext:value-type="float">
            <text:p>195.93414</text:p>
          </table:table-cell>
          <table:table-cell office:value-type="float" office:value="17.849968" calcext:value-type="float">
            <text:p>17.849968</text:p>
          </table:table-cell>
          <table:table-cell office:value-type="float" office:value="185.13327" calcext:value-type="float">
            <text:p>185.13327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3358" calcext:value-type="float">
            <text:p>111.33358</text:p>
          </table:table-cell>
          <table:table-cell office:value-type="float" office:value="20.10848" calcext:value-type="float">
            <text:p>20.10848</text:p>
          </table:table-cell>
          <table:table-cell office:value-type="float" office:value="153.37637" calcext:value-type="float">
            <text:p>153.37637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2.555" calcext:value-type="float">
            <text:p>152.555</text:p>
          </table:table-cell>
          <table:table-cell office:value-type="float" office:value="20.02425" calcext:value-type="float">
            <text:p>20.02425</text:p>
          </table:table-cell>
          <table:table-cell office:value-type="float" office:value="148.63824" calcext:value-type="float">
            <text:p>148.6382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49.95753" calcext:value-type="float">
            <text:p>149.9575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47.5227" calcext:value-type="float">
            <text:p>147.5227</text:p>
          </table:table-cell>
          <table:table-cell office:value-type="float" office:value="8.85" calcext:value-type="float">
            <text:p>8.85</text:p>
          </table:table-cell>
          <table:table-cell office:value-type="float" office:value="136.71884" calcext:value-type="float">
            <text:p>136.71884</text:p>
          </table:table-cell>
          <table:table-cell office:value-type="float" office:value="9.149643" calcext:value-type="float">
            <text:p>9.149643</text:p>
          </table:table-cell>
          <table:table-cell office:value-type="float" office:value="132.27869" calcext:value-type="float">
            <text:p>132.27869</text:p>
          </table:table-cell>
          <table:table-cell office:value-type="float" office:value="9.43279" calcext:value-type="float">
            <text:p>9.43279</text:p>
          </table:table-cell>
          <table:table-cell office:value-type="float" office:value="115.25046" calcext:value-type="float">
            <text:p>115.25046</text:p>
          </table:table-cell>
          <table:table-cell office:value-type="float" office:value="7.661702" calcext:value-type="float">
            <text:p>7.661702</text:p>
          </table:table-cell>
          <table:table-cell office:value-type="float" office:value="152.3769" calcext:value-type="float">
            <text:p>152.3769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733" calcext:value-type="float">
            <text:p>141.5733</text:p>
          </table:table-cell>
          <table:table-cell office:value-type="float" office:value="8.65" calcext:value-type="float">
            <text:p>8.65</text:p>
          </table:table-cell>
          <table:table-cell office:value-type="float" office:value="374.8237" calcext:value-type="float">
            <text:p>374.8237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119.980034" calcext:value-type="float">
            <text:p>119.980034</text:p>
          </table:table-cell>
          <table:table-cell office:value-type="float" office:value="16.086111" calcext:value-type="float">
            <text:p>16.086111</text:p>
          </table:table-cell>
          <table:table-cell office:value-type="float" office:value="209.58253" calcext:value-type="float">
            <text:p>209.58253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31.04327" calcext:value-type="float">
            <text:p>131.04327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97.24493" calcext:value-type="float">
            <text:p>197.24493</text:p>
          </table:table-cell>
          <table:table-cell office:value-type="float" office:value="18.25" calcext:value-type="float">
            <text:p>18.25</text:p>
          </table:table-cell>
          <table:table-cell office:value-type="float" office:value="188.29008" calcext:value-type="float">
            <text:p>188.2900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15.9242" calcext:value-type="float">
            <text:p>115.9242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315.24612" calcext:value-type="float">
            <text:p>315.24612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114.034874" calcext:value-type="float">
            <text:p>114.034874</text:p>
          </table:table-cell>
          <table:table-cell office:value-type="float" office:value="10.6" calcext:value-type="float">
            <text:p>10.6</text:p>
          </table:table-cell>
          <table:table-cell office:value-type="float" office:value="330.45465" calcext:value-type="float">
            <text:p>330.45465</text:p>
          </table:table-cell>
        </table:table-row>
        <table:table-row table:style-name="ro1">
          <table:table-cell office:value-type="float" office:value="14.289631" calcext:value-type="float">
            <text:p>14.289631</text:p>
          </table:table-cell>
          <table:table-cell office:value-type="float" office:value="175.7836" calcext:value-type="float">
            <text:p>175.7836</text:p>
          </table:table-cell>
          <table:table-cell office:value-type="float" office:value="14.589137" calcext:value-type="float">
            <text:p>14.589137</text:p>
          </table:table-cell>
          <table:table-cell office:value-type="float" office:value="103.23497" calcext:value-type="float">
            <text:p>103.23497</text:p>
          </table:table-cell>
          <table:table-cell office:value-type="float" office:value="15.20738" calcext:value-type="float">
            <text:p>15.20738</text:p>
          </table:table-cell>
          <table:table-cell office:value-type="float" office:value="155.6851" calcext:value-type="float">
            <text:p>155.6851</text:p>
          </table:table-cell>
          <table:table-cell office:value-type="float" office:value="23.99828" calcext:value-type="float">
            <text:p>23.99828</text:p>
          </table:table-cell>
          <table:table-cell office:value-type="float" office:value="104.40779" calcext:value-type="float">
            <text:p>104.4077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405014" calcext:value-type="float">
            <text:p>102.4050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25197" calcext:value-type="float">
            <text:p>100.25197</text:p>
          </table:table-cell>
          <table:table-cell office:value-type="float" office:value="23.992382" calcext:value-type="float">
            <text:p>23.992382</text:p>
          </table:table-cell>
          <table:table-cell office:value-type="float" office:value="97.00656" calcext:value-type="float">
            <text:p>97.00656</text:p>
          </table:table-cell>
          <table:table-cell office:value-type="float" office:value="19.748161" calcext:value-type="float">
            <text:p>19.748161</text:p>
          </table:table-cell>
          <table:table-cell office:value-type="float" office:value="179.55042" calcext:value-type="float">
            <text:p>179.55042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16417" calcext:value-type="float">
            <text:p>182.16417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1.3633" calcext:value-type="float">
            <text:p>171.3633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63545" calcext:value-type="float">
            <text:p>97.563545</text:p>
          </table:table-cell>
          <table:table-cell office:value-type="float" office:value="20.725" calcext:value-type="float">
            <text:p>20.725</text:p>
          </table:table-cell>
          <table:table-cell office:value-type="float" office:value="133.93636" calcext:value-type="float">
            <text:p>133.93636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33.11504" calcext:value-type="float">
            <text:p>133.11504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19823" calcext:value-type="float">
            <text:p>129.19823</text:p>
          </table:table-cell>
          <table:table-cell office:value-type="float" office:value="22.77362" calcext:value-type="float">
            <text:p>22.77362</text:p>
          </table:table-cell>
          <table:table-cell office:value-type="float" office:value="130.51752" calcext:value-type="float">
            <text:p>130.51752</text:p>
          </table:table-cell>
          <table:table-cell office:value-type="float" office:value="9" calcext:value-type="float">
            <text:p>9</text:p>
          </table:table-cell>
          <table:table-cell office:value-type="float" office:value="131.8627" calcext:value-type="float">
            <text:p>131.8627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21.05886" calcext:value-type="float">
            <text:p>121.05886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6.618675" calcext:value-type="float">
            <text:p>116.618675</text:p>
          </table:table-cell>
          <table:table-cell office:value-type="float" office:value="10.159982" calcext:value-type="float">
            <text:p>10.159982</text:p>
          </table:table-cell>
          <table:table-cell office:value-type="float" office:value="99.59045" calcext:value-type="float">
            <text:p>99.5904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136.1769" calcext:value-type="float">
            <text:p>136.1769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7331" calcext:value-type="float">
            <text:p>125.37331</text:p>
          </table:table-cell>
          <table:table-cell office:value-type="float" office:value="9.15" calcext:value-type="float">
            <text:p>9.15</text:p>
          </table:table-cell>
          <table:table-cell office:value-type="float" office:value="358.6237" calcext:value-type="float">
            <text:p>358.6237</text:p>
          </table:table-cell>
          <table:table-cell office:value-type="float" office:value="9.589336" calcext:value-type="float">
            <text:p>9.589336</text:p>
          </table:table-cell>
          <table:table-cell office:value-type="float" office:value="103.78003" calcext:value-type="float">
            <text:p>103.78003</text:p>
          </table:table-cell>
          <table:table-cell office:value-type="float" office:value="19.557915" calcext:value-type="float">
            <text:p>19.557915</text:p>
          </table:table-cell>
          <table:table-cell office:value-type="float" office:value="193.38254" calcext:value-type="float">
            <text:p>193.38254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14.84328" calcext:value-type="float">
            <text:p>114.84328</text:p>
          </table:table-cell>
          <table:table-cell office:value-type="float" office:value="18.739107" calcext:value-type="float">
            <text:p>18.739107</text:p>
          </table:table-cell>
          <table:table-cell office:value-type="float" office:value="181.04494" calcext:value-type="float">
            <text:p>181.04494</text:p>
          </table:table-cell>
          <table:table-cell office:value-type="float" office:value="18.75" calcext:value-type="float">
            <text:p>18.75</text:p>
          </table:table-cell>
          <table:table-cell office:value-type="float" office:value="172.09009" calcext:value-type="float">
            <text:p>172.090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9757" calcext:value-type="float">
            <text:p>10.219757</text:p>
          </table:table-cell>
          <table:table-cell office:value-type="float" office:value="102.15423" calcext:value-type="float">
            <text:p>102.15423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01.4761" calcext:value-type="float">
            <text:p>301.4761</text:p>
          </table:table-cell>
          <table:table-cell office:value-type="float" office:value="11.009995" calcext:value-type="float">
            <text:p>11.009995</text:p>
          </table:table-cell>
          <table:table-cell office:value-type="float" office:value="100.26487" calcext:value-type="float">
            <text:p>100.26487</text:p>
          </table:table-cell>
          <table:table-cell office:value-type="float" office:value="11.025" calcext:value-type="float">
            <text:p>11.025</text:p>
          </table:table-cell>
          <table:table-cell office:value-type="float" office:value="316.68466" calcext:value-type="float">
            <text:p>316.68466</text:p>
          </table:table-cell>
        </table:table-row>
        <table:table-row table:style-name="ro1">
          <table:table-cell office:value-type="float" office:value="14.516487" calcext:value-type="float">
            <text:p>14.516487</text:p>
          </table:table-cell>
          <table:table-cell office:value-type="float" office:value="175.7836" calcext:value-type="float">
            <text:p>175.7836</text:p>
          </table:table-cell>
          <table:table-cell office:value-type="float" office:value="15.06946" calcext:value-type="float">
            <text:p>15.06946</text:p>
          </table:table-cell>
          <table:table-cell office:value-type="float" office:value="117.64465" calcext:value-type="float">
            <text:p>117.64465</text:p>
          </table:table-cell>
          <table:table-cell office:value-type="float" office:value="16.60544" calcext:value-type="float">
            <text:p>16.60544</text:p>
          </table:table-cell>
          <table:table-cell office:value-type="float" office:value="197.62689" calcext:value-type="float">
            <text:p>197.62689</text:p>
          </table:table-cell>
          <table:table-cell office:value-type="float" office:value="23.999548" calcext:value-type="float">
            <text:p>23.999548</text:p>
          </table:table-cell>
          <table:table-cell office:value-type="float" office:value="104.40779" calcext:value-type="float">
            <text:p>104.40779</text:p>
          </table:table-cell>
          <table:table-cell office:value-type="float" office:value="24" calcext:value-type="float">
            <text:p>24</text:p>
          </table:table-cell>
          <table:table-cell office:value-type="float" office:value="102.405014" calcext:value-type="float">
            <text:p>102.405014</text:p>
          </table:table-cell>
          <table:table-cell office:value-type="float" office:value="24" calcext:value-type="float">
            <text:p>24</text:p>
          </table:table-cell>
          <table:table-cell office:value-type="float" office:value="100.25197" calcext:value-type="float">
            <text:p>100.25197</text:p>
          </table:table-cell>
          <table:table-cell office:value-type="float" office:value="23.998642" calcext:value-type="float">
            <text:p>23.998642</text:p>
          </table:table-cell>
          <table:table-cell office:value-type="float" office:value="97.00656" calcext:value-type="float">
            <text:p>97.00656</text:p>
          </table:table-cell>
          <table:table-cell office:value-type="float" office:value="20.18423" calcext:value-type="float">
            <text:p>20.18423</text:p>
          </table:table-cell>
          <table:table-cell office:value-type="float" office:value="192.6325" calcext:value-type="float">
            <text:p>192.6325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16417" calcext:value-type="float">
            <text:p>182.16417</text:p>
          </table:table-cell>
          <table:table-cell office:value-type="float" office:value="21.45" calcext:value-type="float">
            <text:p>21.45</text:p>
          </table:table-cell>
          <table:table-cell office:value-type="float" office:value="171.3633" calcext:value-type="float">
            <text:p>171.3633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635" calcext:value-type="float">
            <text:p>159.5635</text:p>
          </table:table-cell>
          <table:table-cell office:value-type="float" office:value="23" calcext:value-type="float">
            <text:p>23</text:p>
          </table:table-cell>
          <table:table-cell office:value-type="float" office:value="133.93636" calcext:value-type="float">
            <text:p>133.93636</text:p>
          </table:table-cell>
          <table:table-cell office:value-type="float" office:value="23" calcext:value-type="float">
            <text:p>23</text:p>
          </table:table-cell>
          <table:table-cell office:value-type="float" office:value="133.11504" calcext:value-type="float">
            <text:p>133.11504</text:p>
          </table:table-cell>
          <table:table-cell office:value-type="float" office:value="23" calcext:value-type="float">
            <text:p>23</text:p>
          </table:table-cell>
          <table:table-cell office:value-type="float" office:value="129.19823" calcext:value-type="float">
            <text:p>129.19823</text:p>
          </table:table-cell>
          <table:table-cell office:value-type="float" office:value="22.78132" calcext:value-type="float">
            <text:p>22.78132</text:p>
          </table:table-cell>
          <table:table-cell office:value-type="float" office:value="130.51752" calcext:value-type="float">
            <text:p>130.51752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1.8627" calcext:value-type="float">
            <text:p>131.8627</text:p>
          </table:table-cell>
          <table:table-cell office:value-type="float" office:value="10.1" calcext:value-type="float">
            <text:p>10.1</text:p>
          </table:table-cell>
          <table:table-cell office:value-type="float" office:value="121.05886" calcext:value-type="float">
            <text:p>121.05886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16.618675" calcext:value-type="float">
            <text:p>116.618675</text:p>
          </table:table-cell>
          <table:table-cell office:value-type="float" office:value="10.73856" calcext:value-type="float">
            <text:p>10.73856</text:p>
          </table:table-cell>
          <table:table-cell office:value-type="float" office:value="116.947784" calcext:value-type="float">
            <text:p>116.947784</text:p>
          </table:table-cell>
          <table:table-cell office:value-type="float" office:value="8.739179" calcext:value-type="float">
            <text:p>8.739179</text:p>
          </table:table-cell>
          <table:table-cell office:value-type="float" office:value="369.23877" calcext:value-type="float">
            <text:p>369.23877</text:p>
          </table:table-cell>
          <table:table-cell office:value-type="float" office:value="9.55" calcext:value-type="float">
            <text:p>9.55</text:p>
          </table:table-cell>
          <table:table-cell office:value-type="float" office:value="125.37331" calcext:value-type="float">
            <text:p>125.37331</text:p>
          </table:table-cell>
          <table:table-cell office:value-type="float" office:value="9.883333" calcext:value-type="float">
            <text:p>9.883333</text:p>
          </table:table-cell>
          <table:table-cell office:value-type="float" office:value="358.6237" calcext:value-type="float">
            <text:p>358.6237</text:p>
          </table:table-cell>
          <table:table-cell office:value-type="float" office:value="9.895481" calcext:value-type="float">
            <text:p>9.895481</text:p>
          </table:table-cell>
          <table:table-cell office:value-type="float" office:value="382.66257" calcext:value-type="float">
            <text:p>382.66257</text:p>
          </table:table-cell>
          <table:table-cell office:value-type="float" office:value="19.745613" calcext:value-type="float">
            <text:p>19.745613</text:p>
          </table:table-cell>
          <table:table-cell office:value-type="float" office:value="193.38254" calcext:value-type="float">
            <text:p>193.3825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74.84328" calcext:value-type="float">
            <text:p>174.84328</text:p>
          </table:table-cell>
          <table:table-cell office:value-type="float" office:value="18.899714" calcext:value-type="float">
            <text:p>18.899714</text:p>
          </table:table-cell>
          <table:table-cell office:value-type="float" office:value="181.04494" calcext:value-type="float">
            <text:p>181.04494</text:p>
          </table:table-cell>
          <table:table-cell office:value-type="float" office:value="20.75" calcext:value-type="float">
            <text:p>20.75</text:p>
          </table:table-cell>
          <table:table-cell office:value-type="float" office:value="172.09009" calcext:value-type="float">
            <text:p>172.090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61781" calcext:value-type="float">
            <text:p>10.661781</text:p>
          </table:table-cell>
          <table:table-cell office:value-type="float" office:value="115.414955" calcext:value-type="float">
            <text:p>115.414955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01.4761" calcext:value-type="float">
            <text:p>301.4761</text:p>
          </table:table-cell>
          <table:table-cell office:value-type="float" office:value="11.234821" calcext:value-type="float">
            <text:p>11.234821</text:p>
          </table:table-cell>
          <table:table-cell office:value-type="float" office:value="305.06998" calcext:value-type="float">
            <text:p>305.06998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316.68466" calcext:value-type="float">
            <text:p>316.68466</text:p>
          </table:table-cell>
        </table:table-row>
        <table:table-row table:style-name="ro1">
          <table:table-cell office:value-type="float" office:value="17.00628" calcext:value-type="float">
            <text:p>17.00628</text:p>
          </table:table-cell>
          <table:table-cell office:value-type="float" office:value="162.01363" calcext:value-type="float">
            <text:p>162.01363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03.87462" calcext:value-type="float">
            <text:p>103.87462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3.85692" calcext:value-type="float">
            <text:p>183.856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84.26251" calcext:value-type="float">
            <text:p>184.26251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3.79417" calcext:value-type="float">
            <text:p>173.7941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2.9933" calcext:value-type="float">
            <text:p>162.9933</text:p>
          </table:table-cell>
          <table:table-cell office:value-type="float" office:value="22.259802" calcext:value-type="float">
            <text:p>22.259802</text:p>
          </table:table-cell>
          <table:table-cell office:value-type="float" office:value="151.19351" calcext:value-type="float">
            <text:p>151.19351</text:p>
          </table:table-cell>
          <table:table-cell office:value-type="float" office:value="23.992464" calcext:value-type="float">
            <text:p>23.992464</text:p>
          </table:table-cell>
          <table:table-cell office:value-type="float" office:value="101.80635" calcext:value-type="float">
            <text:p>101.806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98503" calcext:value-type="float">
            <text:p>100.98503</text:p>
          </table:table-cell>
          <table:table-cell office:value-type="float" office:value="23.995562" calcext:value-type="float">
            <text:p>23.995562</text:p>
          </table:table-cell>
          <table:table-cell office:value-type="float" office:value="97.06822" calcext:value-type="float">
            <text:p>97.06822</text:p>
          </table:table-cell>
          <table:table-cell office:value-type="float" office:value="23.994543" calcext:value-type="float">
            <text:p>23.994543</text:p>
          </table:table-cell>
          <table:table-cell office:value-type="float" office:value="98.38751" calcext:value-type="float">
            <text:p>98.38751</text:p>
          </table:table-cell>
          <table:table-cell office:value-type="float" office:value="13.434065" calcext:value-type="float">
            <text:p>13.434065</text:p>
          </table:table-cell>
          <table:table-cell office:value-type="float" office:value="115.93269" calcext:value-type="float">
            <text:p>115.93269</text:p>
          </table:table-cell>
          <table:table-cell office:value-type="float" office:value="12.124356" calcext:value-type="float">
            <text:p>12.124356</text:p>
          </table:table-cell>
          <table:table-cell office:value-type="float" office:value="105.12889" calcext:value-type="float">
            <text:p>105.12889</text:p>
          </table:table-cell>
          <table:table-cell office:value-type="float" office:value="11.6098795" calcext:value-type="float">
            <text:p>11.6098795</text:p>
          </table:table-cell>
          <table:table-cell office:value-type="float" office:value="100.68867" calcext:value-type="float">
            <text:p>100.68867</text:p>
          </table:table-cell>
          <table:table-cell office:value-type="float" office:value="14.075885" calcext:value-type="float">
            <text:p>14.075885</text:p>
          </table:table-cell>
          <table:table-cell office:value-type="float" office:value="101.01778" calcext:value-type="float">
            <text:p>101.01778</text:p>
          </table:table-cell>
          <table:table-cell office:value-type="float" office:value="9.725" calcext:value-type="float">
            <text:p>9.725</text:p>
          </table:table-cell>
          <table:table-cell office:value-type="float" office:value="352.76874" calcext:value-type="float">
            <text:p>352.76874</text:p>
          </table:table-cell>
          <table:table-cell office:value-type="float" office:value="10.096236" calcext:value-type="float">
            <text:p>10.096236</text:p>
          </table:table-cell>
          <table:table-cell office:value-type="float" office:value="108.903305" calcext:value-type="float">
            <text:p>108.90330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2.1537" calcext:value-type="float">
            <text:p>342.1537</text:p>
          </table:table-cell>
          <table:table-cell office:value-type="float" office:value="10.836601" calcext:value-type="float">
            <text:p>10.836601</text:p>
          </table:table-cell>
          <table:table-cell office:value-type="float" office:value="366.19254" calcext:value-type="float">
            <text:p>366.19254</text:p>
          </table:table-cell>
          <table:table-cell office:value-type="float" office:value="21.013893" calcext:value-type="float">
            <text:p>21.013893</text:p>
          </table:table-cell>
          <table:table-cell office:value-type="float" office:value="179.07251" calcext:value-type="float">
            <text:p>179.07251</text:p>
          </table:table-cell>
          <table:table-cell office:value-type="float" office:value="20.792484" calcext:value-type="float">
            <text:p>20.792484</text:p>
          </table:table-cell>
          <table:table-cell office:value-type="float" office:value="160.53331" calcext:value-type="float">
            <text:p>160.53331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66.73491" calcext:value-type="float">
            <text:p>166.73491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57.78006" calcext:value-type="float">
            <text:p>157.780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470947" calcext:value-type="float">
            <text:p>11.470947</text:p>
          </table:table-cell>
          <table:table-cell office:value-type="float" office:value="97.32495" calcext:value-type="float">
            <text:p>97.32495</text:p>
          </table:table-cell>
          <table:table-cell office:value-type="float" office:value="11.625" calcext:value-type="float">
            <text:p>11.625</text:p>
          </table:table-cell>
          <table:table-cell office:value-type="float" office:value="283.3861" calcext:value-type="float">
            <text:p>283.3861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286.97998" calcext:value-type="float">
            <text:p>286.97998</text:p>
          </table:table-cell>
          <table:table-cell office:value-type="float" office:value="12.351336" calcext:value-type="float">
            <text:p>12.351336</text:p>
          </table:table-cell>
          <table:table-cell office:value-type="float" office:value="298.59467" calcext:value-type="float">
            <text:p>298.59467</text:p>
          </table:table-cell>
        </table:table-row>
        <table:table-row table:style-name="ro1">
          <table:table-cell office:value-type="float" office:value="18.388214" calcext:value-type="float">
            <text:p>18.388214</text:p>
          </table:table-cell>
          <table:table-cell office:value-type="float" office:value="203.47162" calcext:value-type="float">
            <text:p>203.47162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68.8746" calcext:value-type="float">
            <text:p>168.8746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83.85692" calcext:value-type="float">
            <text:p>183.856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84.26251" calcext:value-type="float">
            <text:p>184.26251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3.79417" calcext:value-type="float">
            <text:p>173.79417</text:p>
          </table:table-cell>
          <table:table-cell office:value-type="float" office:value="22" calcext:value-type="float">
            <text:p>22</text:p>
          </table:table-cell>
          <table:table-cell office:value-type="float" office:value="162.9933" calcext:value-type="float">
            <text:p>162.9933</text:p>
          </table:table-cell>
          <table:table-cell office:value-type="float" office:value="22.294266" calcext:value-type="float">
            <text:p>22.294266</text:p>
          </table:table-cell>
          <table:table-cell office:value-type="float" office:value="151.19351" calcext:value-type="float">
            <text:p>151.19351</text:p>
          </table:table-cell>
          <table:table-cell office:value-type="float" office:value="23.999096" calcext:value-type="float">
            <text:p>23.999096</text:p>
          </table:table-cell>
          <table:table-cell office:value-type="float" office:value="101.80635" calcext:value-type="float">
            <text:p>101.80635</text:p>
          </table:table-cell>
          <table:table-cell office:value-type="float" office:value="24" calcext:value-type="float">
            <text:p>24</text:p>
          </table:table-cell>
          <table:table-cell office:value-type="float" office:value="100.98503" calcext:value-type="float">
            <text:p>100.98503</text:p>
          </table:table-cell>
          <table:table-cell office:value-type="float" office:value="23.995811" calcext:value-type="float">
            <text:p>23.995811</text:p>
          </table:table-cell>
          <table:table-cell office:value-type="float" office:value="97.06822" calcext:value-type="float">
            <text:p>97.06822</text:p>
          </table:table-cell>
          <table:table-cell office:value-type="float" office:value="23.99849" calcext:value-type="float">
            <text:p>23.99849</text:p>
          </table:table-cell>
          <table:table-cell office:value-type="float" office:value="98.38751" calcext:value-type="float">
            <text:p>98.38751</text:p>
          </table:table-cell>
          <table:table-cell office:value-type="float" office:value="15.579447" calcext:value-type="float">
            <text:p>15.579447</text:p>
          </table:table-cell>
          <table:table-cell office:value-type="float" office:value="180.29416" calcext:value-type="float">
            <text:p>180.29416</text:p>
          </table:table-cell>
          <table:table-cell office:value-type="float" office:value="14.787283" calcext:value-type="float">
            <text:p>14.787283</text:p>
          </table:table-cell>
          <table:table-cell office:value-type="float" office:value="185.0167" calcext:value-type="float">
            <text:p>185.0167</text:p>
          </table:table-cell>
          <table:table-cell office:value-type="float" office:value="13.534019" calcext:value-type="float">
            <text:p>13.534019</text:p>
          </table:table-cell>
          <table:table-cell office:value-type="float" office:value="158.41287" calcext:value-type="float">
            <text:p>158.41287</text:p>
          </table:table-cell>
          <table:table-cell office:value-type="float" office:value="16.645279" calcext:value-type="float">
            <text:p>16.645279</text:p>
          </table:table-cell>
          <table:table-cell office:value-type="float" office:value="178.09961" calcext:value-type="float">
            <text:p>178.09961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52.76874" calcext:value-type="float">
            <text:p>352.76874</text:p>
          </table:table-cell>
          <table:table-cell office:value-type="float" office:value="10.4023905" calcext:value-type="float">
            <text:p>10.4023905</text:p>
          </table:table-cell>
          <table:table-cell office:value-type="float" office:value="387.79462" calcext:value-type="float">
            <text:p>387.79462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2.1537" calcext:value-type="float">
            <text:p>342.1537</text:p>
          </table:table-cell>
          <table:table-cell office:value-type="float" office:value="11.116433" calcext:value-type="float">
            <text:p>11.116433</text:p>
          </table:table-cell>
          <table:table-cell office:value-type="float" office:value="374.5875" calcext:value-type="float">
            <text:p>374.5875</text:p>
          </table:table-cell>
          <table:table-cell office:value-type="float" office:value="21.104141" calcext:value-type="float">
            <text:p>21.104141</text:p>
          </table:table-cell>
          <table:table-cell office:value-type="float" office:value="179.07251" calcext:value-type="float">
            <text:p>179.07251</text:p>
          </table:table-cell>
          <table:table-cell office:value-type="float" office:value="21.385939" calcext:value-type="float">
            <text:p>21.385939</text:p>
          </table:table-cell>
          <table:table-cell office:value-type="float" office:value="178.33694" calcext:value-type="float">
            <text:p>178.33694</text:p>
          </table:table-cell>
          <table:table-cell office:value-type="float" office:value="21.825" calcext:value-type="float">
            <text:p>21.825</text:p>
          </table:table-cell>
          <table:table-cell office:value-type="float" office:value="166.73491" calcext:value-type="float">
            <text:p>166.73491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57.78006" calcext:value-type="float">
            <text:p>157.780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727767" calcext:value-type="float">
            <text:p>11.727767</text:p>
          </table:table-cell>
          <table:table-cell office:value-type="float" office:value="331.2749" calcext:value-type="float">
            <text:p>331.2749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283.3861" calcext:value-type="float">
            <text:p>283.3861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286.97998" calcext:value-type="float">
            <text:p>286.97998</text:p>
          </table:table-cell>
          <table:table-cell office:value-type="float" office:value="12.604267" calcext:value-type="float">
            <text:p>12.604267</text:p>
          </table:table-cell>
          <table:table-cell office:value-type="float" office:value="298.59467" calcext:value-type="float">
            <text:p>298.59467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92.4016" calcext:value-type="float">
            <text:p>192.4016</text:p>
          </table:table-cell>
          <table:table-cell office:value-type="float" office:value="20.237162" calcext:value-type="float">
            <text:p>20.237162</text:p>
          </table:table-cell>
          <table:table-cell office:value-type="float" office:value="157.80458" calcext:value-type="float">
            <text:p>157.80458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72.78696" calcext:value-type="float">
            <text:p>172.78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26253" calcext:value-type="float">
            <text:p>130.26253</text:p>
          </table:table-cell>
          <table:table-cell office:value-type="float" office:value="23.000578" calcext:value-type="float">
            <text:p>23.000578</text:p>
          </table:table-cell>
          <table:table-cell office:value-type="float" office:value="130.59415" calcext:value-type="float">
            <text:p>130.59415</text:p>
          </table:table-cell>
          <table:table-cell office:value-type="float" office:value="23" calcext:value-type="float">
            <text:p>23</text:p>
          </table:table-cell>
          <table:table-cell office:value-type="float" office:value="130.59329" calcext:value-type="float">
            <text:p>130.59329</text:p>
          </table:table-cell>
          <table:table-cell office:value-type="float" office:value="23.000286" calcext:value-type="float">
            <text:p>23.000286</text:p>
          </table:table-cell>
          <table:table-cell office:value-type="float" office:value="129.59354" calcext:value-type="float">
            <text:p>129.593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76045" calcext:value-type="float">
            <text:p>18.376045</text:p>
          </table:table-cell>
          <table:table-cell office:value-type="float" office:value="164.36415" calcext:value-type="float">
            <text:p>164.36415</text:p>
          </table:table-cell>
          <table:table-cell office:value-type="float" office:value="18.282322" calcext:value-type="float">
            <text:p>18.282322</text:p>
          </table:table-cell>
          <table:table-cell office:value-type="float" office:value="169.08669" calcext:value-type="float">
            <text:p>169.08669</text:p>
          </table:table-cell>
          <table:table-cell office:value-type="float" office:value="18.818943" calcext:value-type="float">
            <text:p>18.818943</text:p>
          </table:table-cell>
          <table:table-cell office:value-type="float" office:value="142.48286" calcext:value-type="float">
            <text:p>142.48286</text:p>
          </table:table-cell>
          <table:table-cell office:value-type="float" office:value="18.825" calcext:value-type="float">
            <text:p>18.825</text:p>
          </table:table-cell>
          <table:table-cell office:value-type="float" office:value="162.1696" calcext:value-type="float">
            <text:p>162.1696</text:p>
          </table:table-cell>
          <table:table-cell office:value-type="float" office:value="17.3" calcext:value-type="float">
            <text:p>17.3</text:p>
          </table:table-cell>
          <table:table-cell office:value-type="float" office:value="129.74876" calcext:value-type="float">
            <text:p>129.74876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77461" calcext:value-type="float">
            <text:p>164.77461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19.13365" calcext:value-type="float">
            <text:p>119.13365</text:p>
          </table:table-cell>
          <table:table-cell office:value-type="float" office:value="18.905514" calcext:value-type="float">
            <text:p>18.905514</text:p>
          </table:table-cell>
          <table:table-cell office:value-type="float" office:value="151.56752" calcext:value-type="float">
            <text:p>151.56752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29.39246" calcext:value-type="float">
            <text:p>129.39246</text:p>
          </table:table-cell>
          <table:table-cell office:value-type="float" office:value="23" calcext:value-type="float">
            <text:p>23</text:p>
          </table:table-cell>
          <table:table-cell office:value-type="float" office:value="129.46695" calcext:value-type="float">
            <text:p>129.46695</text:p>
          </table:table-cell>
          <table:table-cell office:value-type="float" office:value="23.000257" calcext:value-type="float">
            <text:p>23.000257</text:p>
          </table:table-cell>
          <table:table-cell office:value-type="float" office:value="128.66493" calcext:value-type="float">
            <text:p>128.66493</text:p>
          </table:table-cell>
          <table:table-cell office:value-type="float" office:value="23" calcext:value-type="float">
            <text:p>23</text:p>
          </table:table-cell>
          <table:table-cell office:value-type="float" office:value="130.51004" calcext:value-type="float">
            <text:p>130.510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888032" calcext:value-type="float">
            <text:p>12.888032</text:p>
          </table:table-cell>
          <table:table-cell office:value-type="float" office:value="311.56488" calcext:value-type="float">
            <text:p>311.56488</text:p>
          </table:table-cell>
          <table:table-cell office:value-type="float" office:value="12.958861" calcext:value-type="float">
            <text:p>12.958861</text:p>
          </table:table-cell>
          <table:table-cell office:value-type="float" office:value="263.67612" calcext:value-type="float">
            <text:p>263.67612</text:p>
          </table:table-cell>
          <table:table-cell office:value-type="float" office:value="13.175" calcext:value-type="float">
            <text:p>13.175</text:p>
          </table:table-cell>
          <table:table-cell office:value-type="float" office:value="267.26996" calcext:value-type="float">
            <text:p>267.26996</text:p>
          </table:table-cell>
          <table:table-cell office:value-type="float" office:value="13.790697" calcext:value-type="float">
            <text:p>13.790697</text:p>
          </table:table-cell>
          <table:table-cell office:value-type="float" office:value="278.88464" calcext:value-type="float">
            <text:p>278.8846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92.4016" calcext:value-type="float">
            <text:p>192.4016</text:p>
          </table:table-cell>
          <table:table-cell office:value-type="float" office:value="20.976124" calcext:value-type="float">
            <text:p>20.976124</text:p>
          </table:table-cell>
          <table:table-cell office:value-type="float" office:value="179.97345" calcext:value-type="float">
            <text:p>179.97345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72.78696" calcext:value-type="float">
            <text:p>172.78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26253" calcext:value-type="float">
            <text:p>130.26253</text:p>
          </table:table-cell>
          <table:table-cell office:value-type="float" office:value="23.00082" calcext:value-type="float">
            <text:p>23.00082</text:p>
          </table:table-cell>
          <table:table-cell office:value-type="float" office:value="130.59415" calcext:value-type="float">
            <text:p>130.5941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9329" calcext:value-type="float">
            <text:p>130.59329</text:p>
          </table:table-cell>
          <table:table-cell office:value-type="float" office:value="23.000662" calcext:value-type="float">
            <text:p>23.000662</text:p>
          </table:table-cell>
          <table:table-cell office:value-type="float" office:value="129.59354" calcext:value-type="float">
            <text:p>129.593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64321" calcext:value-type="float">
            <text:p>18.464321</text:p>
          </table:table-cell>
          <table:table-cell office:value-type="float" office:value="164.36415" calcext:value-type="float">
            <text:p>164.36415</text:p>
          </table:table-cell>
          <table:table-cell office:value-type="float" office:value="18.3145" calcext:value-type="float">
            <text:p>18.3145</text:p>
          </table:table-cell>
          <table:table-cell office:value-type="float" office:value="169.08669" calcext:value-type="float">
            <text:p>169.08669</text:p>
          </table:table-cell>
          <table:table-cell office:value-type="float" office:value="18.904741" calcext:value-type="float">
            <text:p>18.904741</text:p>
          </table:table-cell>
          <table:table-cell office:value-type="float" office:value="142.48286" calcext:value-type="float">
            <text:p>142.48286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62.1696" calcext:value-type="float">
            <text:p>162.1696</text:p>
          </table:table-cell>
          <table:table-cell office:value-type="float" office:value="18.1" calcext:value-type="float">
            <text:p>18.1</text:p>
          </table:table-cell>
          <table:table-cell office:value-type="float" office:value="129.74876" calcext:value-type="float">
            <text:p>129.74876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77461" calcext:value-type="float">
            <text:p>164.77461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19.13365" calcext:value-type="float">
            <text:p>119.13365</text:p>
          </table:table-cell>
          <table:table-cell office:value-type="float" office:value="19.067257" calcext:value-type="float">
            <text:p>19.067257</text:p>
          </table:table-cell>
          <table:table-cell office:value-type="float" office:value="151.56752" calcext:value-type="float">
            <text:p>151.56752</text:p>
          </table:table-cell>
          <table:table-cell office:value-type="float" office:value="23" calcext:value-type="float">
            <text:p>23</text:p>
          </table:table-cell>
          <table:table-cell office:value-type="float" office:value="129.39246" calcext:value-type="float">
            <text:p>129.3924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46695" calcext:value-type="float">
            <text:p>129.46695</text:p>
          </table:table-cell>
          <table:table-cell office:value-type="float" office:value="23.00067" calcext:value-type="float">
            <text:p>23.00067</text:p>
          </table:table-cell>
          <table:table-cell office:value-type="float" office:value="128.66493" calcext:value-type="float">
            <text:p>128.6649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1004" calcext:value-type="float">
            <text:p>130.510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65525" calcext:value-type="float">
            <text:p>13.165525</text:p>
          </table:table-cell>
          <table:table-cell office:value-type="float" office:value="311.56488" calcext:value-type="float">
            <text:p>311.56488</text:p>
          </table:table-cell>
          <table:table-cell office:value-type="float" office:value="13.245272" calcext:value-type="float">
            <text:p>13.245272</text:p>
          </table:table-cell>
          <table:table-cell office:value-type="float" office:value="263.67612" calcext:value-type="float">
            <text:p>263.67612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67.26996" calcext:value-type="float">
            <text:p>267.26996</text:p>
          </table:table-cell>
          <table:table-cell office:value-type="float" office:value="14.168359" calcext:value-type="float">
            <text:p>14.168359</text:p>
          </table:table-cell>
          <table:table-cell office:value-type="float" office:value="278.88464" calcext:value-type="float">
            <text:p>278.88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.6516" calcext:value-type="float">
            <text:p>131.6516</text:p>
          </table:table-cell>
          <table:table-cell office:value-type="float" office:value="23.000053" calcext:value-type="float">
            <text:p>23.000053</text:p>
          </table:table-cell>
          <table:table-cell office:value-type="float" office:value="130.02347" calcext:value-type="float">
            <text:p>130.02347</text:p>
          </table:table-cell>
          <table:table-cell office:value-type="float" office:value="23" calcext:value-type="float">
            <text:p>23</text:p>
          </table:table-cell>
          <table:table-cell office:value-type="float" office:value="133.63693" calcext:value-type="float">
            <text:p>133.636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3252" calcext:value-type="float">
            <text:p>98.132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6414" calcext:value-type="float">
            <text:p>98.46414</text:p>
          </table:table-cell>
          <table:table-cell office:value-type="float" office:value="23.99202" calcext:value-type="float">
            <text:p>23.99202</text:p>
          </table:table-cell>
          <table:table-cell office:value-type="float" office:value="98.46329" calcext:value-type="float">
            <text:p>98.463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6353" calcext:value-type="float">
            <text:p>97.463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14279" calcext:value-type="float">
            <text:p>19.14279</text:p>
          </table:table-cell>
          <table:table-cell office:value-type="float" office:value="145.73413" calcext:value-type="float">
            <text:p>145.73413</text:p>
          </table:table-cell>
          <table:table-cell office:value-type="float" office:value="19.4" calcext:value-type="float">
            <text:p>19.4</text:p>
          </table:table-cell>
          <table:table-cell office:value-type="float" office:value="150.45673" calcext:value-type="float">
            <text:p>150.45673</text:p>
          </table:table-cell>
          <table:table-cell office:value-type="float" office:value="20.32246" calcext:value-type="float">
            <text:p>20.32246</text:p>
          </table:table-cell>
          <table:table-cell office:value-type="float" office:value="123.85284" calcext:value-type="float">
            <text:p>123.85284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43.53958" calcext:value-type="float">
            <text:p>143.53958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15.4388" calcext:value-type="float">
            <text:p>115.4388</text:p>
          </table:table-cell>
          <table:table-cell office:value-type="float" office:value="19.215271" calcext:value-type="float">
            <text:p>19.215271</text:p>
          </table:table-cell>
          <table:table-cell office:value-type="float" office:value="150.46458" calcext:value-type="float">
            <text:p>150.46458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04.82362" calcext:value-type="float">
            <text:p>104.82362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37.25755" calcext:value-type="float">
            <text:p>137.257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6245" calcext:value-type="float">
            <text:p>97.262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336945" calcext:value-type="float">
            <text:p>97.3369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6.53493" calcext:value-type="float">
            <text:p>96.534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380035" calcext:value-type="float">
            <text:p>98.3800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21237" calcext:value-type="float">
            <text:p>14.21237</text:p>
          </table:table-cell>
          <table:table-cell office:value-type="float" office:value="292.6649" calcext:value-type="float">
            <text:p>292.6649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44.77612" calcext:value-type="float">
            <text:p>244.77612</text:p>
          </table:table-cell>
          <table:table-cell office:value-type="float" office:value="14.712698" calcext:value-type="float">
            <text:p>14.712698</text:p>
          </table:table-cell>
          <table:table-cell office:value-type="float" office:value="248.36993" calcext:value-type="float">
            <text:p>248.36993</text:p>
          </table:table-cell>
          <table:table-cell office:value-type="float" office:value="15.35397" calcext:value-type="float">
            <text:p>15.35397</text:p>
          </table:table-cell>
          <table:table-cell office:value-type="float" office:value="259.98465" calcext:value-type="float">
            <text:p>259.98465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1.6516" calcext:value-type="float">
            <text:p>131.6516</text:p>
          </table:table-cell>
          <table:table-cell office:value-type="float" office:value="23.000307" calcext:value-type="float">
            <text:p>23.000307</text:p>
          </table:table-cell>
          <table:table-cell office:value-type="float" office:value="130.02347" calcext:value-type="float">
            <text:p>130.0234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3.63693" calcext:value-type="float">
            <text:p>133.636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13252" calcext:value-type="float">
            <text:p>98.13252</text:p>
          </table:table-cell>
          <table:table-cell office:value-type="float" office:value="24" calcext:value-type="float">
            <text:p>24</text:p>
          </table:table-cell>
          <table:table-cell office:value-type="float" office:value="98.46414" calcext:value-type="float">
            <text:p>98.46414</text:p>
          </table:table-cell>
          <table:table-cell office:value-type="float" office:value="23.999414" calcext:value-type="float">
            <text:p>23.999414</text:p>
          </table:table-cell>
          <table:table-cell office:value-type="float" office:value="98.46329" calcext:value-type="float">
            <text:p>98.46329</text:p>
          </table:table-cell>
          <table:table-cell office:value-type="float" office:value="24" calcext:value-type="float">
            <text:p>24</text:p>
          </table:table-cell>
          <table:table-cell office:value-type="float" office:value="97.46353" calcext:value-type="float">
            <text:p>97.463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29712" calcext:value-type="float">
            <text:p>19.29712</text:p>
          </table:table-cell>
          <table:table-cell office:value-type="float" office:value="145.73413" calcext:value-type="float">
            <text:p>145.73413</text:p>
          </table:table-cell>
          <table:table-cell office:value-type="float" office:value="20.05" calcext:value-type="float">
            <text:p>20.05</text:p>
          </table:table-cell>
          <table:table-cell office:value-type="float" office:value="150.45673" calcext:value-type="float">
            <text:p>150.45673</text:p>
          </table:table-cell>
          <table:table-cell office:value-type="float" office:value="20.342371" calcext:value-type="float">
            <text:p>20.342371</text:p>
          </table:table-cell>
          <table:table-cell office:value-type="float" office:value="123.85284" calcext:value-type="float">
            <text:p>123.85284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43.53958" calcext:value-type="float">
            <text:p>143.53958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36.93881" calcext:value-type="float">
            <text:p>136.93881</text:p>
          </table:table-cell>
          <table:table-cell office:value-type="float" office:value="19.421268" calcext:value-type="float">
            <text:p>19.421268</text:p>
          </table:table-cell>
          <table:table-cell office:value-type="float" office:value="150.46458" calcext:value-type="float">
            <text:p>150.46458</text:p>
          </table:table-cell>
          <table:table-cell office:value-type="float" office:value="19.925" calcext:value-type="float">
            <text:p>19.925</text:p>
          </table:table-cell>
          <table:table-cell office:value-type="float" office:value="104.82362" calcext:value-type="float">
            <text:p>104.82362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37.25755" calcext:value-type="float">
            <text:p>137.25755</text:p>
          </table:table-cell>
          <table:table-cell office:value-type="float" office:value="24" calcext:value-type="float">
            <text:p>24</text:p>
          </table:table-cell>
          <table:table-cell office:value-type="float" office:value="97.26245" calcext:value-type="float">
            <text:p>97.26245</text:p>
          </table:table-cell>
          <table:table-cell office:value-type="float" office:value="24" calcext:value-type="float">
            <text:p>24</text:p>
          </table:table-cell>
          <table:table-cell office:value-type="float" office:value="97.336945" calcext:value-type="float">
            <text:p>97.336945</text:p>
          </table:table-cell>
          <table:table-cell office:value-type="float" office:value="24" calcext:value-type="float">
            <text:p>24</text:p>
          </table:table-cell>
          <table:table-cell office:value-type="float" office:value="96.53493" calcext:value-type="float">
            <text:p>96.53493</text:p>
          </table:table-cell>
          <table:table-cell office:value-type="float" office:value="24" calcext:value-type="float">
            <text:p>24</text:p>
          </table:table-cell>
          <table:table-cell office:value-type="float" office:value="98.380035" calcext:value-type="float">
            <text:p>98.3800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13499" calcext:value-type="float">
            <text:p>14.313499</text:p>
          </table:table-cell>
          <table:table-cell office:value-type="float" office:value="292.6649" calcext:value-type="float">
            <text:p>292.6649</text:p>
          </table:table-cell>
          <table:table-cell office:value-type="float" office:value="14.775" calcext:value-type="float">
            <text:p>14.775</text:p>
          </table:table-cell>
          <table:table-cell office:value-type="float" office:value="244.77612" calcext:value-type="float">
            <text:p>244.77612</text:p>
          </table:table-cell>
          <table:table-cell office:value-type="float" office:value="15.10047" calcext:value-type="float">
            <text:p>15.10047</text:p>
          </table:table-cell>
          <table:table-cell office:value-type="float" office:value="248.36993" calcext:value-type="float">
            <text:p>248.36993</text:p>
          </table:table-cell>
          <table:table-cell office:value-type="float" office:value="15.372064" calcext:value-type="float">
            <text:p>15.372064</text:p>
          </table:table-cell>
          <table:table-cell office:value-type="float" office:value="259.98465" calcext:value-type="float">
            <text:p>259.98465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99.52159" calcext:value-type="float">
            <text:p>99.52159</text:p>
          </table:table-cell>
          <table:table-cell office:value-type="float" office:value="23.992815" calcext:value-type="float">
            <text:p>23.992815</text:p>
          </table:table-cell>
          <table:table-cell office:value-type="float" office:value="97.89346" calcext:value-type="float">
            <text:p>97.893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1.50693" calcext:value-type="float">
            <text:p>101.5069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34.39412" calcext:value-type="float">
            <text:p>134.39412</text:p>
          </table:table-cell>
          <table:table-cell office:value-type="float" office:value="20.4" calcext:value-type="float">
            <text:p>20.4</text:p>
          </table:table-cell>
          <table:table-cell office:value-type="float" office:value="139.11671" calcext:value-type="float">
            <text:p>139.11671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12.512825" calcext:value-type="float">
            <text:p>112.512825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132.19957" calcext:value-type="float">
            <text:p>132.19957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0.99878" calcext:value-type="float">
            <text:p>130.99878</text:p>
          </table:table-cell>
          <table:table-cell office:value-type="float" office:value="19.783247" calcext:value-type="float">
            <text:p>19.783247</text:p>
          </table:table-cell>
          <table:table-cell office:value-type="float" office:value="144.52461" calcext:value-type="float">
            <text:p>144.52461</text:p>
          </table:table-cell>
          <table:table-cell office:value-type="float" office:value="20.212152" calcext:value-type="float">
            <text:p>20.212152</text:p>
          </table:table-cell>
          <table:table-cell office:value-type="float" office:value="98.88359" calcext:value-type="float">
            <text:p>98.88359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31.31752" calcext:value-type="float">
            <text:p>131.3175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5397" calcext:value-type="float">
            <text:p>15.25397</text:p>
          </table:table-cell>
          <table:table-cell office:value-type="float" office:value="273.49487" calcext:value-type="float">
            <text:p>273.49487</text:p>
          </table:table-cell>
          <table:table-cell office:value-type="float" office:value="15.662592" calcext:value-type="float">
            <text:p>15.662592</text:p>
          </table:table-cell>
          <table:table-cell office:value-type="float" office:value="225.60611" calcext:value-type="float">
            <text:p>225.60611</text:p>
          </table:table-cell>
          <table:table-cell office:value-type="float" office:value="16.151627" calcext:value-type="float">
            <text:p>16.151627</text:p>
          </table:table-cell>
          <table:table-cell office:value-type="float" office:value="229.19995" calcext:value-type="float">
            <text:p>229.19995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40.81467" calcext:value-type="float">
            <text:p>240.814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52159" calcext:value-type="float">
            <text:p>99.52159</text:p>
          </table:table-cell>
          <table:table-cell office:value-type="float" office:value="23.996048" calcext:value-type="float">
            <text:p>23.996048</text:p>
          </table:table-cell>
          <table:table-cell office:value-type="float" office:value="97.89346" calcext:value-type="float">
            <text:p>97.89346</text:p>
          </table:table-cell>
          <table:table-cell office:value-type="float" office:value="24" calcext:value-type="float">
            <text:p>24</text:p>
          </table:table-cell>
          <table:table-cell office:value-type="float" office:value="101.50693" calcext:value-type="float">
            <text:p>101.5069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34.39412" calcext:value-type="float">
            <text:p>134.39412</text:p>
          </table:table-cell>
          <table:table-cell office:value-type="float" office:value="20.8" calcext:value-type="float">
            <text:p>20.8</text:p>
          </table:table-cell>
          <table:table-cell office:value-type="float" office:value="139.11671" calcext:value-type="float">
            <text:p>139.11671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12.512825" calcext:value-type="float">
            <text:p>112.51282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132.19957" calcext:value-type="float">
            <text:p>132.19957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0.99878" calcext:value-type="float">
            <text:p>130.99878</text:p>
          </table:table-cell>
          <table:table-cell office:value-type="float" office:value="19.959078" calcext:value-type="float">
            <text:p>19.959078</text:p>
          </table:table-cell>
          <table:table-cell office:value-type="float" office:value="144.52461" calcext:value-type="float">
            <text:p>144.52461</text:p>
          </table:table-cell>
          <table:table-cell office:value-type="float" office:value="20.32481" calcext:value-type="float">
            <text:p>20.32481</text:p>
          </table:table-cell>
          <table:table-cell office:value-type="float" office:value="98.88359" calcext:value-type="float">
            <text:p>98.88359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31.31752" calcext:value-type="float">
            <text:p>131.3175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523579" calcext:value-type="float">
            <text:p>15.523579</text:p>
          </table:table-cell>
          <table:table-cell office:value-type="float" office:value="273.49487" calcext:value-type="float">
            <text:p>273.49487</text:p>
          </table:table-cell>
          <table:table-cell office:value-type="float" office:value="15.6975" calcext:value-type="float">
            <text:p>15.6975</text:p>
          </table:table-cell>
          <table:table-cell office:value-type="float" office:value="225.60611" calcext:value-type="float">
            <text:p>225.60611</text:p>
          </table:table-cell>
          <table:table-cell office:value-type="float" office:value="16.191547" calcext:value-type="float">
            <text:p>16.191547</text:p>
          </table:table-cell>
          <table:table-cell office:value-type="float" office:value="229.19995" calcext:value-type="float">
            <text:p>229.19995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40.81467" calcext:value-type="float">
            <text:p>240.8146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840696" calcext:value-type="float">
            <text:p>21.840696</text:p>
          </table:table-cell>
          <table:table-cell office:value-type="float" office:value="132.50415" calcext:value-type="float">
            <text:p>132.50415</text:p>
          </table:table-cell>
          <table:table-cell office:value-type="float" office:value="21.686861" calcext:value-type="float">
            <text:p>21.686861</text:p>
          </table:table-cell>
          <table:table-cell office:value-type="float" office:value="137.22668" calcext:value-type="float">
            <text:p>137.22668</text:p>
          </table:table-cell>
          <table:table-cell office:value-type="float" office:value="22.105255" calcext:value-type="float">
            <text:p>22.105255</text:p>
          </table:table-cell>
          <table:table-cell office:value-type="float" office:value="110.622795" calcext:value-type="float">
            <text:p>110.622795</text:p>
          </table:table-cell>
          <table:table-cell office:value-type="float" office:value="21.525" calcext:value-type="float">
            <text:p>21.525</text:p>
          </table:table-cell>
          <table:table-cell office:value-type="float" office:value="130.3096" calcext:value-type="float">
            <text:p>130.3096</text:p>
          </table:table-cell>
          <table:table-cell office:value-type="float" office:value="21.700075" calcext:value-type="float">
            <text:p>21.700075</text:p>
          </table:table-cell>
          <table:table-cell office:value-type="float" office:value="129.3788" calcext:value-type="float">
            <text:p>129.3788</text:p>
          </table:table-cell>
          <table:table-cell office:value-type="float" office:value="20.2" calcext:value-type="float">
            <text:p>20.2</text:p>
          </table:table-cell>
          <table:table-cell office:value-type="float" office:value="142.90457" calcext:value-type="float">
            <text:p>142.90457</text:p>
          </table:table-cell>
          <table:table-cell office:value-type="float" office:value="21.240566" calcext:value-type="float">
            <text:p>21.240566</text:p>
          </table:table-cell>
          <table:table-cell office:value-type="float" office:value="97.26362" calcext:value-type="float">
            <text:p>97.26362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29.69754" calcext:value-type="float">
            <text:p>129.6975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55.40488" calcext:value-type="float">
            <text:p>255.40488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07.51608" calcext:value-type="float">
            <text:p>207.51608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211.10999" calcext:value-type="float">
            <text:p>211.10999</text:p>
          </table:table-cell>
          <table:table-cell office:value-type="float" office:value="17.745749" calcext:value-type="float">
            <text:p>17.745749</text:p>
          </table:table-cell>
          <table:table-cell office:value-type="float" office:value="222.7247" calcext:value-type="float">
            <text:p>222.7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119694" calcext:value-type="float">
            <text:p>22.119694</text:p>
          </table:table-cell>
          <table:table-cell office:value-type="float" office:value="132.50415" calcext:value-type="float">
            <text:p>132.50415</text:p>
          </table:table-cell>
          <table:table-cell office:value-type="float" office:value="22.615038" calcext:value-type="float">
            <text:p>22.615038</text:p>
          </table:table-cell>
          <table:table-cell office:value-type="float" office:value="137.22668" calcext:value-type="float">
            <text:p>137.22668</text:p>
          </table:table-cell>
          <table:table-cell office:value-type="float" office:value="22.75349" calcext:value-type="float">
            <text:p>22.75349</text:p>
          </table:table-cell>
          <table:table-cell office:value-type="float" office:value="130.06985" calcext:value-type="float">
            <text:p>130.06985</text:p>
          </table:table-cell>
          <table:table-cell office:value-type="float" office:value="23" calcext:value-type="float">
            <text:p>23</text:p>
          </table:table-cell>
          <table:table-cell office:value-type="float" office:value="130.3096" calcext:value-type="float">
            <text:p>130.3096</text:p>
          </table:table-cell>
          <table:table-cell office:value-type="float" office:value="22.794716" calcext:value-type="float">
            <text:p>22.794716</text:p>
          </table:table-cell>
          <table:table-cell office:value-type="float" office:value="129.3788" calcext:value-type="float">
            <text:p>129.3788</text:p>
          </table:table-cell>
          <table:table-cell office:value-type="float" office:value="23" calcext:value-type="float">
            <text:p>23</text:p>
          </table:table-cell>
          <table:table-cell office:value-type="float" office:value="142.90457" calcext:value-type="float">
            <text:p>142.90457</text:p>
          </table:table-cell>
          <table:table-cell office:value-type="float" office:value="22.330544" calcext:value-type="float">
            <text:p>22.330544</text:p>
          </table:table-cell>
          <table:table-cell office:value-type="float" office:value="129.96294" calcext:value-type="float">
            <text:p>129.96294</text:p>
          </table:table-cell>
          <table:table-cell office:value-type="float" office:value="23" calcext:value-type="float">
            <text:p>23</text:p>
          </table:table-cell>
          <table:table-cell office:value-type="float" office:value="129.69754" calcext:value-type="float">
            <text:p>129.6975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55.40488" calcext:value-type="float">
            <text:p>255.40488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07.51608" calcext:value-type="float">
            <text:p>207.51608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211.10999" calcext:value-type="float">
            <text:p>211.10999</text:p>
          </table:table-cell>
          <table:table-cell office:value-type="float" office:value="17.935404" calcext:value-type="float">
            <text:p>17.935404</text:p>
          </table:table-cell>
          <table:table-cell office:value-type="float" office:value="222.7247" calcext:value-type="float">
            <text:p>222.7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374146" calcext:value-type="float">
            <text:p>100.3741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5.09668" calcext:value-type="float">
            <text:p>105.0966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93985" calcext:value-type="float">
            <text:p>97.939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79596" calcext:value-type="float">
            <text:p>98.1795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48795" calcext:value-type="float">
            <text:p>97.2487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0.77457" calcext:value-type="float">
            <text:p>110.7745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83293" calcext:value-type="float">
            <text:p>97.832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67535" calcext:value-type="float">
            <text:p>97.5675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39.20488" calcext:value-type="float">
            <text:p>239.20488</text:p>
          </table:table-cell>
          <table:table-cell office:value-type="float" office:value="18.288332" calcext:value-type="float">
            <text:p>18.288332</text:p>
          </table:table-cell>
          <table:table-cell office:value-type="float" office:value="191.31609" calcext:value-type="float">
            <text:p>191.31609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94.90999" calcext:value-type="float">
            <text:p>194.90999</text:p>
          </table:table-cell>
          <table:table-cell office:value-type="float" office:value="18.525" calcext:value-type="float">
            <text:p>18.525</text:p>
          </table:table-cell>
          <table:table-cell office:value-type="float" office:value="206.5247" calcext:value-type="float">
            <text:p>206.5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00.374146" calcext:value-type="float">
            <text:p>100.374146</text:p>
          </table:table-cell>
          <table:table-cell office:value-type="float" office:value="24" calcext:value-type="float">
            <text:p>24</text:p>
          </table:table-cell>
          <table:table-cell office:value-type="float" office:value="105.09668" calcext:value-type="float">
            <text:p>105.09668</text:p>
          </table:table-cell>
          <table:table-cell office:value-type="float" office:value="24" calcext:value-type="float">
            <text:p>24</text:p>
          </table:table-cell>
          <table:table-cell office:value-type="float" office:value="97.93985" calcext:value-type="float">
            <text:p>97.93985</text:p>
          </table:table-cell>
          <table:table-cell office:value-type="float" office:value="24" calcext:value-type="float">
            <text:p>24</text:p>
          </table:table-cell>
          <table:table-cell office:value-type="float" office:value="98.179596" calcext:value-type="float">
            <text:p>98.179596</text:p>
          </table:table-cell>
          <table:table-cell office:value-type="float" office:value="24" calcext:value-type="float">
            <text:p>24</text:p>
          </table:table-cell>
          <table:table-cell office:value-type="float" office:value="97.248795" calcext:value-type="float">
            <text:p>97.248795</text:p>
          </table:table-cell>
          <table:table-cell office:value-type="float" office:value="24" calcext:value-type="float">
            <text:p>24</text:p>
          </table:table-cell>
          <table:table-cell office:value-type="float" office:value="110.77457" calcext:value-type="float">
            <text:p>110.77457</text:p>
          </table:table-cell>
          <table:table-cell office:value-type="float" office:value="24" calcext:value-type="float">
            <text:p>24</text:p>
          </table:table-cell>
          <table:table-cell office:value-type="float" office:value="97.83293" calcext:value-type="float">
            <text:p>97.83293</text:p>
          </table:table-cell>
          <table:table-cell office:value-type="float" office:value="24" calcext:value-type="float">
            <text:p>24</text:p>
          </table:table-cell>
          <table:table-cell office:value-type="float" office:value="97.567535" calcext:value-type="float">
            <text:p>97.5675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39.20488" calcext:value-type="float">
            <text:p>239.20488</text:p>
          </table:table-cell>
          <table:table-cell office:value-type="float" office:value="18.421125" calcext:value-type="float">
            <text:p>18.421125</text:p>
          </table:table-cell>
          <table:table-cell office:value-type="float" office:value="191.31609" calcext:value-type="float">
            <text:p>191.31609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94.90999" calcext:value-type="float">
            <text:p>194.90999</text:p>
          </table:table-cell>
          <table:table-cell office:value-type="float" office:value="19.3" calcext:value-type="float">
            <text:p>19.3</text:p>
          </table:table-cell>
          <table:table-cell office:value-type="float" office:value="206.5247" calcext:value-type="float">
            <text:p>206.5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20982" calcext:value-type="float">
            <text:p>18.920982</text:p>
          </table:table-cell>
          <table:table-cell office:value-type="float" office:value="223.00488" calcext:value-type="float">
            <text:p>223.00488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175.11609" calcext:value-type="float">
            <text:p>175.11609</text:p>
          </table:table-cell>
          <table:table-cell office:value-type="float" office:value="19.466667" calcext:value-type="float">
            <text:p>19.466667</text:p>
          </table:table-cell>
          <table:table-cell office:value-type="float" office:value="178.70999" calcext:value-type="float">
            <text:p>178.70999</text:p>
          </table:table-cell>
          <table:table-cell office:value-type="float" office:value="19.81031" calcext:value-type="float">
            <text:p>19.81031</text:p>
          </table:table-cell>
          <table:table-cell office:value-type="float" office:value="190.3247" calcext:value-type="float">
            <text:p>190.3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99777" calcext:value-type="float">
            <text:p>18.999777</text:p>
          </table:table-cell>
          <table:table-cell office:value-type="float" office:value="223.00488" calcext:value-type="float">
            <text:p>223.00488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175.11609" calcext:value-type="float">
            <text:p>175.11609</text:p>
          </table:table-cell>
          <table:table-cell office:value-type="float" office:value="20.141666" calcext:value-type="float">
            <text:p>20.141666</text:p>
          </table:table-cell>
          <table:table-cell office:value-type="float" office:value="178.70999" calcext:value-type="float">
            <text:p>178.70999</text:p>
          </table:table-cell>
          <table:table-cell office:value-type="float" office:value="20.265558" calcext:value-type="float">
            <text:p>20.265558</text:p>
          </table:table-cell>
          <table:table-cell office:value-type="float" office:value="190.3247" calcext:value-type="float">
            <text:p>190.3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14.0949" calcext:value-type="float">
            <text:p>214.0949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66.20604" calcext:value-type="float">
            <text:p>166.20604</text:p>
          </table:table-cell>
          <table:table-cell office:value-type="float" office:value="20.855661" calcext:value-type="float">
            <text:p>20.855661</text:p>
          </table:table-cell>
          <table:table-cell office:value-type="float" office:value="169.8" calcext:value-type="float">
            <text:p>169.8</text:p>
          </table:table-cell>
          <table:table-cell office:value-type="float" office:value="20.75" calcext:value-type="float">
            <text:p>20.75</text:p>
          </table:table-cell>
          <table:table-cell office:value-type="float" office:value="181.41472" calcext:value-type="float">
            <text:p>181.41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14.0949" calcext:value-type="float">
            <text:p>214.0949</text:p>
          </table:table-cell>
          <table:table-cell office:value-type="float" office:value="20.725" calcext:value-type="float">
            <text:p>20.725</text:p>
          </table:table-cell>
          <table:table-cell office:value-type="float" office:value="166.20604" calcext:value-type="float">
            <text:p>166.20604</text:p>
          </table:table-cell>
          <table:table-cell office:value-type="float" office:value="21.055729" calcext:value-type="float">
            <text:p>21.055729</text:p>
          </table:table-cell>
          <table:table-cell office:value-type="float" office:value="169.8" calcext:value-type="float">
            <text:p>169.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81.41472" calcext:value-type="float">
            <text:p>181.41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02829" calcext:value-type="float">
            <text:p>21.102829</text:p>
          </table:table-cell>
          <table:table-cell office:value-type="float" office:value="201.9449" calcext:value-type="float">
            <text:p>201.9449</text:p>
          </table:table-cell>
          <table:table-cell office:value-type="float" office:value="21.128826" calcext:value-type="float">
            <text:p>21.128826</text:p>
          </table:table-cell>
          <table:table-cell office:value-type="float" office:value="154.05605" calcext:value-type="float">
            <text:p>154.05605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157.65001" calcext:value-type="float">
            <text:p>157.65001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69.26472" calcext:value-type="float">
            <text:p>169.26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6818" calcext:value-type="float">
            <text:p>21.16818</text:p>
          </table:table-cell>
          <table:table-cell office:value-type="float" office:value="201.9449" calcext:value-type="float">
            <text:p>201.9449</text:p>
          </table:table-cell>
          <table:table-cell office:value-type="float" office:value="21.63109" calcext:value-type="float">
            <text:p>21.63109</text:p>
          </table:table-cell>
          <table:table-cell office:value-type="float" office:value="169.12396" calcext:value-type="float">
            <text:p>169.12396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157.65001" calcext:value-type="float">
            <text:p>157.65001</text:p>
          </table:table-cell>
          <table:table-cell office:value-type="float" office:value="22.3" calcext:value-type="float">
            <text:p>22.3</text:p>
          </table:table-cell>
          <table:table-cell office:value-type="float" office:value="169.26472" calcext:value-type="float">
            <text:p>169.26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71025" calcext:value-type="float">
            <text:p>21.871025</text:p>
          </table:table-cell>
          <table:table-cell office:value-type="float" office:value="186.0149" calcext:value-type="float">
            <text:p>186.0149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3.19395" calcext:value-type="float">
            <text:p>153.19395</text:p>
          </table:table-cell>
          <table:table-cell office:value-type="float" office:value="22.491493" calcext:value-type="float">
            <text:p>22.491493</text:p>
          </table:table-cell>
          <table:table-cell office:value-type="float" office:value="141.72" calcext:value-type="float">
            <text:p>141.72</text:p>
          </table:table-cell>
          <table:table-cell office:value-type="float" office:value="22.875923" calcext:value-type="float">
            <text:p>22.875923</text:p>
          </table:table-cell>
          <table:table-cell office:value-type="float" office:value="153.33472" calcext:value-type="float">
            <text:p>153.3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85556" calcext:value-type="float">
            <text:p>21.985556</text:p>
          </table:table-cell>
          <table:table-cell office:value-type="float" office:value="186.0149" calcext:value-type="float">
            <text:p>186.0149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3.19395" calcext:value-type="float">
            <text:p>153.19395</text:p>
          </table:table-cell>
          <table:table-cell office:value-type="float" office:value="22.526455" calcext:value-type="float">
            <text:p>22.526455</text:p>
          </table:table-cell>
          <table:table-cell office:value-type="float" office:value="141.72" calcext:value-type="float">
            <text:p>141.72</text:p>
          </table:table-cell>
          <table:table-cell office:value-type="float" office:value="22.965708" calcext:value-type="float">
            <text:p>22.965708</text:p>
          </table:table-cell>
          <table:table-cell office:value-type="float" office:value="153.33472" calcext:value-type="float">
            <text:p>153.3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53.3449" calcext:value-type="float">
            <text:p>153.3449</text:p>
          </table:table-cell>
          <table:table-cell office:value-type="float" office:value="23" calcext:value-type="float">
            <text:p>23</text:p>
          </table:table-cell>
          <table:table-cell office:value-type="float" office:value="131.32397" calcext:value-type="float">
            <text:p>131.32397</text:p>
          </table:table-cell>
          <table:table-cell office:value-type="float" office:value="23.000801" calcext:value-type="float">
            <text:p>23.000801</text:p>
          </table:table-cell>
          <table:table-cell office:value-type="float" office:value="130.64998" calcext:value-type="float">
            <text:p>130.64998</text:p>
          </table:table-cell>
          <table:table-cell office:value-type="float" office:value="23" calcext:value-type="float">
            <text:p>23</text:p>
          </table:table-cell>
          <table:table-cell office:value-type="float" office:value="153.06473" calcext:value-type="float">
            <text:p>153.0647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3.3449" calcext:value-type="float">
            <text:p>153.344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1.32397" calcext:value-type="float">
            <text:p>131.32397</text:p>
          </table:table-cell>
          <table:table-cell office:value-type="float" office:value="23.000904" calcext:value-type="float">
            <text:p>23.000904</text:p>
          </table:table-cell>
          <table:table-cell office:value-type="float" office:value="130.64998" calcext:value-type="float">
            <text:p>130.6499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3.06473" calcext:value-type="float">
            <text:p>153.0647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1.21489" calcext:value-type="float">
            <text:p>121.2148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9.19397" calcext:value-type="float">
            <text:p>99.19397</text:p>
          </table:table-cell>
          <table:table-cell office:value-type="float" office:value="23.996925" calcext:value-type="float">
            <text:p>23.996925</text:p>
          </table:table-cell>
          <table:table-cell office:value-type="float" office:value="98.51997" calcext:value-type="float">
            <text:p>98.5199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0.93472" calcext:value-type="float">
            <text:p>120.9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21.21489" calcext:value-type="float">
            <text:p>121.21489</text:p>
          </table:table-cell>
          <table:table-cell office:value-type="float" office:value="24" calcext:value-type="float">
            <text:p>24</text:p>
          </table:table-cell>
          <table:table-cell office:value-type="float" office:value="99.19397" calcext:value-type="float">
            <text:p>99.19397</text:p>
          </table:table-cell>
          <table:table-cell office:value-type="float" office:value="23.997648" calcext:value-type="float">
            <text:p>23.997648</text:p>
          </table:table-cell>
          <table:table-cell office:value-type="float" office:value="98.51997" calcext:value-type="float">
            <text:p>98.51997</text:p>
          </table:table-cell>
          <table:table-cell office:value-type="float" office:value="24" calcext:value-type="float">
            <text:p>24</text:p>
          </table:table-cell>
          <table:table-cell office:value-type="float" office:value="120.93472" calcext:value-type="float">
            <text:p>120.93472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8" table:number-columns-repeated="5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97706959706959" calcext:value-type="float">
            <text:p>6.97706959706959</text:p>
          </table:table-cell>
          <table:table-cell office:value-type="float" office:value="154.8" calcext:value-type="float">
            <text:p>154.8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4" calcext:value-type="float">
            <text:p>5.33333333333334</text:p>
          </table:table-cell>
          <table:table-cell office:value-type="float" office:value="197.2" calcext:value-type="float">
            <text:p>197.2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98.65" calcext:value-type="float">
            <text:p>198.65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6.4" calcext:value-type="float">
            <text:p>18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62.139999999847" calcext:value-type="float">
            <text:p>162.139999999847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9.1279999999947" calcext:value-type="float">
            <text:p>9.1279999999947</text:p>
          </table:table-cell>
          <table:table-cell office:value-type="float" office:value="224.539999999841" calcext:value-type="float">
            <text:p>224.539999999841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9.39066666666488" calcext:value-type="float">
            <text:p>9.39066666666488</text:p>
          </table:table-cell>
          <table:table-cell office:value-type="float" office:value="243.069999999946" calcext:value-type="float">
            <text:p>243.069999999946</text:p>
          </table:table-cell>
          <table:table-cell office:value-type="float" office:value="9.40940293039782" calcext:value-type="float">
            <text:p>9.40940293039782</text:p>
          </table:table-cell>
          <table:table-cell office:value-type="float" office:value="227.769999999847" calcext:value-type="float">
            <text:p>227.769999999847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74166666667625" calcext:value-type="float">
            <text:p>6.74166666667625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42363736263742" calcext:value-type="float">
            <text:p>5.42363736263742</text:p>
          </table:table-cell>
          <table:table-cell office:value-type="float" office:value="176.94" calcext:value-type="float">
            <text:p>176.94</text:p>
          </table:table-cell>
          <table:table-cell office:value-type="float" office:value="5.78572527472533" calcext:value-type="float">
            <text:p>5.78572527472533</text:p>
          </table:table-cell>
          <table:table-cell office:value-type="float" office:value="166.14" calcext:value-type="float">
            <text:p>166.14</text:p>
          </table:table-cell>
          <table:table-cell office:value-type="float" office:value="8.76626373626379" calcext:value-type="float">
            <text:p>8.76626373626379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75" calcext:value-type="float">
            <text:p>6.375</text:p>
          </table:table-cell>
          <table:table-cell office:value-type="float" office:value="144.54" calcext:value-type="float">
            <text:p>144.5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81.81" calcext:value-type="float">
            <text:p>181.81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2.4916666666702" calcext:value-type="float">
            <text:p>12.4916666666702</text:p>
          </table:table-cell>
          <table:table-cell office:value-type="float" office:value="160.21" calcext:value-type="float">
            <text:p>160.21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33.47" calcext:value-type="float">
            <text:p>133.4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76066666666313" calcext:value-type="float">
            <text:p>7.76066666666313</text:p>
          </table:table-cell>
          <table:table-cell office:value-type="float" office:value="111.87" calcext:value-type="float">
            <text:p>111.87</text:p>
          </table:table-cell>
          <table:table-cell office:value-type="float" office:value="9.47500000000154" calcext:value-type="float">
            <text:p>9.47500000000154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72.36" calcext:value-type="float">
            <text:p>172.3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48.099999999847" calcext:value-type="float">
            <text:p>148.099999999847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4" calcext:value-type="float">
            <text:p>11.4</text:p>
          </table:table-cell>
          <table:table-cell office:value-type="float" office:value="160.74" calcext:value-type="float">
            <text:p>160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5" calcext:value-type="float">
            <text:p>7.5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80833333333334" calcext:value-type="float">
            <text:p>6.80833333333334</text:p>
          </table:table-cell>
          <table:table-cell office:value-type="float" office:value="156.259999999713" calcext:value-type="float">
            <text:p>156.259999999713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47.179999999673" calcext:value-type="float">
            <text:p>147.179999999673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55.41000000037" calcext:value-type="float">
            <text:p>155.41000000037</text:p>
          </table:table-cell>
          <table:table-cell office:value-type="float" office:value="5.65" calcext:value-type="float">
            <text:p>5.65</text:p>
          </table:table-cell>
          <table:table-cell office:value-type="float" office:value="382.929999999949" calcext:value-type="float">
            <text:p>382.929999999949</text:p>
          </table:table-cell>
          <table:table-cell office:value-type="float" office:value="6" calcext:value-type="float">
            <text:p>6</text:p>
          </table:table-cell>
          <table:table-cell office:value-type="float" office:value="361.129999999949" calcext:value-type="float">
            <text:p>361.129999999949</text:p>
          </table:table-cell>
          <table:table-cell office:value-type="float" office:value="8.99262637362637" calcext:value-type="float">
            <text:p>8.99262637362637</text:p>
          </table:table-cell>
          <table:table-cell office:value-type="float" office:value="361.329999999946" calcext:value-type="float">
            <text:p>361.329999999946</text:p>
          </table:table-cell>
          <table:table-cell office:value-type="float" office:value="6.60136263736256" calcext:value-type="float">
            <text:p>6.60136263736256</text:p>
          </table:table-cell>
          <table:table-cell office:value-type="float" office:value="350.529999999929" calcext:value-type="float">
            <text:p>350.529999999929</text:p>
          </table:table-cell>
          <table:table-cell office:value-type="float" office:value="11.4" calcext:value-type="float">
            <text:p>11.4</text:p>
          </table:table-cell>
          <table:table-cell office:value-type="float" office:value="194.349999999947" calcext:value-type="float">
            <text:p>194.349999999947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3.175" calcext:value-type="float">
            <text:p>13.175</text:p>
          </table:table-cell>
          <table:table-cell office:value-type="float" office:value="180.709999999893" calcext:value-type="float">
            <text:p>180.709999999893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149.410000000091" calcext:value-type="float">
            <text:p>149.410000000091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34.670000000202" calcext:value-type="float">
            <text:p>134.670000000202</text:p>
          </table:table-cell>
          <table:table-cell office:value-type="float" office:value="7.125" calcext:value-type="float">
            <text:p>7.125</text:p>
          </table:table-cell>
          <table:table-cell office:value-type="float" office:value="125.739999999986" calcext:value-type="float">
            <text:p>125.739999999986</text:p>
          </table:table-cell>
          <table:table-cell office:value-type="float" office:value="7.85899999999494" calcext:value-type="float">
            <text:p>7.85899999999494</text:p>
          </table:table-cell>
          <table:table-cell office:value-type="float" office:value="114.819999999955" calcext:value-type="float">
            <text:p>114.819999999955</text:p>
          </table:table-cell>
          <table:table-cell office:value-type="float" office:value="9.93333333333334" calcext:value-type="float">
            <text:p>9.93333333333334</text:p>
          </table:table-cell>
          <table:table-cell office:value-type="float" office:value="114.819999999954" calcext:value-type="float">
            <text:p>114.819999999954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85.770000000153" calcext:value-type="float">
            <text:p>185.770000000153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9.609999999986" calcext:value-type="float">
            <text:p>149.60999999998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71666666666524" calcext:value-type="float">
            <text:p>7.71666666666524</text:p>
          </table:table-cell>
          <table:table-cell office:value-type="float" office:value="118.059999999957" calcext:value-type="float">
            <text:p>118.059999999957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325.149999999899" calcext:value-type="float">
            <text:p>325.14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3.139999999673" calcext:value-type="float">
            <text:p>133.139999999673</text:p>
          </table:table-cell>
          <table:table-cell office:value-type="float" office:value="9.175" calcext:value-type="float">
            <text:p>9.175</text:p>
          </table:table-cell>
          <table:table-cell office:value-type="float" office:value="141.37000000037" calcext:value-type="float">
            <text:p>141.37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5.8166666666667" calcext:value-type="float">
            <text:p>15.8166666666667</text:p>
          </table:table-cell>
          <table:table-cell office:value-type="float" office:value="175.100000000007" calcext:value-type="float">
            <text:p>175.10000000000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67.330000000052" calcext:value-type="float">
            <text:p>167.330000000052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64.779999999909" calcext:value-type="float">
            <text:p>164.779999999909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33.480000000102" calcext:value-type="float">
            <text:p>133.480000000102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6.850000000202" calcext:value-type="float">
            <text:p>116.850000000202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07.919999999999" calcext:value-type="float">
            <text:p>107.919999999999</text:p>
          </table:table-cell>
          <table:table-cell office:value-type="float" office:value="10.5889304029304" calcext:value-type="float">
            <text:p>10.5889304029304</text:p>
          </table:table-cell>
          <table:table-cell office:value-type="float" office:value="97" calcext:value-type="float">
            <text:p>97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125" calcext:value-type="float">
            <text:p>7.125</text:p>
          </table:table-cell>
          <table:table-cell office:value-type="float" office:value="171.730000000153" calcext:value-type="float">
            <text:p>171.73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35.569999999986" calcext:value-type="float">
            <text:p>135.56999999998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23333333333333" calcext:value-type="float">
            <text:p>7.23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5416666666667" calcext:value-type="float">
            <text:p>13.5416666666667</text:p>
          </table:table-cell>
          <table:table-cell office:value-type="float" office:value="192.949999999841" calcext:value-type="float">
            <text:p>192.949999999841</text:p>
          </table:table-cell>
          <table:table-cell office:value-type="float" office:value="12.575" calcext:value-type="float">
            <text:p>12.575</text:p>
          </table:table-cell>
          <table:table-cell office:value-type="float" office:value="152.810000000045" calcext:value-type="float">
            <text:p>152.810000000045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120.24" calcext:value-type="float">
            <text:p>120.24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9.939999999718" calcext:value-type="float">
            <text:p>139.939999999718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4.12000000037" calcext:value-type="float">
            <text:p>164.12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6.1833333333313" calcext:value-type="float">
            <text:p>16.1833333333313</text:p>
          </table:table-cell>
          <table:table-cell office:value-type="float" office:value="186.099999999946" calcext:value-type="float">
            <text:p>186.09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74.919999999642" calcext:value-type="float">
            <text:p>174.919999999642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85.189999999596" calcext:value-type="float">
            <text:p>185.189999999596</text:p>
          </table:table-cell>
          <table:table-cell office:value-type="float" office:value="14.835333333311" calcext:value-type="float">
            <text:p>14.835333333311</text:p>
          </table:table-cell>
          <table:table-cell office:value-type="float" office:value="135.290000000156" calcext:value-type="float">
            <text:p>135.290000000156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25.190000000203" calcext:value-type="float">
            <text:p>125.190000000203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.9469304029303" calcext:value-type="float">
            <text:p>12.9469304029303</text:p>
          </table:table-cell>
          <table:table-cell office:value-type="float" office:value="167.74" calcext:value-type="float">
            <text:p>167.74</text:p>
          </table:table-cell>
          <table:table-cell office:value-type="float" office:value="10.7444029304029" calcext:value-type="float">
            <text:p>10.7444029304029</text:p>
          </table:table-cell>
          <table:table-cell office:value-type="float" office:value="167.740000000002" calcext:value-type="float">
            <text:p>167.740000000002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86.800000000153" calcext:value-type="float">
            <text:p>186.80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7.340000000045" calcext:value-type="float">
            <text:p>137.340000000045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46.08" calcext:value-type="float">
            <text:p>146.0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01.949999999841" calcext:value-type="float">
            <text:p>201.949999999841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206.920000000144" calcext:value-type="float">
            <text:p>206.920000000144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354.039999999946" calcext:value-type="float">
            <text:p>354.039999999946</text:p>
          </table:table-cell>
          <table:table-cell office:value-type="float" office:value="8.28249450549425" calcext:value-type="float">
            <text:p>8.28249450549425</text:p>
          </table:table-cell>
          <table:table-cell office:value-type="float" office:value="343.239999999922" calcext:value-type="float">
            <text:p>343.239999999922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12.3423333333338" calcext:value-type="float">
            <text:p>12.3423333333338</text:p>
          </table:table-cell>
          <table:table-cell office:value-type="float" office:value="129.799999999713" calcext:value-type="float">
            <text:p>129.799999999713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127.519999999718" calcext:value-type="float">
            <text:p>127.519999999718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51.70000000037" calcext:value-type="float">
            <text:p>151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166.269999999947" calcext:value-type="float">
            <text:p>166.26999999994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675" calcext:value-type="float">
            <text:p>18.675</text:p>
          </table:table-cell>
          <table:table-cell office:value-type="float" office:value="173.039999999596" calcext:value-type="float">
            <text:p>173.039999999596</text:p>
          </table:table-cell>
          <table:table-cell office:value-type="float" office:value="17.1833333333333" calcext:value-type="float">
            <text:p>17.1833333333333</text:p>
          </table:table-cell>
          <table:table-cell office:value-type="float" office:value="123.140000000156" calcext:value-type="float">
            <text:p>123.14000000015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06.020000000203" calcext:value-type="float">
            <text:p>106.020000000203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06.44" calcext:value-type="float">
            <text:p>10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75.190000000154" calcext:value-type="float">
            <text:p>175.190000000154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25.91" calcext:value-type="float">
            <text:p>125.91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25.730000000045" calcext:value-type="float">
            <text:p>125.730000000045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188.179999999841" calcext:value-type="float">
            <text:p>188.179999999841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93.150000000144" calcext:value-type="float">
            <text:p>193.150000000144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82.409999999847" calcext:value-type="float">
            <text:p>182.4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304.089999999899" calcext:value-type="float">
            <text:p>304.089999999899</text:p>
          </table:table-cell>
        </table:table-row>
        <table:table-row table:style-name="ro1">
          <table:table-cell office:value-type="float" office:value="12.4916666666702" calcext:value-type="float">
            <text:p>12.4916666666702</text:p>
          </table:table-cell>
          <table:table-cell office:value-type="float" office:value="134.279999999805" calcext:value-type="float">
            <text:p>134.279999999805</text:p>
          </table:table-cell>
          <table:table-cell office:value-type="float" office:value="12.3423333333338" calcext:value-type="float">
            <text:p>12.3423333333338</text:p>
          </table:table-cell>
          <table:table-cell office:value-type="float" office:value="129.039999999733" calcext:value-type="float">
            <text:p>129.03999999973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168.70000000037" calcext:value-type="float">
            <text:p>168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1.519999999946" calcext:value-type="float">
            <text:p>191.51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9.039999999596" calcext:value-type="float">
            <text:p>179.039999999596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119999999938" calcext:value-type="float">
            <text:p>159.119999999938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7.769999999633" calcext:value-type="float">
            <text:p>147.769999999633</text:p>
          </table:table-cell>
          <table:table-cell office:value-type="float" office:value="19.275" calcext:value-type="float">
            <text:p>19.275</text:p>
          </table:table-cell>
          <table:table-cell office:value-type="float" office:value="116.44" calcext:value-type="float">
            <text:p>11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76.989999999781" calcext:value-type="float">
            <text:p>176.989999999781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28.589999999944" calcext:value-type="float">
            <text:p>128.589999999944</text:p>
          </table:table-cell>
          <table:table-cell office:value-type="float" office:value="9.175" calcext:value-type="float">
            <text:p>9.175</text:p>
          </table:table-cell>
          <table:table-cell office:value-type="float" office:value="128.68" calcext:value-type="float">
            <text:p>128.6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00.319999999994" calcext:value-type="float">
            <text:p>200.319999999994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08.509999999946" calcext:value-type="float">
            <text:p>208.5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6.909999999847" calcext:value-type="float">
            <text:p>186.9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71884981684976" calcext:value-type="float">
            <text:p>9.71884981684976</text:p>
          </table:table-cell>
          <table:table-cell office:value-type="float" office:value="311.319999999947" calcext:value-type="float">
            <text:p>311.319999999947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04.519999999953" calcext:value-type="float">
            <text:p>304.51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115.269999999733" calcext:value-type="float">
            <text:p>115.269999999733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154.93000000037" calcext:value-type="float">
            <text:p>154.9300000003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77.749999999946" calcext:value-type="float">
            <text:p>177.749999999946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9.000000000013" calcext:value-type="float">
            <text:p>149.000000000013</text:p>
          </table:table-cell>
          <table:table-cell office:value-type="float" office:value="19.925" calcext:value-type="float">
            <text:p>19.925</text:p>
          </table:table-cell>
          <table:table-cell office:value-type="float" office:value="165.269999999595" calcext:value-type="float">
            <text:p>165.269999999595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5.349999999938" calcext:value-type="float">
            <text:p>145.349999999938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8.329999999633" calcext:value-type="float">
            <text:p>128.329999999633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1.329999999781" calcext:value-type="float">
            <text:p>161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176.409999999634" calcext:value-type="float">
            <text:p>176.409999999634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63.120000000316" calcext:value-type="float">
            <text:p>163.12000000031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82.749999999946" calcext:value-type="float">
            <text:p>182.749999999946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180.500000000583" calcext:value-type="float">
            <text:p>180.500000000583</text:p>
          </table:table-cell>
          <table:table-cell office:value-type="float" office:value="20.0793333333393" calcext:value-type="float">
            <text:p>20.0793333333393</text:p>
          </table:table-cell>
          <table:table-cell office:value-type="float" office:value="169.899999999773" calcext:value-type="float">
            <text:p>169.899999999773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50.599999999938" calcext:value-type="float">
            <text:p>150.599999999938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1876666666671" calcext:value-type="float">
            <text:p>22.1876666666671</text:p>
          </table:table-cell>
          <table:table-cell office:value-type="float" office:value="129.130000000013" calcext:value-type="float">
            <text:p>129.1300000000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.1" calcext:value-type="float">
            <text:p>10.1</text:p>
          </table:table-cell>
          <table:table-cell office:value-type="float" office:value="166.329999999781" calcext:value-type="float">
            <text:p>166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8.2586666666647" calcext:value-type="float">
            <text:p>18.2586666666647</text:p>
          </table:table-cell>
          <table:table-cell office:value-type="float" office:value="106.739999999805" calcext:value-type="float">
            <text:p>106.739999999805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62.639999999634" calcext:value-type="float">
            <text:p>162.639999999634</text:p>
          </table:table-cell>
          <table:table-cell office:value-type="float" office:value="17.175" calcext:value-type="float">
            <text:p>17.175</text:p>
          </table:table-cell>
          <table:table-cell office:value-type="float" office:value="149.350000000316" calcext:value-type="float">
            <text:p>149.3500000003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4.379999999946" calcext:value-type="float">
            <text:p>174.379999999946</text:p>
          </table:table-cell>
          <table:table-cell office:value-type="float" office:value="21.6600000000214" calcext:value-type="float">
            <text:p>21.6600000000214</text:p>
          </table:table-cell>
          <table:table-cell office:value-type="float" office:value="172.130000000583" calcext:value-type="float">
            <text:p>172.13000000058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2.229999999938" calcext:value-type="float">
            <text:p>142.2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0.2583333333333" calcext:value-type="float">
            <text:p>10.2583333333333</text:p>
          </table:table-cell>
          <table:table-cell office:value-type="float" office:value="115.92" calcext:value-type="float">
            <text:p>115.92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1635531135531" calcext:value-type="float">
            <text:p>16.1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97.0899999999996" calcext:value-type="float">
            <text:p>97.0899999999996</text:p>
          </table:table-cell>
          <table:table-cell office:value-type="float" office:value="9.725" calcext:value-type="float">
            <text:p>9.725</text:p>
          </table:table-cell>
          <table:table-cell office:value-type="float" office:value="119.7" calcext:value-type="float">
            <text:p>119.7</text:p>
          </table:table-cell>
          <table:table-cell office:value-type="float" office:value="10.3492783882784" calcext:value-type="float">
            <text:p>10.3492783882784</text:p>
          </table:table-cell>
          <table:table-cell office:value-type="float" office:value="108.9" calcext:value-type="float">
            <text:p>108.9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98.0999999999998" calcext:value-type="float">
            <text:p>98.0999999999998</text:p>
          </table:table-cell>
          <table:table-cell office:value-type="float" office:value="10.9591904761905" calcext:value-type="float">
            <text:p>10.9591904761905</text:p>
          </table:table-cell>
          <table:table-cell office:value-type="float" office:value="101.799999999999" calcext:value-type="float">
            <text:p>101.799999999999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8.3030000000046" calcext:value-type="float">
            <text:p>18.3030000000046</text:p>
          </table:table-cell>
          <table:table-cell office:value-type="float" office:value="108.07" calcext:value-type="float">
            <text:p>108.07</text:p>
          </table:table-cell>
          <table:table-cell office:value-type="float" office:value="18.2586666666647" calcext:value-type="float">
            <text:p>18.2586666666647</text:p>
          </table:table-cell>
          <table:table-cell office:value-type="float" office:value="184.649999999946" calcext:value-type="float">
            <text:p>184.649999999946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9.849999999947" calcext:value-type="float">
            <text:p>159.8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72.329999999941" calcext:value-type="float">
            <text:p>172.329999999941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729999999938" calcext:value-type="float">
            <text:p>150.7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2.25" calcext:value-type="float">
            <text:p>12.25</text:p>
          </table:table-cell>
          <table:table-cell office:value-type="float" office:value="175.67" calcext:value-type="float">
            <text:p>175.67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2513772893774" calcext:value-type="float">
            <text:p>16.2513772893774</text:p>
          </table:table-cell>
          <table:table-cell office:value-type="float" office:value="176.920000000056" calcext:value-type="float">
            <text:p>176.920000000056</text:p>
          </table:table-cell>
          <table:table-cell office:value-type="float" office:value="13.5943333333333" calcext:value-type="float">
            <text:p>13.5943333333333</text:p>
          </table:table-cell>
          <table:table-cell office:value-type="float" office:value="167.17" calcext:value-type="float">
            <text:p>167.17</text:p>
          </table:table-cell>
          <table:table-cell office:value-type="float" office:value="10.0044725274725" calcext:value-type="float">
            <text:p>10.0044725274725</text:p>
          </table:table-cell>
          <table:table-cell office:value-type="float" office:value="374.020000000001" calcext:value-type="float">
            <text:p>374.020000000001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374.019999999947" calcext:value-type="float">
            <text:p>374.019999999947</text:p>
          </table:table-cell>
          <table:table-cell office:value-type="float" office:value="10.9438278388278" calcext:value-type="float">
            <text:p>10.9438278388278</text:p>
          </table:table-cell>
          <table:table-cell office:value-type="float" office:value="374.02" calcext:value-type="float">
            <text:p>374.02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374.02" calcext:value-type="float">
            <text:p>374.02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9.2635531135531" calcext:value-type="float">
            <text:p>19.2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20.8583333333333" calcext:value-type="float">
            <text:p>20.8583333333333</text:p>
          </table:table-cell>
          <table:table-cell office:value-type="float" office:value="173.579999999946" calcext:value-type="float">
            <text:p>173.579999999946</text:p>
          </table:table-cell>
          <table:table-cell office:value-type="float" office:value="20.15" calcext:value-type="float">
            <text:p>20.15</text:p>
          </table:table-cell>
          <table:table-cell office:value-type="float" office:value="148.779999999947" calcext:value-type="float">
            <text:p>148.7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34.469999999781" calcext:value-type="float">
            <text:p>134.46999999978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120.129999999994" calcext:value-type="float">
            <text:p>120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19.365619047619" calcext:value-type="float">
            <text:p>19.365619047619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9.079999999947" calcext:value-type="float">
            <text:p>179.0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68.279999999946" calcext:value-type="float">
            <text:p>168.27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43.239999999999" calcext:value-type="float">
            <text:p>143.239999999999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129999999994" calcext:value-type="float">
            <text:p>129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24.609999999999" calcext:value-type="float">
            <text:p>124.609999999999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3.36" calcext:value-type="float">
            <text:p>133.36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5" calcext:value-type="float">
            <text:p>20.15</text:p>
          </table:table-cell>
          <table:table-cell office:value-type="float" office:value="131.02" calcext:value-type="float">
            <text:p>131.02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0.13" calcext:value-type="float">
            <text:p>120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19.38" calcext:value-type="float">
            <text:p>119.38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0.589999999952" calcext:value-type="float">
            <text:p>180.5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82.589999999952" calcext:value-type="float">
            <text:p>182.5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34.199999999946" calcext:value-type="float">
            <text:p>134.199999999946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140.199999999947" calcext:value-type="float">
            <text:p>140.19999999994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8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10.5416666666667" calcext:value-type="float">
            <text:p>10.54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21340358965915" calcext:value-type="float">
            <text:p>6.2134035896591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.075" calcext:value-type="float">
            <text:p>6.075</text:p>
          </table:table-cell>
          <table:table-cell office:value-type="float" office:value="165.6" calcext:value-type="float">
            <text:p>165.6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" calcext:value-type="float">
            <text:p>154.8</text:p>
          </table:table-cell>
          <table:table-cell office:value-type="float" office:value="10.2083333333333" calcext:value-type="float">
            <text:p>10.208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5.6083333333333" calcext:value-type="float">
            <text:p>15.608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21.3683333333333" calcext:value-type="float">
            <text:p>21.368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58840358965915" calcext:value-type="float">
            <text:p>6.5884035896591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2083333333333" calcext:value-type="float">
            <text:p>10.2083333333333</text:p>
          </table:table-cell>
          <table:table-cell office:value-type="float" office:value="343.45" calcext:value-type="float">
            <text:p>343.45</text:p>
          </table:table-cell>
          <table:table-cell office:value-type="float" office:value="10.5416666666667" calcext:value-type="float">
            <text:p>10.5416666666667</text:p>
          </table:table-cell>
          <table:table-cell office:value-type="float" office:value="200.4" calcext:value-type="float">
            <text:p>200.4</text:p>
          </table:table-cell>
          <table:table-cell office:value-type="float" office:value="10.875" calcext:value-type="float">
            <text:p>10.875</text:p>
          </table:table-cell>
          <table:table-cell office:value-type="float" office:value="175.6" calcext:value-type="float">
            <text:p>175.6</text:p>
          </table:table-cell>
          <table:table-cell office:value-type="float" office:value="6.21340358965915" calcext:value-type="float">
            <text:p>6.21340358965915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75" calcext:value-type="float">
            <text:p>5.375</text:p>
          </table:table-cell>
          <table:table-cell office:value-type="float" office:value="198.45" calcext:value-type="float">
            <text:p>198.45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87.65" calcext:value-type="float">
            <text:p>187.65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76.85" calcext:value-type="float">
            <text:p>176.85</text:p>
          </table:table-cell>
          <table:table-cell office:value-type="float" office:value="6.375" calcext:value-type="float">
            <text:p>6.375</text:p>
          </table:table-cell>
          <table:table-cell office:value-type="float" office:value="301.852733410176" calcext:value-type="float">
            <text:p>301.852733410176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9.25" calcext:value-type="float">
            <text:p>9.25</text:p>
          </table:table-cell>
          <table:table-cell office:value-type="float" office:value="303.45" calcext:value-type="float">
            <text:p>303.45</text:p>
          </table:table-cell>
          <table:table-cell office:value-type="float" office:value="9.58333333333333" calcext:value-type="float">
            <text:p>9.58333333333333</text:p>
          </table:table-cell>
          <table:table-cell office:value-type="float" office:value="291.65" calcext:value-type="float">
            <text:p>291.65</text:p>
          </table:table-cell>
          <table:table-cell office:value-type="float" office:value="9.91666666666667" calcext:value-type="float">
            <text:p>9.91666666666667</text:p>
          </table:table-cell>
          <table:table-cell office:value-type="float" office:value="280.85" calcext:value-type="float">
            <text:p>280.85</text:p>
          </table:table-cell>
          <table:table-cell office:value-type="float" office:value="6.58840358965915" calcext:value-type="float">
            <text:p>6.58840358965915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5.6083333333333" calcext:value-type="float">
            <text:p>15.608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21.3683333333333" calcext:value-type="float">
            <text:p>21.368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204.3" calcext:value-type="float">
            <text:p>204.3</text:p>
          </table:table-cell>
          <table:table-cell office:value-type="float" office:value="6.80180717931829" calcext:value-type="float">
            <text:p>6.80180717931829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40833333333333" calcext:value-type="float">
            <text:p>6.408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8.075" calcext:value-type="float">
            <text:p>8.075</text:p>
          </table:table-cell>
          <table:table-cell office:value-type="float" office:value="165.6" calcext:value-type="float">
            <text:p>165.6</text:p>
          </table:table-cell>
          <table:table-cell office:value-type="float" office:value="7.01521076897744" calcext:value-type="float">
            <text:p>7.01521076897744</text:p>
          </table:table-cell>
          <table:table-cell office:value-type="float" office:value="154.8" calcext:value-type="float">
            <text:p>154.8</text:p>
          </table:table-cell>
          <table:table-cell office:value-type="float" office:value="9.25" calcext:value-type="float">
            <text:p>9.25</text:p>
          </table:table-cell>
          <table:table-cell office:value-type="float" office:value="187.2" calcext:value-type="float">
            <text:p>187.2</text:p>
          </table:table-cell>
          <table:table-cell office:value-type="float" office:value="9.58333333333333" calcext:value-type="float">
            <text:p>9.58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5.6" calcext:value-type="float">
            <text:p>165.6</text:p>
          </table:table-cell>
          <table:table-cell office:value-type="float" office:value="6.80180717931829" calcext:value-type="float">
            <text:p>6.80180717931829</text:p>
          </table:table-cell>
          <table:table-cell office:value-type="float" office:value="154.8" calcext:value-type="float">
            <text:p>154.8</text:p>
          </table:table-cell>
          <table:table-cell office:value-type="float" office:value="12.4166666666667" calcext:value-type="float">
            <text:p>12.4166666666667</text:p>
          </table:table-cell>
          <table:table-cell office:value-type="float" office:value="328.06" calcext:value-type="float">
            <text:p>328.06</text:p>
          </table:table-cell>
          <table:table-cell office:value-type="float" office:value="11.0166666666667" calcext:value-type="float">
            <text:p>11.0166666666667</text:p>
          </table:table-cell>
          <table:table-cell office:value-type="float" office:value="185.01" calcext:value-type="float">
            <text:p>185.0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160.21" calcext:value-type="float">
            <text:p>160.2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3.81" calcext:value-type="float">
            <text:p>333.81</text:p>
          </table:table-cell>
          <table:table-cell office:value-type="float" office:value="8.40833333333333" calcext:value-type="float">
            <text:p>8.408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9.45" calcext:value-type="float">
            <text:p>9.45</text:p>
          </table:table-cell>
          <table:table-cell office:value-type="float" office:value="165.6" calcext:value-type="float">
            <text:p>165.6</text:p>
          </table:table-cell>
          <table:table-cell office:value-type="float" office:value="7.88627120039519" calcext:value-type="float">
            <text:p>7.88627120039519</text:p>
          </table:table-cell>
          <table:table-cell office:value-type="float" office:value="154.8" calcext:value-type="float">
            <text:p>154.8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84.41" calcext:value-type="float">
            <text:p>184.41</text:p>
          </table:table-cell>
          <table:table-cell office:value-type="float" office:value="6.14166666666667" calcext:value-type="float">
            <text:p>6.14166666666667</text:p>
          </table:table-cell>
          <table:table-cell office:value-type="float" office:value="173.61" calcext:value-type="float">
            <text:p>173.61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162.81" calcext:value-type="float">
            <text:p>162.81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287.96625" calcext:value-type="float">
            <text:p>287.96625</text:p>
          </table:table-cell>
          <table:table-cell office:value-type="float" office:value="5.225" calcext:value-type="float">
            <text:p>5.22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225" calcext:value-type="float">
            <text:p>6.225</text:p>
          </table:table-cell>
          <table:table-cell office:value-type="float" office:value="154.8" calcext:value-type="float">
            <text:p>154.8</text:p>
          </table:table-cell>
          <table:table-cell office:value-type="float" office:value="10.6166666666667" calcext:value-type="float">
            <text:p>10.6166666666667</text:p>
          </table:table-cell>
          <table:table-cell office:value-type="float" office:value="287.79" calcext:value-type="float">
            <text:p>287.79</text:p>
          </table:table-cell>
          <table:table-cell office:value-type="float" office:value="11.75" calcext:value-type="float">
            <text:p>11.75</text:p>
          </table:table-cell>
          <table:table-cell office:value-type="float" office:value="275.99" calcext:value-type="float">
            <text:p>275.99</text:p>
          </table:table-cell>
          <table:table-cell office:value-type="float" office:value="12.0833333333333" calcext:value-type="float">
            <text:p>12.0833333333333</text:p>
          </table:table-cell>
          <table:table-cell office:value-type="float" office:value="265.19" calcext:value-type="float">
            <text:p>265.19</text:p>
          </table:table-cell>
          <table:table-cell office:value-type="float" office:value="11.4166666666667" calcext:value-type="float">
            <text:p>11.4166666666667</text:p>
          </table:table-cell>
          <table:table-cell office:value-type="float" office:value="333.54" calcext:value-type="float">
            <text:p>333.54</text:p>
          </table:table-cell>
          <table:table-cell office:value-type="float" office:value="23" calcext:value-type="float">
            <text:p>23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" calcext:value-type="float">
            <text:p>23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" calcext:value-type="float">
            <text:p>23</text:p>
          </table:table-cell>
          <table:table-cell office:value-type="float" office:value="193.23" calcext:value-type="float">
            <text:p>193.23</text:p>
          </table:table-cell>
          <table:table-cell office:value-type="float" office:value="23" calcext:value-type="float">
            <text:p>23</text:p>
          </table:table-cell>
          <table:table-cell office:value-type="float" office:value="348.93" calcext:value-type="float">
            <text:p>348.93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2" calcext:value-type="float">
            <text:p>187.2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67286761073604" calcext:value-type="float">
            <text:p>7.67286761073604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226.4" calcext:value-type="float">
            <text:p>226.4</text:p>
          </table:table-cell>
          <table:table-cell office:value-type="float" office:value="8.40833333333333" calcext:value-type="float">
            <text:p>8.40833333333333</text:p>
          </table:table-cell>
          <table:table-cell office:value-type="float" office:value="175.6" calcext:value-type="float">
            <text:p>175.6</text:p>
          </table:table-cell>
          <table:table-cell office:value-type="float" office:value="7.22861435863659" calcext:value-type="float">
            <text:p>7.22861435863659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201.95" calcext:value-type="float">
            <text:p>201.95</text:p>
          </table:table-cell>
          <table:table-cell office:value-type="float" office:value="10.075" calcext:value-type="float">
            <text:p>10.075</text:p>
          </table:table-cell>
          <table:table-cell office:value-type="float" office:value="191.15" calcext:value-type="float">
            <text:p>191.15</text:p>
          </table:table-cell>
          <table:table-cell office:value-type="float" office:value="10.4083333333333" calcext:value-type="float">
            <text:p>10.4083333333333</text:p>
          </table:table-cell>
          <table:table-cell office:value-type="float" office:value="175.6" calcext:value-type="float">
            <text:p>175.6</text:p>
          </table:table-cell>
          <table:table-cell office:value-type="float" office:value="7.01521076897744" calcext:value-type="float">
            <text:p>7.01521076897744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2.7833333333333" calcext:value-type="float">
            <text:p>12.7833333333333</text:p>
          </table:table-cell>
          <table:table-cell office:value-type="float" office:value="339.06" calcext:value-type="float">
            <text:p>339.06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248.01" calcext:value-type="float">
            <text:p>248.01</text:p>
          </table:table-cell>
          <table:table-cell office:value-type="float" office:value="13.45" calcext:value-type="float">
            <text:p>13.45</text:p>
          </table:table-cell>
          <table:table-cell office:value-type="float" office:value="170.21" calcext:value-type="float">
            <text:p>170.2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53.81" calcext:value-type="float">
            <text:p>353.81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208.45" calcext:value-type="float">
            <text:p>208.45</text:p>
          </table:table-cell>
          <table:table-cell office:value-type="float" office:value="9.45" calcext:value-type="float">
            <text:p>9.45</text:p>
          </table:table-cell>
          <table:table-cell office:value-type="float" office:value="186.4" calcext:value-type="float">
            <text:p>186.4</text:p>
          </table:table-cell>
          <table:table-cell office:value-type="float" office:value="9.78333333333333" calcext:value-type="float">
            <text:p>9.78333333333333</text:p>
          </table:table-cell>
          <table:table-cell office:value-type="float" office:value="175.6" calcext:value-type="float">
            <text:p>175.6</text:p>
          </table:table-cell>
          <table:table-cell office:value-type="float" office:value="8.09967479005434" calcext:value-type="float">
            <text:p>8.09967479005434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93.91" calcext:value-type="float">
            <text:p>193.91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90.11" calcext:value-type="float">
            <text:p>190.11</text:p>
          </table:table-cell>
          <table:table-cell office:value-type="float" office:value="7.025" calcext:value-type="float">
            <text:p>7.025</text:p>
          </table:table-cell>
          <table:table-cell office:value-type="float" office:value="167.81" calcext:value-type="float">
            <text:p>167.81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304.46625" calcext:value-type="float">
            <text:p>304.46625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202.7" calcext:value-type="float">
            <text:p>202.7</text:p>
          </table:table-cell>
          <table:table-cell office:value-type="float" office:value="6.075" calcext:value-type="float">
            <text:p>6.075</text:p>
          </table:table-cell>
          <table:table-cell office:value-type="float" office:value="187.4" calcext:value-type="float">
            <text:p>187.4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67.1" calcext:value-type="float">
            <text:p>167.1</text:p>
          </table:table-cell>
          <table:table-cell office:value-type="float" office:value="6.43840358965915" calcext:value-type="float">
            <text:p>6.43840358965915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1.75" calcext:value-type="float">
            <text:p>11.75</text:p>
          </table:table-cell>
          <table:table-cell office:value-type="float" office:value="321.79" calcext:value-type="float">
            <text:p>321.79</text:p>
          </table:table-cell>
          <table:table-cell office:value-type="float" office:value="12.0833333333333" calcext:value-type="float">
            <text:p>12.0833333333333</text:p>
          </table:table-cell>
          <table:table-cell office:value-type="float" office:value="285.99" calcext:value-type="float">
            <text:p>285.99</text:p>
          </table:table-cell>
          <table:table-cell office:value-type="float" office:value="12.4166666666667" calcext:value-type="float">
            <text:p>12.4166666666667</text:p>
          </table:table-cell>
          <table:table-cell office:value-type="float" office:value="275.19" calcext:value-type="float">
            <text:p>275.19</text:p>
          </table:table-cell>
          <table:table-cell office:value-type="float" office:value="11.9386666666667" calcext:value-type="float">
            <text:p>11.938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3" calcext:value-type="float">
            <text:p>23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" calcext:value-type="float">
            <text:p>23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" calcext:value-type="float">
            <text:p>23</text:p>
          </table:table-cell>
          <table:table-cell office:value-type="float" office:value="193.23" calcext:value-type="float">
            <text:p>193.23</text:p>
          </table:table-cell>
          <table:table-cell office:value-type="float" office:value="23" calcext:value-type="float">
            <text:p>23</text:p>
          </table:table-cell>
          <table:table-cell office:value-type="float" office:value="348.93" calcext:value-type="float">
            <text:p>348.93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97.95" calcext:value-type="float">
            <text:p>197.95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86.4" calcext:value-type="float">
            <text:p>186.4</text:p>
          </table:table-cell>
          <table:table-cell office:value-type="float" office:value="8.05" calcext:value-type="float">
            <text:p>8.05</text:p>
          </table:table-cell>
          <table:table-cell office:value-type="float" office:value="167.6" calcext:value-type="float">
            <text:p>167.6</text:p>
          </table:table-cell>
          <table:table-cell office:value-type="float" office:value="7.88627120039519" calcext:value-type="float">
            <text:p>7.88627120039519</text:p>
          </table:table-cell>
          <table:table-cell office:value-type="float" office:value="348.997266589824" calcext:value-type="float">
            <text:p>348.997266589824</text:p>
          </table:table-cell>
        </table:table-row>
        <table:table-row table:style-name="ro1">
          <table:table-cell office:value-type="float" office:value="10.4083333333333" calcext:value-type="float">
            <text:p>10.4083333333333</text:p>
          </table:table-cell>
          <table:table-cell office:value-type="float" office:value="212.36" calcext:value-type="float">
            <text:p>212.36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1.56" calcext:value-type="float">
            <text:p>161.56</text:p>
          </table:table-cell>
          <table:table-cell office:value-type="float" office:value="10.95" calcext:value-type="float">
            <text:p>10.95</text:p>
          </table:table-cell>
          <table:table-cell office:value-type="float" office:value="335.16" calcext:value-type="float">
            <text:p>335.16</text:p>
          </table:table-cell>
          <table:table-cell office:value-type="float" office:value="15.4833333333333" calcext:value-type="float">
            <text:p>15.4833333333333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491931500082" calcext:value-type="float">
            <text:p>15.8491931500082</text:p>
          </table:table-cell>
          <table:table-cell office:value-type="float" office:value="5.11999999999998" calcext:value-type="float">
            <text:p>5.11999999999998</text:p>
          </table:table-cell>
          <table:table-cell office:value-type="float" office:value="16.2269087216642" calcext:value-type="float">
            <text:p>16.2269087216642</text:p>
          </table:table-cell>
          <table:table-cell office:value-type="float" office:value="0" calcext:value-type="float">
            <text:p>0</text:p>
          </table:table-cell>
          <table:table-cell office:value-type="float" office:value="19.0166666666667" calcext:value-type="float">
            <text:p>19.0166666666667</text:p>
          </table:table-cell>
          <table:table-cell office:value-type="float" office:value="163.17" calcext:value-type="float">
            <text:p>163.17</text:p>
          </table:table-cell>
          <table:table-cell office:value-type="float" office:value="15.2583333333333" calcext:value-type="float">
            <text:p>15.2583333333333</text:p>
          </table:table-cell>
          <table:table-cell office:value-type="float" office:value="323.13" calcext:value-type="float">
            <text:p>323.1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232.08" calcext:value-type="float">
            <text:p>232.0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4.28" calcext:value-type="float">
            <text:p>154.28</text:p>
          </table:table-cell>
          <table:table-cell office:value-type="float" office:value="16.75" calcext:value-type="float">
            <text:p>16.75</text:p>
          </table:table-cell>
          <table:table-cell office:value-type="float" office:value="337.88" calcext:value-type="float">
            <text:p>337.88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90.63" calcext:value-type="float">
            <text:p>190.63</text:p>
          </table:table-cell>
          <table:table-cell office:value-type="float" office:value="16.569" calcext:value-type="float">
            <text:p>16.569</text:p>
          </table:table-cell>
          <table:table-cell office:value-type="float" office:value="168.58" calcext:value-type="float">
            <text:p>168.58</text:p>
          </table:table-cell>
          <table:table-cell office:value-type="float" office:value="18.35" calcext:value-type="float">
            <text:p>18.35</text:p>
          </table:table-cell>
          <table:table-cell office:value-type="float" office:value="157.78" calcext:value-type="float">
            <text:p>157.7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31.380000000001" calcext:value-type="float">
            <text:p>331.380000000001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179.87" calcext:value-type="float">
            <text:p>179.87</text:p>
          </table:table-cell>
          <table:table-cell office:value-type="float" office:value="7.375" calcext:value-type="float">
            <text:p>7.375</text:p>
          </table:table-cell>
          <table:table-cell office:value-type="float" office:value="176.07" calcext:value-type="float">
            <text:p>176.07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3.77" calcext:value-type="float">
            <text:p>153.77</text:p>
          </table:table-cell>
          <table:table-cell office:value-type="float" office:value="7.85833333333333" calcext:value-type="float">
            <text:p>7.85833333333333</text:p>
          </table:table-cell>
          <table:table-cell office:value-type="float" office:value="290.42625" calcext:value-type="float">
            <text:p>290.42625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86.77" calcext:value-type="float">
            <text:p>186.77</text:p>
          </table:table-cell>
          <table:table-cell office:value-type="float" office:value="6.56666666666667" calcext:value-type="float">
            <text:p>6.56666666666667</text:p>
          </table:table-cell>
          <table:table-cell office:value-type="float" office:value="171.47" calcext:value-type="float">
            <text:p>171.47</text:p>
          </table:table-cell>
          <table:table-cell office:value-type="float" office:value="7.22861435863659" calcext:value-type="float">
            <text:p>7.22861435863659</text:p>
          </table:table-cell>
          <table:table-cell office:value-type="float" office:value="151.17" calcext:value-type="float">
            <text:p>151.17</text:p>
          </table:table-cell>
          <table:table-cell office:value-type="float" office:value="7.70833333333333" calcext:value-type="float">
            <text:p>7.7083333333333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05.86" calcext:value-type="float">
            <text:p>305.86</text:p>
          </table:table-cell>
          <table:table-cell office:value-type="float" office:value="14.2583333333333" calcext:value-type="float">
            <text:p>14.2583333333333</text:p>
          </table:table-cell>
          <table:table-cell office:value-type="float" office:value="270.06" calcext:value-type="float">
            <text:p>270.06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259.26" calcext:value-type="float">
            <text:p>259.26</text:p>
          </table:table-cell>
          <table:table-cell office:value-type="float" office:value="14.925" calcext:value-type="float">
            <text:p>14.925</text:p>
          </table:table-cell>
          <table:table-cell office:value-type="float" office:value="333.27" calcext:value-type="float">
            <text:p>333.2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3.23" calcext:value-type="float">
            <text:p>193.2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8.93" calcext:value-type="float">
            <text:p>348.93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192.01" calcext:value-type="float">
            <text:p>192.01</text:p>
          </table:table-cell>
          <table:table-cell office:value-type="float" office:value="8.65" calcext:value-type="float">
            <text:p>8.65</text:p>
          </table:table-cell>
          <table:table-cell office:value-type="float" office:value="180.46" calcext:value-type="float">
            <text:p>180.46</text:p>
          </table:table-cell>
          <table:table-cell office:value-type="float" office:value="8.98333333333333" calcext:value-type="float">
            <text:p>8.98333333333333</text:p>
          </table:table-cell>
          <table:table-cell office:value-type="float" office:value="161.66" calcext:value-type="float">
            <text:p>161.66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3.26" calcext:value-type="float">
            <text:p>343.26</text:p>
          </table:table-cell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218.61" calcext:value-type="float">
            <text:p>218.61</text:p>
          </table:table-cell>
          <table:table-cell office:value-type="float" office:value="10.95" calcext:value-type="float">
            <text:p>10.95</text:p>
          </table:table-cell>
          <table:table-cell office:value-type="float" office:value="163.81" calcext:value-type="float">
            <text:p>163.8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345.16" calcext:value-type="float">
            <text:p>345.16</text:p>
          </table:table-cell>
          <table:table-cell office:value-type="float" office:value="15.8491931500082" calcext:value-type="float">
            <text:p>15.8491931500082</text:p>
          </table:table-cell>
          <table:table-cell office:value-type="float" office:value="348.85243317416" calcext:value-type="float">
            <text:p>348.85243317416</text:p>
          </table:table-cell>
          <table:table-cell office:value-type="float" office:value="16.2269087216642" calcext:value-type="float">
            <text:p>16.2269087216642</text:p>
          </table:table-cell>
          <table:table-cell office:value-type="float" office:value="348.841170206925" calcext:value-type="float">
            <text:p>348.841170206925</text:p>
          </table:table-cell>
          <table:table-cell office:value-type="float" office:value="16.6102447993853" calcext:value-type="float">
            <text:p>16.6102447993853</text:p>
          </table:table-cell>
          <table:table-cell office:value-type="float" office:value="348.835830726166" calcext:value-type="float">
            <text:p>348.835830726166</text:p>
          </table:table-cell>
          <table:table-cell office:value-type="float" office:value="21.9083333333333" calcext:value-type="float">
            <text:p>21.9083333333333</text:p>
          </table:table-cell>
          <table:table-cell office:value-type="float" office:value="249.92" calcext:value-type="float">
            <text:p>249.92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339.63" calcext:value-type="float">
            <text:p>339.63</text:p>
          </table:table-cell>
          <table:table-cell office:value-type="float" office:value="16.1416666666667" calcext:value-type="float">
            <text:p>16.1416666666667</text:p>
          </table:table-cell>
          <table:table-cell office:value-type="float" office:value="233.83" calcext:value-type="float">
            <text:p>233.83</text:p>
          </table:table-cell>
          <table:table-cell office:value-type="float" office:value="14.1556410889731" calcext:value-type="float">
            <text:p>14.1556410889731</text:p>
          </table:table-cell>
          <table:table-cell office:value-type="float" office:value="348.996724298809" calcext:value-type="float">
            <text:p>348.996724298809</text:p>
          </table:table-cell>
          <table:table-cell office:value-type="float" office:value="16.8083333333333" calcext:value-type="float">
            <text:p>16.8083333333333</text:p>
          </table:table-cell>
          <table:table-cell office:value-type="float" office:value="339.63" calcext:value-type="float">
            <text:p>339.63</text:p>
          </table:table-cell>
          <table:table-cell office:value-type="float" office:value="16.569" calcext:value-type="float">
            <text:p>16.569</text:p>
          </table:table-cell>
          <table:table-cell office:value-type="float" office:value="349.2" calcext:value-type="float">
            <text:p>349.2</text:p>
          </table:table-cell>
          <table:table-cell office:value-type="float" office:value="18.35" calcext:value-type="float">
            <text:p>18.35</text:p>
          </table:table-cell>
          <table:table-cell office:value-type="float" office:value="222.01" calcext:value-type="float">
            <text:p>222.0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67.78" calcext:value-type="float">
            <text:p>167.78</text:p>
          </table:table-cell>
          <table:table-cell office:value-type="float" office:value="19.0166666666667" calcext:value-type="float">
            <text:p>19.0166666666667</text:p>
          </table:table-cell>
          <table:table-cell office:value-type="float" office:value="341.380000000001" calcext:value-type="float">
            <text:p>341.380000000001</text:p>
          </table:table-cell>
          <table:table-cell office:value-type="float" office:value="7.375" calcext:value-type="float">
            <text:p>7.375</text:p>
          </table:table-cell>
          <table:table-cell office:value-type="float" office:value="185.37" calcext:value-type="float">
            <text:p>185.37</text:p>
          </table:table-cell>
          <table:table-cell office:value-type="float" office:value="7.70833333333333" calcext:value-type="float">
            <text:p>7.70833333333333</text:p>
          </table:table-cell>
          <table:table-cell office:value-type="float" office:value="186.07" calcext:value-type="float">
            <text:p>186.07</text:p>
          </table:table-cell>
          <table:table-cell office:value-type="float" office:value="7.67286761073604" calcext:value-type="float">
            <text:p>7.67286761073604</text:p>
          </table:table-cell>
          <table:table-cell office:value-type="float" office:value="348.996192436467" calcext:value-type="float">
            <text:p>348.996192436467</text:p>
          </table:table-cell>
          <table:table-cell office:value-type="float" office:value="8.375" calcext:value-type="float">
            <text:p>8.375</text:p>
          </table:table-cell>
          <table:table-cell office:value-type="float" office:value="305.92625" calcext:value-type="float">
            <text:p>305.92625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191.77" calcext:value-type="float">
            <text:p>191.77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190.22" calcext:value-type="float">
            <text:p>190.22</text:p>
          </table:table-cell>
          <table:table-cell office:value-type="float" office:value="7.44600279927548" calcext:value-type="float">
            <text:p>7.44600279927548</text:p>
          </table:table-cell>
          <table:table-cell office:value-type="float" office:value="348.993480981393" calcext:value-type="float">
            <text:p>348.993480981393</text:p>
          </table:table-cell>
          <table:table-cell office:value-type="float" office:value="7.85833333333333" calcext:value-type="float">
            <text:p>7.85833333333333</text:p>
          </table:table-cell>
          <table:table-cell office:value-type="float" office:value="337.77" calcext:value-type="float">
            <text:p>337.77</text:p>
          </table:table-cell>
          <table:table-cell office:value-type="float" office:value="14.2583333333333" calcext:value-type="float">
            <text:p>14.2583333333333</text:p>
          </table:table-cell>
          <table:table-cell office:value-type="float" office:value="320.11" calcext:value-type="float">
            <text:p>320.11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280.06" calcext:value-type="float">
            <text:p>280.06</text:p>
          </table:table-cell>
          <table:table-cell office:value-type="float" office:value="14.925" calcext:value-type="float">
            <text:p>14.925</text:p>
          </table:table-cell>
          <table:table-cell office:value-type="float" office:value="269.26" calcext:value-type="float">
            <text:p>269.26</text:p>
          </table:table-cell>
          <table:table-cell office:value-type="float" office:value="15.2583333333333" calcext:value-type="float">
            <text:p>15.2583333333333</text:p>
          </table:table-cell>
          <table:table-cell office:value-type="float" office:value="343.27" calcext:value-type="float">
            <text:p>343.27</text:p>
          </table:table-cell>
          <table:table-cell office:value-type="float" office:value="24" calcext:value-type="float">
            <text:p>24</text:p>
          </table:table-cell>
          <table:table-cell office:value-type="float" office:value="316.53" calcext:value-type="float">
            <text:p>316.53</text:p>
          </table:table-cell>
          <table:table-cell office:value-type="float" office:value="24" calcext:value-type="float">
            <text:p>24</text:p>
          </table:table-cell>
          <table:table-cell office:value-type="float" office:value="327.33" calcext:value-type="float">
            <text:p>327.33</text:p>
          </table:table-cell>
          <table:table-cell office:value-type="float" office:value="24" calcext:value-type="float">
            <text:p>24</text:p>
          </table:table-cell>
          <table:table-cell office:value-type="float" office:value="193.23" calcext:value-type="float">
            <text:p>193.23</text:p>
          </table:table-cell>
          <table:table-cell office:value-type="float" office:value="24" calcext:value-type="float">
            <text:p>24</text:p>
          </table:table-cell>
          <table:table-cell office:value-type="float" office:value="348.93" calcext:value-type="float">
            <text:p>348.93</text:p>
          </table:table-cell>
          <table:table-cell office:value-type="float" office:value="8.35" calcext:value-type="float">
            <text:p>8.35</text:p>
          </table:table-cell>
          <table:table-cell office:value-type="float" office:value="193.01" calcext:value-type="float">
            <text:p>193.01</text:p>
          </table:table-cell>
          <table:table-cell office:value-type="float" office:value="8.68333333333333" calcext:value-type="float">
            <text:p>8.68333333333333</text:p>
          </table:table-cell>
          <table:table-cell office:value-type="float" office:value="181.46" calcext:value-type="float">
            <text:p>181.46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162.66" calcext:value-type="float">
            <text:p>162.66</text:p>
          </table:table-cell>
          <table:table-cell office:value-type="float" office:value="9.35" calcext:value-type="float">
            <text:p>9.35</text:p>
          </table:table-cell>
          <table:table-cell office:value-type="float" office:value="347.26" calcext:value-type="float">
            <text:p>347.26</text:p>
          </table:table-cell>
        </table:table-row>
        <table:table-row table:style-name="ro1">
          <table:table-cell office:value-type="float" office:value="11.9386666666667" calcext:value-type="float">
            <text:p>11.9386666666667</text:p>
          </table:table-cell>
          <table:table-cell office:value-type="float" office:value="206.19" calcext:value-type="float">
            <text:p>206.19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151.39" calcext:value-type="float">
            <text:p>151.39</text:p>
          </table:table-cell>
          <table:table-cell office:value-type="float" office:value="13.45" calcext:value-type="float">
            <text:p>13.45</text:p>
          </table:table-cell>
          <table:table-cell office:value-type="float" office:value="332.74" calcext:value-type="float">
            <text:p>332.74</text:p>
          </table:table-cell>
          <table:table-cell office:value-type="float" office:value="23" calcext:value-type="float">
            <text:p>23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14.55" calcext:value-type="float">
            <text:p>214.55</text:p>
          </table:table-cell>
          <table:table-cell office:value-type="float" office:value="18.25" calcext:value-type="float">
            <text:p>18.25</text:p>
          </table:table-cell>
          <table:table-cell office:value-type="float" office:value="327.48" calcext:value-type="float">
            <text:p>327.48</text:p>
          </table:table-cell>
          <table:table-cell office:value-type="float" office:value="17.025" calcext:value-type="float">
            <text:p>17.025</text:p>
          </table:table-cell>
          <table:table-cell office:value-type="float" office:value="221.68" calcext:value-type="float">
            <text:p>221.68</text:p>
          </table:table-cell>
          <table:table-cell office:value-type="float" office:value="18.625" calcext:value-type="float">
            <text:p>18.625</text:p>
          </table:table-cell>
          <table:table-cell office:value-type="float" office:value="337.050000000001" calcext:value-type="float">
            <text:p>337.050000000001</text:p>
          </table:table-cell>
          <table:table-cell office:value-type="float" office:value="18.9583333333333" calcext:value-type="float">
            <text:p>18.9583333333333</text:p>
          </table:table-cell>
          <table:table-cell office:value-type="float" office:value="327.48" calcext:value-type="float">
            <text:p>327.48</text:p>
          </table:table-cell>
          <table:table-cell office:value-type="float" office:value="19.2916666666667" calcext:value-type="float">
            <text:p>19.2916666666667</text:p>
          </table:table-cell>
          <table:table-cell office:value-type="float" office:value="330.03" calcext:value-type="float">
            <text:p>330.03</text:p>
          </table:table-cell>
          <table:table-cell office:value-type="float" office:value="19.5916666666667" calcext:value-type="float">
            <text:p>19.5916666666667</text:p>
          </table:table-cell>
          <table:table-cell office:value-type="float" office:value="202.84" calcext:value-type="float">
            <text:p>202.8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61" calcext:value-type="float">
            <text:p>148.61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22.210000000001" calcext:value-type="float">
            <text:p>322.210000000001</text:p>
          </table:table-cell>
          <table:table-cell office:value-type="float" office:value="8.35" calcext:value-type="float">
            <text:p>8.35</text:p>
          </table:table-cell>
          <table:table-cell office:value-type="float" office:value="173.76" calcext:value-type="float">
            <text:p>173.76</text:p>
          </table:table-cell>
          <table:table-cell office:value-type="float" office:value="8.68333333333333" calcext:value-type="float">
            <text:p>8.68333333333333</text:p>
          </table:table-cell>
          <table:table-cell office:value-type="float" office:value="174.46" calcext:value-type="float">
            <text:p>174.46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37.59" calcext:value-type="float">
            <text:p>337.59</text:p>
          </table:table-cell>
          <table:table-cell office:value-type="float" office:value="9.35" calcext:value-type="float">
            <text:p>9.35</text:p>
          </table:table-cell>
          <table:table-cell office:value-type="float" office:value="294.31625" calcext:value-type="float">
            <text:p>294.31625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80.16" calcext:value-type="float">
            <text:p>180.16</text:p>
          </table:table-cell>
          <table:table-cell office:value-type="float" office:value="8.05" calcext:value-type="float">
            <text:p>8.05</text:p>
          </table:table-cell>
          <table:table-cell office:value-type="float" office:value="178.61" calcext:value-type="float">
            <text:p>178.6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37.59" calcext:value-type="float">
            <text:p>337.59</text:p>
          </table:table-cell>
          <table:table-cell office:value-type="float" office:value="8.85" calcext:value-type="float">
            <text:p>8.85</text:p>
          </table:table-cell>
          <table:table-cell office:value-type="float" office:value="326.16" calcext:value-type="float">
            <text:p>326.16</text:p>
          </table:table-cell>
          <table:table-cell office:value-type="float" office:value="16.8083333333333" calcext:value-type="float">
            <text:p>16.8083333333333</text:p>
          </table:table-cell>
          <table:table-cell office:value-type="float" office:value="306.34" calcext:value-type="float">
            <text:p>306.34</text:p>
          </table:table-cell>
          <table:table-cell office:value-type="float" office:value="17.25" calcext:value-type="float">
            <text:p>17.25</text:p>
          </table:table-cell>
          <table:table-cell office:value-type="float" office:value="266.29" calcext:value-type="float">
            <text:p>266.29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255.49" calcext:value-type="float">
            <text:p>255.49</text:p>
          </table:table-cell>
          <table:table-cell office:value-type="float" office:value="17.9166666666667" calcext:value-type="float">
            <text:p>17.9166666666667</text:p>
          </table:table-cell>
          <table:table-cell office:value-type="float" office:value="329.5" calcext:value-type="float">
            <text:p>329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" calcext:value-type="float">
            <text:p>9.55</text:p>
          </table:table-cell>
          <table:table-cell office:value-type="float" office:value="177.89" calcext:value-type="float">
            <text:p>177.89</text:p>
          </table:table-cell>
          <table:table-cell office:value-type="float" office:value="9.91666666666667" calcext:value-type="float">
            <text:p>9.91666666666667</text:p>
          </table:table-cell>
          <table:table-cell office:value-type="float" office:value="166.34" calcext:value-type="float">
            <text:p>166.34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47.54" calcext:value-type="float">
            <text:p>147.54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32.14" calcext:value-type="float">
            <text:p>332.14</text:p>
          </table:table-cell>
        </table:table-row>
        <table:table-row table:style-name="ro1">
          <table:table-cell office:value-type="float" office:value="13.1166666666667" calcext:value-type="float">
            <text:p>13.1166666666667</text:p>
          </table:table-cell>
          <table:table-cell office:value-type="float" office:value="241.53" calcext:value-type="float">
            <text:p>241.53</text:p>
          </table:table-cell>
          <table:table-cell office:value-type="float" office:value="11.5504802678522" calcext:value-type="float">
            <text:p>11.5504802678522</text:p>
          </table:table-cell>
          <table:table-cell office:value-type="float" office:value="348.993710412206" calcext:value-type="float">
            <text:p>348.993710412206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42.74" calcext:value-type="float">
            <text:p>342.74</text:p>
          </table:table-cell>
          <table:table-cell office:value-type="float" office:value="23" calcext:value-type="float">
            <text:p>23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14.55" calcext:value-type="float">
            <text:p>214.55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28.73" calcext:value-type="float">
            <text:p>328.73</text:p>
          </table:table-cell>
          <table:table-cell office:value-type="float" office:value="18.625" calcext:value-type="float">
            <text:p>18.625</text:p>
          </table:table-cell>
          <table:table-cell office:value-type="float" office:value="269.68" calcext:value-type="float">
            <text:p>269.68</text:p>
          </table:table-cell>
          <table:table-cell office:value-type="float" office:value="18.9583333333333" calcext:value-type="float">
            <text:p>18.9583333333333</text:p>
          </table:table-cell>
          <table:table-cell office:value-type="float" office:value="347.05" calcext:value-type="float">
            <text:p>347.05</text:p>
          </table:table-cell>
          <table:table-cell office:value-type="float" office:value="19.2916666666667" calcext:value-type="float">
            <text:p>19.2916666666667</text:p>
          </table:table-cell>
          <table:table-cell office:value-type="float" office:value="337.48" calcext:value-type="float">
            <text:p>337.48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5.03" calcext:value-type="float">
            <text:p>355.03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228.84" calcext:value-type="float">
            <text:p>228.84</text:p>
          </table:table-cell>
          <table:table-cell office:value-type="float" office:value="19.4951986936714" calcext:value-type="float">
            <text:p>19.4951986936714</text:p>
          </table:table-cell>
          <table:table-cell office:value-type="float" office:value="348.990811241012" calcext:value-type="float">
            <text:p>348.990811241012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210000000001" calcext:value-type="float">
            <text:p>342.21000000000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178.76" calcext:value-type="float">
            <text:p>178.76</text:p>
          </table:table-cell>
          <table:table-cell office:value-type="float" office:value="8.85" calcext:value-type="float">
            <text:p>8.85</text:p>
          </table:table-cell>
          <table:table-cell office:value-type="float" office:value="179.46" calcext:value-type="float">
            <text:p>179.46</text:p>
          </table:table-cell>
          <table:table-cell office:value-type="float" office:value="9.18333333333333" calcext:value-type="float">
            <text:p>9.18333333333333</text:p>
          </table:table-cell>
          <table:table-cell office:value-type="float" office:value="342.59" calcext:value-type="float">
            <text:p>342.59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299.31625" calcext:value-type="float">
            <text:p>299.31625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188.16" calcext:value-type="float">
            <text:p>188.16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186.61" calcext:value-type="float">
            <text:p>186.61</text:p>
          </table:table-cell>
          <table:table-cell office:value-type="float" office:value="8.65" calcext:value-type="float">
            <text:p>8.65</text:p>
          </table:table-cell>
          <table:table-cell office:value-type="float" office:value="341.59" calcext:value-type="float">
            <text:p>341.59</text:p>
          </table:table-cell>
          <table:table-cell office:value-type="float" office:value="8.98333333333333" calcext:value-type="float">
            <text:p>8.98333333333333</text:p>
          </table:table-cell>
          <table:table-cell office:value-type="float" office:value="330.16" calcext:value-type="float">
            <text:p>330.16</text:p>
          </table:table-cell>
          <table:table-cell office:value-type="float" office:value="17.25" calcext:value-type="float">
            <text:p>17.25</text:p>
          </table:table-cell>
          <table:table-cell office:value-type="float" office:value="319.59" calcext:value-type="float">
            <text:p>319.59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276.29" calcext:value-type="float">
            <text:p>276.29</text:p>
          </table:table-cell>
          <table:table-cell office:value-type="float" office:value="17.9166666666667" calcext:value-type="float">
            <text:p>17.9166666666667</text:p>
          </table:table-cell>
          <table:table-cell office:value-type="float" office:value="265.49" calcext:value-type="float">
            <text:p>265.49</text:p>
          </table:table-cell>
          <table:table-cell office:value-type="float" office:value="18.25" calcext:value-type="float">
            <text:p>18.25</text:p>
          </table:table-cell>
          <table:table-cell office:value-type="float" office:value="339.5" calcext:value-type="float">
            <text:p>339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79.39" calcext:value-type="float">
            <text:p>179.39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6.84" calcext:value-type="float">
            <text:p>166.84</text:p>
          </table:table-cell>
          <table:table-cell office:value-type="float" office:value="9.70470662495197" calcext:value-type="float">
            <text:p>9.70470662495197</text:p>
          </table:table-cell>
          <table:table-cell office:value-type="float" office:value="348.989695372963" calcext:value-type="float">
            <text:p>348.989695372963</text:p>
          </table:table-cell>
          <table:table-cell office:value-type="float" office:value="10.6" calcext:value-type="float">
            <text:p>10.6</text:p>
          </table:table-cell>
          <table:table-cell office:value-type="float" office:value="337.14" calcext:value-type="float">
            <text:p>337.14</text:p>
          </table:table-cell>
        </table:table-row>
        <table:table-row table:style-name="ro1">
          <table:table-cell office:value-type="float" office:value="15.8083333333333" calcext:value-type="float">
            <text:p>15.8083333333333</text:p>
          </table:table-cell>
          <table:table-cell office:value-type="float" office:value="227.76" calcext:value-type="float">
            <text:p>227.76</text:p>
          </table:table-cell>
          <table:table-cell office:value-type="float" office:value="16.389125" calcext:value-type="float">
            <text:p>16.389125</text:p>
          </table:table-cell>
          <table:table-cell office:value-type="float" office:value="335.429999999999" calcext:value-type="float">
            <text:p>335.429999999999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328.97" calcext:value-type="float">
            <text:p>328.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14.55" calcext:value-type="float">
            <text:p>214.55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314.96" calcext:value-type="float">
            <text:p>314.96</text:p>
          </table:table-cell>
          <table:table-cell office:value-type="float" office:value="20.75" calcext:value-type="float">
            <text:p>20.75</text:p>
          </table:table-cell>
          <table:table-cell office:value-type="float" office:value="255.91" calcext:value-type="float">
            <text:p>255.91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333.28" calcext:value-type="float">
            <text:p>333.28</text:p>
          </table:table-cell>
          <table:table-cell office:value-type="float" office:value="21.45" calcext:value-type="float">
            <text:p>21.45</text:p>
          </table:table-cell>
          <table:table-cell office:value-type="float" office:value="323.71" calcext:value-type="float">
            <text:p>323.71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335.59" calcext:value-type="float">
            <text:p>335.59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209.4" calcext:value-type="float">
            <text:p>209.4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29.76" calcext:value-type="float">
            <text:p>329.76</text:p>
          </table:table-cell>
          <table:table-cell office:value-type="float" office:value="22" calcext:value-type="float">
            <text:p>22</text:p>
          </table:table-cell>
          <table:table-cell office:value-type="float" office:value="322.770000000001" calcext:value-type="float">
            <text:p>322.770000000001</text:p>
          </table:table-cell>
          <table:table-cell office:value-type="float" office:value="9.6" calcext:value-type="float">
            <text:p>9.6</text:p>
          </table:table-cell>
          <table:table-cell office:value-type="float" office:value="163.1" calcext:value-type="float">
            <text:p>163.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3.8" calcext:value-type="float">
            <text:p>163.8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26.93" calcext:value-type="float">
            <text:p>326.93</text:p>
          </table:table-cell>
          <table:table-cell office:value-type="float" office:value="10.6" calcext:value-type="float">
            <text:p>10.6</text:p>
          </table:table-cell>
          <table:table-cell office:value-type="float" office:value="283.65625" calcext:value-type="float">
            <text:p>283.65625</text:p>
          </table:table-cell>
          <table:table-cell office:value-type="float" office:value="9.18333333333333" calcext:value-type="float">
            <text:p>9.18333333333333</text:p>
          </table:table-cell>
          <table:table-cell office:value-type="float" office:value="171.96" calcext:value-type="float">
            <text:p>171.96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170.41" calcext:value-type="float">
            <text:p>170.41</text:p>
          </table:table-cell>
          <table:table-cell office:value-type="float" office:value="9.78333333333333" calcext:value-type="float">
            <text:p>9.78333333333333</text:p>
          </table:table-cell>
          <table:table-cell office:value-type="float" office:value="325.39" calcext:value-type="float">
            <text:p>325.39</text:p>
          </table:table-cell>
          <table:table-cell office:value-type="float" office:value="10.1" calcext:value-type="float">
            <text:p>10.1</text:p>
          </table:table-cell>
          <table:table-cell office:value-type="float" office:value="313.96" calcext:value-type="float">
            <text:p>313.96</text:p>
          </table:table-cell>
          <table:table-cell office:value-type="float" office:value="19.3416666666667" calcext:value-type="float">
            <text:p>19.3416666666667</text:p>
          </table:table-cell>
          <table:table-cell office:value-type="float" office:value="303.39" calcext:value-type="float">
            <text:p>303.39</text:p>
          </table:table-cell>
          <table:table-cell office:value-type="float" office:value="19.75" calcext:value-type="float">
            <text:p>19.75</text:p>
          </table:table-cell>
          <table:table-cell office:value-type="float" office:value="260.09" calcext:value-type="float">
            <text:p>260.09</text:p>
          </table:table-cell>
          <table:table-cell office:value-type="float" office:value="20.0833333333333" calcext:value-type="float">
            <text:p>20.0833333333333</text:p>
          </table:table-cell>
          <table:table-cell office:value-type="float" office:value="249.29" calcext:value-type="float">
            <text:p>249.2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23.3" calcext:value-type="float">
            <text:p>323.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.4878739228278" calcext:value-type="float">
            <text:p>10.4878739228278</text:p>
          </table:table-cell>
          <table:table-cell office:value-type="float" office:value="153.07" calcext:value-type="float">
            <text:p>153.07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35.430000000001" calcext:value-type="float">
            <text:p>335.430000000001</text:p>
          </table:table-cell>
          <table:table-cell office:value-type="float" office:value="11.025" calcext:value-type="float">
            <text:p>11.025</text:p>
          </table:table-cell>
          <table:table-cell office:value-type="float" office:value="323.37" calcext:value-type="float">
            <text:p>323.37</text:p>
          </table:table-cell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236.01" calcext:value-type="float">
            <text:p>236.01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336.256249999999" calcext:value-type="float">
            <text:p>336.256249999999</text:p>
          </table:table-cell>
          <table:table-cell office:value-type="float" office:value="16.75" calcext:value-type="float">
            <text:p>16.75</text:p>
          </table:table-cell>
          <table:table-cell office:value-type="float" office:value="338.97" calcext:value-type="float">
            <text:p>338.97</text:p>
          </table:table-cell>
          <table:table-cell office:value-type="float" office:value="24" calcext:value-type="float">
            <text:p>24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214.55" calcext:value-type="float">
            <text:p>214.55</text:p>
          </table:table-cell>
          <table:table-cell office:value-type="float" office:value="20.7833333333333" calcext:value-type="float">
            <text:p>20.7833333333333</text:p>
          </table:table-cell>
          <table:table-cell office:value-type="float" office:value="325.96" calcext:value-type="float">
            <text:p>325.96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266.91" calcext:value-type="float">
            <text:p>266.91</text:p>
          </table:table-cell>
          <table:table-cell office:value-type="float" office:value="21.45" calcext:value-type="float">
            <text:p>21.45</text:p>
          </table:table-cell>
          <table:table-cell office:value-type="float" office:value="343.28" calcext:value-type="float">
            <text:p>343.28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333.71" calcext:value-type="float">
            <text:p>333.71</text:p>
          </table:table-cell>
          <table:table-cell office:value-type="float" office:value="23" calcext:value-type="float">
            <text:p>23</text:p>
          </table:table-cell>
          <table:table-cell office:value-type="float" office:value="380.84" calcext:value-type="float">
            <text:p>380.84</text:p>
          </table:table-cell>
          <table:table-cell office:value-type="float" office:value="23" calcext:value-type="float">
            <text:p>23</text:p>
          </table:table-cell>
          <table:table-cell office:value-type="float" office:value="259.4" calcext:value-type="float">
            <text:p>259.4</text:p>
          </table:table-cell>
          <table:table-cell office:value-type="float" office:value="23" calcext:value-type="float">
            <text:p>23</text:p>
          </table:table-cell>
          <table:table-cell office:value-type="float" office:value="355.01" calcext:value-type="float">
            <text:p>355.01</text:p>
          </table:table-cell>
          <table:table-cell office:value-type="float" office:value="23" calcext:value-type="float">
            <text:p>23</text:p>
          </table:table-cell>
          <table:table-cell office:value-type="float" office:value="352.770000000001" calcext:value-type="float">
            <text:p>352.770000000001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168.1" calcext:value-type="float">
            <text:p>168.1</text:p>
          </table:table-cell>
          <table:table-cell office:value-type="float" office:value="10.1" calcext:value-type="float">
            <text:p>10.1</text:p>
          </table:table-cell>
          <table:table-cell office:value-type="float" office:value="168.8" calcext:value-type="float">
            <text:p>168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33.43" calcext:value-type="float">
            <text:p>333.43</text:p>
          </table:table-cell>
          <table:table-cell office:value-type="float" office:value="10.7666666666667" calcext:value-type="float">
            <text:p>10.7666666666667</text:p>
          </table:table-cell>
          <table:table-cell office:value-type="float" office:value="288.65625" calcext:value-type="float">
            <text:p>288.65625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172.96" calcext:value-type="float">
            <text:p>172.96</text:p>
          </table:table-cell>
          <table:table-cell office:value-type="float" office:value="9.55" calcext:value-type="float">
            <text:p>9.55</text:p>
          </table:table-cell>
          <table:table-cell office:value-type="float" office:value="171.41" calcext:value-type="float">
            <text:p>171.41</text:p>
          </table:table-cell>
          <table:table-cell office:value-type="float" office:value="9.88333333333333" calcext:value-type="float">
            <text:p>9.88333333333333</text:p>
          </table:table-cell>
          <table:table-cell office:value-type="float" office:value="328.39" calcext:value-type="float">
            <text:p>328.39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17.46" calcext:value-type="float">
            <text:p>317.46</text:p>
          </table:table-cell>
          <table:table-cell office:value-type="float" office:value="19.75" calcext:value-type="float">
            <text:p>19.75</text:p>
          </table:table-cell>
          <table:table-cell office:value-type="float" office:value="315.64" calcext:value-type="float">
            <text:p>315.64</text:p>
          </table:table-cell>
          <table:table-cell office:value-type="float" office:value="20.0833333333333" calcext:value-type="float">
            <text:p>20.0833333333333</text:p>
          </table:table-cell>
          <table:table-cell office:value-type="float" office:value="270.09" calcext:value-type="float">
            <text:p>270.09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259.29" calcext:value-type="float">
            <text:p>259.29</text:p>
          </table:table-cell>
          <table:table-cell office:value-type="float" office:value="20.75" calcext:value-type="float">
            <text:p>20.75</text:p>
          </table:table-cell>
          <table:table-cell office:value-type="float" office:value="342.05" calcext:value-type="float">
            <text:p>342.0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33333333" calcext:value-type="float">
            <text:p>10.7333333333333</text:p>
          </table:table-cell>
          <table:table-cell office:value-type="float" office:value="175.12" calcext:value-type="float">
            <text:p>175.12</text:p>
          </table:table-cell>
          <table:table-cell office:value-type="float" office:value="10.7031766287941" calcext:value-type="float">
            <text:p>10.7031766287941</text:p>
          </table:table-cell>
          <table:table-cell office:value-type="float" office:value="348.995462429331" calcext:value-type="float">
            <text:p>348.995462429331</text:p>
          </table:table-cell>
          <table:table-cell office:value-type="float" office:value="11.4" calcext:value-type="float">
            <text:p>11.4</text:p>
          </table:table-cell>
          <table:table-cell office:value-type="float" office:value="344.930000000001" calcext:value-type="float">
            <text:p>344.93000000000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344.62" calcext:value-type="float">
            <text:p>344.62</text:p>
          </table:table-cell>
        </table:table-row>
        <table:table-row table:style-name="ro1">
          <table:table-cell office:value-type="float" office:value="18.2916666666667" calcext:value-type="float">
            <text:p>18.2916666666667</text:p>
          </table:table-cell>
          <table:table-cell office:value-type="float" office:value="222.24" calcext:value-type="float">
            <text:p>222.24</text:p>
          </table:table-cell>
          <table:table-cell office:value-type="float" office:value="18.675" calcext:value-type="float">
            <text:p>18.675</text:p>
          </table:table-cell>
          <table:table-cell office:value-type="float" office:value="322.486249999999" calcext:value-type="float">
            <text:p>322.486249999999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25.2" calcext:value-type="float">
            <text:p>325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317.59" calcext:value-type="float">
            <text:p>317.59</text:p>
          </table:table-cell>
          <table:table-cell office:value-type="float" office:value="21.375" calcext:value-type="float">
            <text:p>21.375</text:p>
          </table:table-cell>
          <table:table-cell office:value-type="float" office:value="258.54" calcext:value-type="float">
            <text:p>258.54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334.91" calcext:value-type="float">
            <text:p>334.91</text:p>
          </table:table-cell>
          <table:table-cell office:value-type="float" office:value="22.3" calcext:value-type="float">
            <text:p>22.3</text:p>
          </table:table-cell>
          <table:table-cell office:value-type="float" office:value="325.34" calcext:value-type="float">
            <text:p>325.3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8.71" calcext:value-type="float">
            <text:p>348.7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7.27" calcext:value-type="float">
            <text:p>227.2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2.88" calcext:value-type="float">
            <text:p>322.8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0.640000000001" calcext:value-type="float">
            <text:p>320.640000000001</text:p>
          </table:table-cell>
          <table:table-cell office:value-type="float" office:value="10.2715832372798" calcext:value-type="float">
            <text:p>10.2715832372798</text:p>
          </table:table-cell>
          <table:table-cell office:value-type="float" office:value="152.17" calcext:value-type="float">
            <text:p>152.17</text:p>
          </table:table-cell>
          <table:table-cell office:value-type="float" office:value="10.7031766287941" calcext:value-type="float">
            <text:p>10.7031766287941</text:p>
          </table:table-cell>
          <table:table-cell office:value-type="float" office:value="152.87" calcext:value-type="float">
            <text:p>152.87</text:p>
          </table:table-cell>
          <table:table-cell office:value-type="float" office:value="12.7833333333333" calcext:value-type="float">
            <text:p>12.7833333333333</text:p>
          </table:table-cell>
          <table:table-cell office:value-type="float" office:value="317.5" calcext:value-type="float">
            <text:p>317.5</text:p>
          </table:table-cell>
          <table:table-cell office:value-type="float" office:value="13.84" calcext:value-type="float">
            <text:p>13.84</text:p>
          </table:table-cell>
          <table:table-cell office:value-type="float" office:value="272.72625" calcext:value-type="float">
            <text:p>272.72625</text:p>
          </table:table-cell>
          <table:table-cell office:value-type="float" office:value="9.88333333333333" calcext:value-type="float">
            <text:p>9.88333333333333</text:p>
          </table:table-cell>
          <table:table-cell office:value-type="float" office:value="156.49" calcext:value-type="float">
            <text:p>156.49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54.94" calcext:value-type="float">
            <text:p>154.94</text:p>
          </table:table-cell>
          <table:table-cell office:value-type="float" office:value="10.7666666666667" calcext:value-type="float">
            <text:p>10.7666666666667</text:p>
          </table:table-cell>
          <table:table-cell office:value-type="float" office:value="311.92" calcext:value-type="float">
            <text:p>311.92</text:p>
          </table:table-cell>
          <table:table-cell office:value-type="float" office:value="11.4" calcext:value-type="float">
            <text:p>11.4</text:p>
          </table:table-cell>
          <table:table-cell office:value-type="float" office:value="300.99" calcext:value-type="float">
            <text:p>300.9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1.1583333333333" calcext:value-type="float">
            <text:p>21.1583333333333</text:p>
          </table:table-cell>
          <table:table-cell office:value-type="float" office:value="255.78" calcext:value-type="float">
            <text:p>255.78</text:p>
          </table:table-cell>
          <table:table-cell office:value-type="float" office:value="21.3" calcext:value-type="float">
            <text:p>21.3</text:p>
          </table:table-cell>
          <table:table-cell office:value-type="float" office:value="244.98" calcext:value-type="float">
            <text:p>244.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327.74" calcext:value-type="float">
            <text:p>327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7.03" calcext:value-type="float">
            <text:p>157.03</text:p>
          </table:table-cell>
          <table:table-cell office:value-type="float" office:value="11.9" calcext:value-type="float">
            <text:p>11.9</text:p>
          </table:table-cell>
          <table:table-cell office:value-type="float" office:value="331.109999999999" calcext:value-type="float">
            <text:p>331.109999999999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26.840000000001" calcext:value-type="float">
            <text:p>326.84000000000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26.53" calcext:value-type="float">
            <text:p>326.53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33.74" calcext:value-type="float">
            <text:p>233.7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32.486249999999" calcext:value-type="float">
            <text:p>332.486249999999</text:p>
          </table:table-cell>
          <table:table-cell office:value-type="float" office:value="19.3416666666667" calcext:value-type="float">
            <text:p>19.3416666666667</text:p>
          </table:table-cell>
          <table:table-cell office:value-type="float" office:value="335.2" calcext:value-type="float">
            <text:p>335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326.34" calcext:value-type="float">
            <text:p>326.34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67.29" calcext:value-type="float">
            <text:p>267.29</text:p>
          </table:table-cell>
          <table:table-cell office:value-type="float" office:value="22" calcext:value-type="float">
            <text:p>22</text:p>
          </table:table-cell>
          <table:table-cell office:value-type="float" office:value="343.66" calcext:value-type="float">
            <text:p>343.66</text:p>
          </table:table-cell>
          <table:table-cell office:value-type="float" office:value="22.3333333333333" calcext:value-type="float">
            <text:p>22.3333333333333</text:p>
          </table:table-cell>
          <table:table-cell office:value-type="float" office:value="326.34" calcext:value-type="float">
            <text:p>326.34</text:p>
          </table:table-cell>
          <table:table-cell office:value-type="float" office:value="24" calcext:value-type="float">
            <text:p>24</text:p>
          </table:table-cell>
          <table:table-cell office:value-type="float" office:value="348.71" calcext:value-type="float">
            <text:p>348.71</text:p>
          </table:table-cell>
          <table:table-cell office:value-type="float" office:value="24" calcext:value-type="float">
            <text:p>24</text:p>
          </table:table-cell>
          <table:table-cell office:value-type="float" office:value="227.27" calcext:value-type="float">
            <text:p>227.27</text:p>
          </table:table-cell>
          <table:table-cell office:value-type="float" office:value="24" calcext:value-type="float">
            <text:p>24</text:p>
          </table:table-cell>
          <table:table-cell office:value-type="float" office:value="322.88" calcext:value-type="float">
            <text:p>322.88</text:p>
          </table:table-cell>
          <table:table-cell office:value-type="float" office:value="24" calcext:value-type="float">
            <text:p>24</text:p>
          </table:table-cell>
          <table:table-cell office:value-type="float" office:value="320.640000000001" calcext:value-type="float">
            <text:p>320.640000000001</text:p>
          </table:table-cell>
          <table:table-cell office:value-type="float" office:value="10.4878739228278" calcext:value-type="float">
            <text:p>10.4878739228278</text:p>
          </table:table-cell>
          <table:table-cell office:value-type="float" office:value="348.99452384873" calcext:value-type="float">
            <text:p>348.99452384873</text:p>
          </table:table-cell>
          <table:table-cell office:value-type="float" office:value="10.9186988857786" calcext:value-type="float">
            <text:p>10.9186988857786</text:p>
          </table:table-cell>
          <table:table-cell office:value-type="float" office:value="348.995253855865" calcext:value-type="float">
            <text:p>348.995253855865</text:p>
          </table:table-cell>
          <table:table-cell office:value-type="float" office:value="13.84" calcext:value-type="float">
            <text:p>13.84</text:p>
          </table:table-cell>
          <table:table-cell office:value-type="float" office:value="349.2" calcext:value-type="float">
            <text:p>349.2</text:p>
          </table:table-cell>
          <table:table-cell office:value-type="float" office:value="16.389125" calcext:value-type="float">
            <text:p>16.389125</text:p>
          </table:table-cell>
          <table:table-cell office:value-type="float" office:value="349.2" calcext:value-type="float">
            <text:p>349.2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172.49" calcext:value-type="float">
            <text:p>172.49</text:p>
          </table:table-cell>
          <table:table-cell office:value-type="float" office:value="10.2715832372798" calcext:value-type="float">
            <text:p>10.2715832372798</text:p>
          </table:table-cell>
          <table:table-cell office:value-type="float" office:value="348.997412591251" calcext:value-type="float">
            <text:p>348.997412591251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21.42" calcext:value-type="float">
            <text:p>321.42</text:p>
          </table:table-cell>
          <table:table-cell office:value-type="float" office:value="11.4166666666667" calcext:value-type="float">
            <text:p>11.4166666666667</text:p>
          </table:table-cell>
          <table:table-cell office:value-type="float" office:value="301.49" calcext:value-type="float">
            <text:p>301.49</text:p>
          </table:table-cell>
          <table:table-cell office:value-type="float" office:value="21.1583333333333" calcext:value-type="float">
            <text:p>21.1583333333333</text:p>
          </table:table-cell>
          <table:table-cell office:value-type="float" office:value="302.33" calcext:value-type="float">
            <text:p>302.33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265.78" calcext:value-type="float">
            <text:p>265.78</text:p>
          </table:table-cell>
          <table:table-cell office:value-type="float" office:value="21.825" calcext:value-type="float">
            <text:p>21.825</text:p>
          </table:table-cell>
          <table:table-cell office:value-type="float" office:value="260.73" calcext:value-type="float">
            <text:p>260.73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56.74" calcext:value-type="float">
            <text:p>356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162.03" calcext:value-type="float">
            <text:p>162.0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41.109999999999" calcext:value-type="float">
            <text:p>341.10999999999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36.840000000001" calcext:value-type="float">
            <text:p>336.840000000001</text:p>
          </table:table-cell>
          <table:table-cell office:value-type="float" office:value="12.9" calcext:value-type="float">
            <text:p>12.9</text:p>
          </table:table-cell>
          <table:table-cell office:value-type="float" office:value="336.53" calcext:value-type="float">
            <text:p>336.53</text:p>
          </table:table-cell>
        </table:table-row>
        <table:table-row table:style-name="ro1">
          <table:table-cell office:value-type="float" office:value="20.7833333333333" calcext:value-type="float">
            <text:p>20.7833333333333</text:p>
          </table:table-cell>
          <table:table-cell office:value-type="float" office:value="222.67" calcext:value-type="float">
            <text:p>222.67</text:p>
          </table:table-cell>
          <table:table-cell office:value-type="float" office:value="21.125" calcext:value-type="float">
            <text:p>21.125</text:p>
          </table:table-cell>
          <table:table-cell office:value-type="float" office:value="321.416249999999" calcext:value-type="float">
            <text:p>321.416249999999</text:p>
          </table:table-cell>
          <table:table-cell office:value-type="float" office:value="21.4583333333333" calcext:value-type="float">
            <text:p>21.4583333333333</text:p>
          </table:table-cell>
          <table:table-cell office:value-type="float" office:value="324.13" calcext:value-type="float">
            <text:p>324.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72.34" calcext:value-type="float">
            <text:p>272.34</text:p>
          </table:table-cell>
          <table:table-cell office:value-type="float" office:value="23" calcext:value-type="float">
            <text:p>23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" calcext:value-type="float">
            <text:p>23</text:p>
          </table:table-cell>
          <table:table-cell office:value-type="float" office:value="311.26" calcext:value-type="float">
            <text:p>311.26</text:p>
          </table:table-cell>
          <table:table-cell office:value-type="float" office:value="23" calcext:value-type="float">
            <text:p>23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8.6333333333333" calcext:value-type="float">
            <text:p>18.6333333333333</text:p>
          </table:table-cell>
          <table:table-cell office:value-type="float" office:value="333.270000000001" calcext:value-type="float">
            <text:p>333.270000000001</text:p>
          </table:table-cell>
          <table:table-cell office:value-type="float" office:value="18.9666666666667" calcext:value-type="float">
            <text:p>18.9666666666667</text:p>
          </table:table-cell>
          <table:table-cell office:value-type="float" office:value="333.27" calcext:value-type="float">
            <text:p>333.27</text:p>
          </table:table-cell>
          <table:table-cell office:value-type="float" office:value="19.475" calcext:value-type="float">
            <text:p>19.475</text:p>
          </table:table-cell>
          <table:table-cell office:value-type="float" office:value="333.27" calcext:value-type="float">
            <text:p>333.27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7.6833360777211" calcext:value-type="float">
            <text:p>17.6833360777211</text:p>
          </table:table-cell>
          <table:table-cell office:value-type="float" office:value="126.18" calcext:value-type="float">
            <text:p>126.18</text:p>
          </table:table-cell>
          <table:table-cell office:value-type="float" office:value="17.9666666666667" calcext:value-type="float">
            <text:p>17.9666666666667</text:p>
          </table:table-cell>
          <table:table-cell office:value-type="float" office:value="98.3999999999997" calcext:value-type="float">
            <text:p>98.3999999999997</text:p>
          </table:table-cell>
          <table:table-cell office:value-type="float" office:value="18.3" calcext:value-type="float">
            <text:p>18.3</text:p>
          </table:table-cell>
          <table:table-cell office:value-type="float" office:value="78.4699999999997" calcext:value-type="float">
            <text:p>78.4699999999997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252.65" calcext:value-type="float">
            <text:p>252.65</text:p>
          </table:table-cell>
          <table:table-cell office:value-type="float" office:value="23" calcext:value-type="float">
            <text:p>23</text:p>
          </table:table-cell>
          <table:table-cell office:value-type="float" office:value="216.91" calcext:value-type="float">
            <text:p>216.91</text:p>
          </table:table-cell>
          <table:table-cell office:value-type="float" office:value="23" calcext:value-type="float">
            <text:p>23</text:p>
          </table:table-cell>
          <table:table-cell office:value-type="float" office:value="222.66" calcext:value-type="float">
            <text:p>222.66</text:p>
          </table:table-cell>
          <table:table-cell office:value-type="float" office:value="23" calcext:value-type="float">
            <text:p>23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3333333" calcext:value-type="float">
            <text:p>12.5083333333333</text:p>
          </table:table-cell>
          <table:table-cell office:value-type="float" office:value="142.32" calcext:value-type="float">
            <text:p>142.32</text:p>
          </table:table-cell>
          <table:table-cell office:value-type="float" office:value="12.9" calcext:value-type="float">
            <text:p>12.9</text:p>
          </table:table-cell>
          <table:table-cell office:value-type="float" office:value="321.399999999999" calcext:value-type="float">
            <text:p>321.399999999999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17.13" calcext:value-type="float">
            <text:p>317.13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316.82" calcext:value-type="float">
            <text:p>316.82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232.92" calcext:value-type="float">
            <text:p>232.92</text:p>
          </table:table-cell>
          <table:table-cell office:value-type="float" office:value="21.4583333333333" calcext:value-type="float">
            <text:p>21.4583333333333</text:p>
          </table:table-cell>
          <table:table-cell office:value-type="float" office:value="331.416249999999" calcext:value-type="float">
            <text:p>331.416249999999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34.13" calcext:value-type="float">
            <text:p>334.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72.34" calcext:value-type="float">
            <text:p>272.34</text:p>
          </table:table-cell>
          <table:table-cell office:value-type="float" office:value="23" calcext:value-type="float">
            <text:p>23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" calcext:value-type="float">
            <text:p>23</text:p>
          </table:table-cell>
          <table:table-cell office:value-type="float" office:value="311.26" calcext:value-type="float">
            <text:p>311.26</text:p>
          </table:table-cell>
          <table:table-cell office:value-type="float" office:value="23" calcext:value-type="float">
            <text:p>23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339.02" calcext:value-type="float">
            <text:p>339.02</text:p>
          </table:table-cell>
          <table:table-cell office:value-type="float" office:value="18.825" calcext:value-type="float">
            <text:p>18.825</text:p>
          </table:table-cell>
          <table:table-cell office:value-type="float" office:value="339.020000000001" calcext:value-type="float">
            <text:p>339.020000000001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339.02" calcext:value-type="float">
            <text:p>339.02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7.6833360777211" calcext:value-type="float">
            <text:p>17.6833360777211</text:p>
          </table:table-cell>
          <table:table-cell office:value-type="float" office:value="348.835830726166" calcext:value-type="float">
            <text:p>348.835830726166</text:p>
          </table:table-cell>
          <table:table-cell office:value-type="float" office:value="17.92815741808" calcext:value-type="float">
            <text:p>17.92815741808</text:p>
          </table:table-cell>
          <table:table-cell office:value-type="float" office:value="348.967419726658" calcext:value-type="float">
            <text:p>348.967419726658</text:p>
          </table:table-cell>
          <table:table-cell office:value-type="float" office:value="18.2419836434491" calcext:value-type="float">
            <text:p>18.2419836434491</text:p>
          </table:table-cell>
          <table:table-cell office:value-type="float" office:value="348.938448872057" calcext:value-type="float">
            <text:p>348.938448872057</text:p>
          </table:table-cell>
          <table:table-cell office:value-type="float" office:value="18.5971952357429" calcext:value-type="float">
            <text:p>18.5971952357429</text:p>
          </table:table-cell>
          <table:table-cell office:value-type="float" office:value="348.917664526043" calcext:value-type="float">
            <text:p>348.917664526043</text:p>
          </table:table-cell>
          <table:table-cell office:value-type="float" office:value="23" calcext:value-type="float">
            <text:p>23</text:p>
          </table:table-cell>
          <table:table-cell office:value-type="float" office:value="261.9" calcext:value-type="float">
            <text:p>261.9</text:p>
          </table:table-cell>
          <table:table-cell office:value-type="float" office:value="23" calcext:value-type="float">
            <text:p>23</text:p>
          </table:table-cell>
          <table:table-cell office:value-type="float" office:value="216.91" calcext:value-type="float">
            <text:p>216.91</text:p>
          </table:table-cell>
          <table:table-cell office:value-type="float" office:value="23" calcext:value-type="float">
            <text:p>23</text:p>
          </table:table-cell>
          <table:table-cell office:value-type="float" office:value="222.66" calcext:value-type="float">
            <text:p>222.66</text:p>
          </table:table-cell>
          <table:table-cell office:value-type="float" office:value="23" calcext:value-type="float">
            <text:p>23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7354369065262" calcext:value-type="float">
            <text:p>12.7354369065262</text:p>
          </table:table-cell>
          <table:table-cell office:value-type="float" office:value="348.984251605467" calcext:value-type="float">
            <text:p>348.984251605467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339.649999999999" calcext:value-type="float">
            <text:p>339.64999999999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318.88" calcext:value-type="float">
            <text:p>318.88</text:p>
          </table:table-cell>
          <table:table-cell office:value-type="float" office:value="14.175" calcext:value-type="float">
            <text:p>14.175</text:p>
          </table:table-cell>
          <table:table-cell office:value-type="float" office:value="326.82" calcext:value-type="float">
            <text:p>326.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" calcext:value-type="float">
            <text:p>23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3" calcext:value-type="float">
            <text:p>23</text:p>
          </table:table-cell>
          <table:table-cell office:value-type="float" office:value="294.98" calcext:value-type="float">
            <text:p>294.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34" calcext:value-type="float">
            <text:p>272.3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1.26" calcext:value-type="float">
            <text:p>311.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66666667" calcext:value-type="float">
            <text:p>19.0666666666667</text:p>
          </table:table-cell>
          <table:table-cell office:value-type="float" office:value="320.39" calcext:value-type="float">
            <text:p>320.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320.390000000001" calcext:value-type="float">
            <text:p>320.390000000001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20.39" calcext:value-type="float">
            <text:p>320.39</text:p>
          </table:table-cell>
          <table:table-cell office:value-type="float" office:value="20.475" calcext:value-type="float">
            <text:p>20.475</text:p>
          </table:table-cell>
          <table:table-cell office:value-type="float" office:value="315.14" calcext:value-type="float">
            <text:p>315.14</text:p>
          </table:table-cell>
          <table:table-cell office:value-type="float" office:value="18.5416666666667" calcext:value-type="float">
            <text:p>18.5416666666667</text:p>
          </table:table-cell>
          <table:table-cell office:value-type="float" office:value="334.890000000001" calcext:value-type="float">
            <text:p>334.890000000001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334.889999999999" calcext:value-type="float">
            <text:p>334.889999999999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334.890000000001" calcext:value-type="float">
            <text:p>334.890000000001</text:p>
          </table:table-cell>
          <table:table-cell office:value-type="float" office:value="20.1416666666667" calcext:value-type="float">
            <text:p>20.1416666666667</text:p>
          </table:table-cell>
          <table:table-cell office:value-type="float" office:value="334.889999999999" calcext:value-type="float">
            <text:p>334.88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9.77" calcext:value-type="float">
            <text:p>229.7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16.91" calcext:value-type="float">
            <text:p>216.9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2.66" calcext:value-type="float">
            <text:p>222.6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75" calcext:value-type="float">
            <text:p>14.175</text:p>
          </table:table-cell>
          <table:table-cell office:value-type="float" office:value="330.3" calcext:value-type="float">
            <text:p>330.3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20.749999999999" calcext:value-type="float">
            <text:p>320.749999999999</text:p>
          </table:table-cell>
          <table:table-cell office:value-type="float" office:value="14.775" calcext:value-type="float">
            <text:p>14.775</text:p>
          </table:table-cell>
          <table:table-cell office:value-type="float" office:value="299.98" calcext:value-type="float">
            <text:p>299.9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307.92" calcext:value-type="float">
            <text:p>307.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" calcext:value-type="float">
            <text:p>23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3" calcext:value-type="float">
            <text:p>23</text:p>
          </table:table-cell>
          <table:table-cell office:value-type="float" office:value="294.98" calcext:value-type="float">
            <text:p>294.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34" calcext:value-type="float">
            <text:p>272.34</text:p>
          </table:table-cell>
          <table:table-cell office:value-type="float" office:value="24" calcext:value-type="float">
            <text:p>24</text:p>
          </table:table-cell>
          <table:table-cell office:value-type="float" office:value="224.09" calcext:value-type="float">
            <text:p>224.09</text:p>
          </table:table-cell>
          <table:table-cell office:value-type="float" office:value="24" calcext:value-type="float">
            <text:p>24</text:p>
          </table:table-cell>
          <table:table-cell office:value-type="float" office:value="311.26" calcext:value-type="float">
            <text:p>311.26</text:p>
          </table:table-cell>
          <table:table-cell office:value-type="float" office:value="24" calcext:value-type="float">
            <text:p>24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339.89" calcext:value-type="float">
            <text:p>339.89</text:p>
          </table:table-cell>
          <table:table-cell office:value-type="float" office:value="20.05" calcext:value-type="float">
            <text:p>20.05</text:p>
          </table:table-cell>
          <table:table-cell office:value-type="float" office:value="324.140000000001" calcext:value-type="float">
            <text:p>324.14000000000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324.14" calcext:value-type="float">
            <text:p>324.14</text:p>
          </table:table-cell>
          <table:table-cell office:value-type="float" office:value="20.7166666666667" calcext:value-type="float">
            <text:p>20.7166666666667</text:p>
          </table:table-cell>
          <table:table-cell office:value-type="float" office:value="322.39" calcext:value-type="float">
            <text:p>322.39</text:p>
          </table:table-cell>
          <table:table-cell office:value-type="float" office:value="19.0186666666666" calcext:value-type="float">
            <text:p>19.0186666666666</text:p>
          </table:table-cell>
          <table:table-cell office:value-type="float" office:value="349.2" calcext:value-type="float">
            <text:p>349.2</text:p>
          </table:table-cell>
          <table:table-cell office:value-type="float" office:value="19.5916666666667" calcext:value-type="float">
            <text:p>19.5916666666667</text:p>
          </table:table-cell>
          <table:table-cell office:value-type="float" office:value="337.889999999999" calcext:value-type="float">
            <text:p>337.889999999999</text:p>
          </table:table-cell>
          <table:table-cell office:value-type="float" office:value="19.925" calcext:value-type="float">
            <text:p>19.925</text:p>
          </table:table-cell>
          <table:table-cell office:value-type="float" office:value="338.390000000001" calcext:value-type="float">
            <text:p>338.390000000001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38.389999999999" calcext:value-type="float">
            <text:p>338.38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229.77" calcext:value-type="float">
            <text:p>229.77</text:p>
          </table:table-cell>
          <table:table-cell office:value-type="float" office:value="24" calcext:value-type="float">
            <text:p>24</text:p>
          </table:table-cell>
          <table:table-cell office:value-type="float" office:value="216.91" calcext:value-type="float">
            <text:p>216.91</text:p>
          </table:table-cell>
          <table:table-cell office:value-type="float" office:value="24" calcext:value-type="float">
            <text:p>24</text:p>
          </table:table-cell>
          <table:table-cell office:value-type="float" office:value="222.66" calcext:value-type="float">
            <text:p>222.66</text:p>
          </table:table-cell>
          <table:table-cell office:value-type="float" office:value="24" calcext:value-type="float">
            <text:p>24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38.3" calcext:value-type="float">
            <text:p>338.3</text:p>
          </table:table-cell>
          <table:table-cell office:value-type="float" office:value="14.775" calcext:value-type="float">
            <text:p>14.775</text:p>
          </table:table-cell>
          <table:table-cell office:value-type="float" office:value="330.749999999999" calcext:value-type="float">
            <text:p>330.749999999999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309.98" calcext:value-type="float">
            <text:p>309.98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17.92" calcext:value-type="float">
            <text:p>317.92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4.98" calcext:value-type="float">
            <text:p>294.9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916666666667" calcext:value-type="float">
            <text:p>20.3916666666667</text:p>
          </table:table-cell>
          <table:table-cell office:value-type="float" office:value="328.55" calcext:value-type="float">
            <text:p>328.55</text:p>
          </table:table-cell>
          <table:table-cell office:value-type="float" office:value="20.7166666666667" calcext:value-type="float">
            <text:p>20.7166666666667</text:p>
          </table:table-cell>
          <table:table-cell office:value-type="float" office:value="312.800000000001" calcext:value-type="float">
            <text:p>312.80000000000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312.8" calcext:value-type="float">
            <text:p>312.8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311.05" calcext:value-type="float">
            <text:p>311.05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.775" calcext:value-type="float">
            <text:p>19.775</text:p>
          </table:table-cell>
          <table:table-cell office:value-type="float" office:value="331.949999999999" calcext:value-type="float">
            <text:p>331.949999999999</text:p>
          </table:table-cell>
          <table:table-cell office:value-type="float" office:value="20.15" calcext:value-type="float">
            <text:p>20.15</text:p>
          </table:table-cell>
          <table:table-cell office:value-type="float" office:value="332.450000000001" calcext:value-type="float">
            <text:p>332.450000000001</text:p>
          </table:table-cell>
          <table:table-cell office:value-type="float" office:value="20.725" calcext:value-type="float">
            <text:p>20.725</text:p>
          </table:table-cell>
          <table:table-cell office:value-type="float" office:value="332.449999999999" calcext:value-type="float">
            <text:p>332.44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19.13" calcext:value-type="float">
            <text:p>319.13</text:p>
          </table:table-cell>
          <table:table-cell office:value-type="float" office:value="15.6916666666667" calcext:value-type="float">
            <text:p>15.6916666666667</text:p>
          </table:table-cell>
          <table:table-cell office:value-type="float" office:value="311.579999999999" calcext:value-type="float">
            <text:p>311.579999999999</text:p>
          </table:table-cell>
          <table:table-cell office:value-type="float" office:value="16.1416666666667" calcext:value-type="float">
            <text:p>16.1416666666667</text:p>
          </table:table-cell>
          <table:table-cell office:value-type="float" office:value="290.81" calcext:value-type="float">
            <text:p>290.81</text:p>
          </table:table-cell>
          <table:table-cell office:value-type="float" office:value="16.3583333333333" calcext:value-type="float">
            <text:p>16.3583333333333</text:p>
          </table:table-cell>
          <table:table-cell office:value-type="float" office:value="298.75" calcext:value-type="float">
            <text:p>298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2.17" calcext:value-type="float">
            <text:p>172.17</text:p>
          </table:table-cell>
          <table:table-cell office:value-type="float" office:value="24" calcext:value-type="float">
            <text:p>24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4" calcext:value-type="float">
            <text:p>24</text:p>
          </table:table-cell>
          <table:table-cell office:value-type="float" office:value="294.98" calcext:value-type="float">
            <text:p>294.9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66666667" calcext:value-type="float">
            <text:p>20.4666666666667</text:p>
          </table:table-cell>
          <table:table-cell office:value-type="float" office:value="330.8" calcext:value-type="float">
            <text:p>330.8</text:p>
          </table:table-cell>
          <table:table-cell office:value-type="float" office:value="20.8" calcext:value-type="float">
            <text:p>20.8</text:p>
          </table:table-cell>
          <table:table-cell office:value-type="float" office:value="315.300000000001" calcext:value-type="float">
            <text:p>315.300000000001</text:p>
          </table:table-cell>
          <table:table-cell office:value-type="float" office:value="21.1333333333333" calcext:value-type="float">
            <text:p>21.1333333333333</text:p>
          </table:table-cell>
          <table:table-cell office:value-type="float" office:value="315.05" calcext:value-type="float">
            <text:p>315.05</text:p>
          </table:table-cell>
          <table:table-cell office:value-type="float" office:value="21.4666666666667" calcext:value-type="float">
            <text:p>21.4666666666667</text:p>
          </table:table-cell>
          <table:table-cell office:value-type="float" office:value="323.05" calcext:value-type="float">
            <text:p>323.05</text:p>
          </table:table-cell>
          <table:table-cell office:value-type="float" office:value="19.6396666666667" calcext:value-type="float">
            <text:p>19.639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0.15" calcext:value-type="float">
            <text:p>20.15</text:p>
          </table:table-cell>
          <table:table-cell office:value-type="float" office:value="343.199999999999" calcext:value-type="float">
            <text:p>343.199999999999</text:p>
          </table:table-cell>
          <table:table-cell office:value-type="float" office:value="20.4833333333333" calcext:value-type="float">
            <text:p>20.4833333333333</text:p>
          </table:table-cell>
          <table:table-cell office:value-type="float" office:value="342.450000000001" calcext:value-type="float">
            <text:p>342.450000000001</text:p>
          </table:table-cell>
          <table:table-cell office:value-type="float" office:value="20.8166666666667" calcext:value-type="float">
            <text:p>20.8166666666667</text:p>
          </table:table-cell>
          <table:table-cell office:value-type="float" office:value="335.199999999999" calcext:value-type="float">
            <text:p>335.19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66666667" calcext:value-type="float">
            <text:p>15.6916666666667</text:p>
          </table:table-cell>
          <table:table-cell office:value-type="float" office:value="326.63" calcext:value-type="float">
            <text:p>326.63</text:p>
          </table:table-cell>
          <table:table-cell office:value-type="float" office:value="16.025" calcext:value-type="float">
            <text:p>16.025</text:p>
          </table:table-cell>
          <table:table-cell office:value-type="float" office:value="321.579999999999" calcext:value-type="float">
            <text:p>321.579999999999</text:p>
          </table:table-cell>
          <table:table-cell office:value-type="float" office:value="16.3583333333333" calcext:value-type="float">
            <text:p>16.3583333333333</text:p>
          </table:table-cell>
          <table:table-cell office:value-type="float" office:value="297.31" calcext:value-type="float">
            <text:p>297.31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08.75" calcext:value-type="float">
            <text:p>308.7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28.91" calcext:value-type="float">
            <text:p>328.91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313.410000000001" calcext:value-type="float">
            <text:p>313.410000000001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313.16" calcext:value-type="float">
            <text:p>313.16</text:p>
          </table:table-cell>
          <table:table-cell office:value-type="float" office:value="21.9666666666667" calcext:value-type="float">
            <text:p>21.9666666666667</text:p>
          </table:table-cell>
          <table:table-cell office:value-type="float" office:value="321.16" calcext:value-type="float">
            <text:p>321.1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347.58" calcext:value-type="float">
            <text:p>347.58</text:p>
          </table:table-cell>
          <table:table-cell office:value-type="float" office:value="21.9083333333333" calcext:value-type="float">
            <text:p>21.9083333333333</text:p>
          </table:table-cell>
          <table:table-cell office:value-type="float" office:value="341.579999999999" calcext:value-type="float">
            <text:p>341.579999999999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340.830000000001" calcext:value-type="float">
            <text:p>340.830000000001</text:p>
          </table:table-cell>
          <table:table-cell office:value-type="float" office:value="21.825" calcext:value-type="float">
            <text:p>21.825</text:p>
          </table:table-cell>
          <table:table-cell office:value-type="float" office:value="333.579999999999" calcext:value-type="float">
            <text:p>333.57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08.54" calcext:value-type="float">
            <text:p>308.54</text:p>
          </table:table-cell>
          <table:table-cell office:value-type="float" office:value="16.5833333333333" calcext:value-type="float">
            <text:p>16.5833333333333</text:p>
          </table:table-cell>
          <table:table-cell office:value-type="float" office:value="303.489999999999" calcext:value-type="float">
            <text:p>303.489999999999</text:p>
          </table:table-cell>
          <table:table-cell office:value-type="float" office:value="17.3583333333333" calcext:value-type="float">
            <text:p>17.3583333333333</text:p>
          </table:table-cell>
          <table:table-cell office:value-type="float" office:value="279.22" calcext:value-type="float">
            <text:p>279.2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290.66" calcext:value-type="float">
            <text:p>290.6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65.16" calcext:value-type="float">
            <text:p>365.16</text:p>
          </table:table-cell>
          <table:table-cell office:value-type="float" office:value="23" calcext:value-type="float">
            <text:p>23</text:p>
          </table:table-cell>
          <table:table-cell office:value-type="float" office:value="361.660000000001" calcext:value-type="float">
            <text:p>361.66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354.16" calcext:value-type="float">
            <text:p>354.16</text:p>
          </table:table-cell>
          <table:table-cell office:value-type="float" office:value="23" calcext:value-type="float">
            <text:p>23</text:p>
          </table:table-cell>
          <table:table-cell office:value-type="float" office:value="352.16" calcext:value-type="float">
            <text:p>352.16</text:p>
          </table:table-cell>
          <table:table-cell office:value-type="float" office:value="23" calcext:value-type="float">
            <text:p>23</text:p>
          </table:table-cell>
          <table:table-cell office:value-type="float" office:value="357.83" calcext:value-type="float">
            <text:p>357.83</text:p>
          </table:table-cell>
          <table:table-cell office:value-type="float" office:value="23" calcext:value-type="float">
            <text:p>23</text:p>
          </table:table-cell>
          <table:table-cell office:value-type="float" office:value="374.329999999999" calcext:value-type="float">
            <text:p>374.3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77.330000000001" calcext:value-type="float">
            <text:p>377.3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368.829999999999" calcext:value-type="float">
            <text:p>368.82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318.54" calcext:value-type="float">
            <text:p>318.54</text:p>
          </table:table-cell>
          <table:table-cell office:value-type="float" office:value="17.3583333333333" calcext:value-type="float">
            <text:p>17.3583333333333</text:p>
          </table:table-cell>
          <table:table-cell office:value-type="float" office:value="326.739999999999" calcext:value-type="float">
            <text:p>326.73999999999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289.22" calcext:value-type="float">
            <text:p>289.22</text:p>
          </table:table-cell>
          <table:table-cell office:value-type="float" office:value="18.025" calcext:value-type="float">
            <text:p>18.025</text:p>
          </table:table-cell>
          <table:table-cell office:value-type="float" office:value="300.66" calcext:value-type="float">
            <text:p>300.6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3.03" calcext:value-type="float">
            <text:p>333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9.530000000001" calcext:value-type="float">
            <text:p>329.5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2.03" calcext:value-type="float">
            <text:p>322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0.03" calcext:value-type="float">
            <text:p>320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5.7" calcext:value-type="float">
            <text:p>325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2.199999999999" calcext:value-type="float">
            <text:p>342.19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5.200000000001" calcext:value-type="float">
            <text:p>345.2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699999999999" calcext:value-type="float">
            <text:p>336.69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5" calcext:value-type="float">
            <text:p>18.025</text:p>
          </table:table-cell>
          <table:table-cell office:value-type="float" office:value="302.34" calcext:value-type="float">
            <text:p>302.34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310.539999999999" calcext:value-type="float">
            <text:p>310.539999999999</text:p>
          </table:table-cell>
          <table:table-cell office:value-type="float" office:value="18.825" calcext:value-type="float">
            <text:p>18.825</text:p>
          </table:table-cell>
          <table:table-cell office:value-type="float" office:value="273.02" calcext:value-type="float">
            <text:p>273.02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284.46" calcext:value-type="float">
            <text:p>284.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33.03" calcext:value-type="float">
            <text:p>333.03</text:p>
          </table:table-cell>
          <table:table-cell office:value-type="float" office:value="24" calcext:value-type="float">
            <text:p>24</text:p>
          </table:table-cell>
          <table:table-cell office:value-type="float" office:value="329.530000000001" calcext:value-type="float">
            <text:p>329.5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322.03" calcext:value-type="float">
            <text:p>322.03</text:p>
          </table:table-cell>
          <table:table-cell office:value-type="float" office:value="24" calcext:value-type="float">
            <text:p>24</text:p>
          </table:table-cell>
          <table:table-cell office:value-type="float" office:value="320.03" calcext:value-type="float">
            <text:p>320.03</text:p>
          </table:table-cell>
          <table:table-cell office:value-type="float" office:value="24" calcext:value-type="float">
            <text:p>24</text:p>
          </table:table-cell>
          <table:table-cell office:value-type="float" office:value="325.7" calcext:value-type="float">
            <text:p>325.7</text:p>
          </table:table-cell>
          <table:table-cell office:value-type="float" office:value="24" calcext:value-type="float">
            <text:p>24</text:p>
          </table:table-cell>
          <table:table-cell office:value-type="float" office:value="342.199999999999" calcext:value-type="float">
            <text:p>342.19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45.200000000001" calcext:value-type="float">
            <text:p>345.20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336.699999999999" calcext:value-type="float">
            <text:p>336.69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10.59" calcext:value-type="float">
            <text:p>310.59</text:p>
          </table:table-cell>
          <table:table-cell office:value-type="float" office:value="18.6333333333333" calcext:value-type="float">
            <text:p>18.6333333333333</text:p>
          </table:table-cell>
          <table:table-cell office:value-type="float" office:value="314.789999999999" calcext:value-type="float">
            <text:p>314.789999999999</text:p>
          </table:table-cell>
          <table:table-cell office:value-type="float" office:value="18.9666666666667" calcext:value-type="float">
            <text:p>18.9666666666667</text:p>
          </table:table-cell>
          <table:table-cell office:value-type="float" office:value="277.27" calcext:value-type="float">
            <text:p>277.27</text:p>
          </table:table-cell>
          <table:table-cell office:value-type="float" office:value="19.3" calcext:value-type="float">
            <text:p>19.3</text:p>
          </table:table-cell>
          <table:table-cell office:value-type="float" office:value="288.709999999999" calcext:value-type="float">
            <text:p>288.7099999999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" calcext:value-type="float">
            <text:p>19.3</text:p>
          </table:table-cell>
          <table:table-cell office:value-type="float" office:value="294.39" calcext:value-type="float">
            <text:p>294.3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298.589999999999" calcext:value-type="float">
            <text:p>298.589999999999</text:p>
          </table:table-cell>
          <table:table-cell office:value-type="float" office:value="20.05" calcext:value-type="float">
            <text:p>20.05</text:p>
          </table:table-cell>
          <table:table-cell office:value-type="float" office:value="261.07" calcext:value-type="float">
            <text:p>261.07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272.51" calcext:value-type="float">
            <text:p>272.5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299.64" calcext:value-type="float">
            <text:p>299.64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301.339999999999" calcext:value-type="float">
            <text:p>301.339999999999</text:p>
          </table:table-cell>
          <table:table-cell office:value-type="float" office:value="20.1416666666667" calcext:value-type="float">
            <text:p>20.1416666666667</text:p>
          </table:table-cell>
          <table:table-cell office:value-type="float" office:value="263.82" calcext:value-type="float">
            <text:p>263.82</text:p>
          </table:table-cell>
          <table:table-cell office:value-type="float" office:value="20.475" calcext:value-type="float">
            <text:p>20.475</text:p>
          </table:table-cell>
          <table:table-cell office:value-type="float" office:value="275.26" calcext:value-type="float">
            <text:p>275.2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90.73" calcext:value-type="float">
            <text:p>290.73</text:p>
          </table:table-cell>
          <table:table-cell office:value-type="float" office:value="20.4666666666667" calcext:value-type="float">
            <text:p>20.4666666666667</text:p>
          </table:table-cell>
          <table:table-cell office:value-type="float" office:value="292.429999999999" calcext:value-type="float">
            <text:p>292.429999999999</text:p>
          </table:table-cell>
          <table:table-cell office:value-type="float" office:value="20.8" calcext:value-type="float">
            <text:p>20.8</text:p>
          </table:table-cell>
          <table:table-cell office:value-type="float" office:value="254.91" calcext:value-type="float">
            <text:p>254.91</text:p>
          </table:table-cell>
          <table:table-cell office:value-type="float" office:value="21.1333333333333" calcext:value-type="float">
            <text:p>21.1333333333333</text:p>
          </table:table-cell>
          <table:table-cell office:value-type="float" office:value="266.35" calcext:value-type="float">
            <text:p>266.3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6666667" calcext:value-type="float">
            <text:p>20.3916666666667</text:p>
          </table:table-cell>
          <table:table-cell office:value-type="float" office:value="309.98" calcext:value-type="float">
            <text:p>309.98</text:p>
          </table:table-cell>
          <table:table-cell office:value-type="float" office:value="20.725" calcext:value-type="float">
            <text:p>20.725</text:p>
          </table:table-cell>
          <table:table-cell office:value-type="float" office:value="300.179999999999" calcext:value-type="float">
            <text:p>300.17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274.1" calcext:value-type="float">
            <text:p>274.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8166666666667" calcext:value-type="float">
            <text:p>20.8166666666667</text:p>
          </table:table-cell>
          <table:table-cell office:value-type="float" office:value="297.83" calcext:value-type="float">
            <text:p>297.83</text:p>
          </table:table-cell>
          <table:table-cell office:value-type="float" office:value="21.4666666666667" calcext:value-type="float">
            <text:p>21.4666666666667</text:p>
          </table:table-cell>
          <table:table-cell office:value-type="float" office:value="288.029999999999" calcext:value-type="float">
            <text:p>288.029999999999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50.51" calcext:value-type="float">
            <text:p>250.51</text:p>
          </table:table-cell>
          <table:table-cell office:value-type="float" office:value="21.7666666666667" calcext:value-type="float">
            <text:p>21.7666666666667</text:p>
          </table:table-cell>
          <table:table-cell office:value-type="float" office:value="261.95" calcext:value-type="float">
            <text:p>261.9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312.33" calcext:value-type="float">
            <text:p>312.3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293.029999999999" calcext:value-type="float">
            <text:p>293.029999999999</text:p>
          </table:table-cell>
          <table:table-cell office:value-type="float" office:value="21.9666666666667" calcext:value-type="float">
            <text:p>21.9666666666667</text:p>
          </table:table-cell>
          <table:table-cell office:value-type="float" office:value="259.51" calcext:value-type="float">
            <text:p>259.51</text:p>
          </table:table-cell>
          <table:table-cell office:value-type="float" office:value="22.3" calcext:value-type="float">
            <text:p>22.3</text:p>
          </table:table-cell>
          <table:table-cell office:value-type="float" office:value="277.95" calcext:value-type="float">
            <text:p>277.9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296.4" calcext:value-type="float">
            <text:p>296.4</text:p>
          </table:table-cell>
          <table:table-cell office:value-type="float" office:value="22.125" calcext:value-type="float">
            <text:p>22.125</text:p>
          </table:table-cell>
          <table:table-cell office:value-type="float" office:value="277.099999999999" calcext:value-type="float">
            <text:p>277.09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243.58" calcext:value-type="float">
            <text:p>243.58</text:p>
          </table:table-cell>
          <table:table-cell office:value-type="float" office:value="22.7916666666667" calcext:value-type="float">
            <text:p>22.7916666666667</text:p>
          </table:table-cell>
          <table:table-cell office:value-type="float" office:value="262.02" calcext:value-type="float">
            <text:p>262.0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302.4" calcext:value-type="float">
            <text:p>302.4</text:p>
          </table:table-cell>
          <table:table-cell office:value-type="float" office:value="22.325" calcext:value-type="float">
            <text:p>22.325</text:p>
          </table:table-cell>
          <table:table-cell office:value-type="float" office:value="283.099999999999" calcext:value-type="float">
            <text:p>283.099999999999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249.58" calcext:value-type="float">
            <text:p>249.58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268.02" calcext:value-type="float">
            <text:p>268.0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69.73" calcext:value-type="float">
            <text:p>269.73</text:p>
          </table:table-cell>
          <table:table-cell office:value-type="float" office:value="23" calcext:value-type="float">
            <text:p>23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" calcext:value-type="float">
            <text:p>23</text:p>
          </table:table-cell>
          <table:table-cell office:value-type="float" office:value="267.75" calcext:value-type="float">
            <text:p>267.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69.73" calcext:value-type="float">
            <text:p>269.73</text:p>
          </table:table-cell>
          <table:table-cell office:value-type="float" office:value="23" calcext:value-type="float">
            <text:p>23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" calcext:value-type="float">
            <text:p>23</text:p>
          </table:table-cell>
          <table:table-cell office:value-type="float" office:value="267.75" calcext:value-type="float">
            <text:p>267.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73" calcext:value-type="float">
            <text:p>269.7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8.51" calcext:value-type="float">
            <text:p>238.5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69.73" calcext:value-type="float">
            <text:p>269.73</text:p>
          </table:table-cell>
          <table:table-cell office:value-type="float" office:value="24" calcext:value-type="float">
            <text:p>24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238.51" calcext:value-type="float">
            <text:p>238.51</text:p>
          </table:table-cell>
          <table:table-cell office:value-type="float" office:value="24" calcext:value-type="float">
            <text:p>24</text:p>
          </table:table-cell>
          <table:table-cell office:value-type="float" office:value="238.51" calcext:value-type="float">
            <text:p>238.51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08222505" calcext:value-type="float">
            <text:p>0.000082225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454304" calcext:value-type="float">
            <text:p>0.000434543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9196904" calcext:value-type="float">
            <text:p>0.0000091969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84483" calcext:value-type="float">
            <text:p>0.00081844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646674" calcext:value-type="float">
            <text:p>0.00066466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1455292" calcext:value-type="float">
            <text:p>0.0000514552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880322" calcext:value-type="float">
            <text:p>0.000688032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535148" calcext:value-type="float">
            <text:p>0.000465351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5205241" calcext:value-type="float">
            <text:p>0.000152052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342879" calcext:value-type="float">
            <text:p>0.00083428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19887" calcext:value-type="float">
            <text:p>0.00008198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09762093" calcext:value-type="float">
            <text:p>0.000000976209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33556" calcext:value-type="float">
            <text:p>0.0004003355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3036789" calcext:value-type="float">
            <text:p>0.0000130367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5565859" calcext:value-type="float">
            <text:p>0.0001556585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65861" calcext:value-type="float">
            <text:p>0.000136586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111731" calcext:value-type="float">
            <text:p>0.0001411173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3568845" calcext:value-type="float">
            <text:p>0.0000435688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4994457" calcext:value-type="float">
            <text:p>0.0002499445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23677" calcext:value-type="float">
            <text:p>0.000361236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284866" calcext:value-type="float">
            <text:p>0.000542848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5392538" calcext:value-type="float">
            <text:p>0.00000539253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9904695" calcext:value-type="float">
            <text:p>0.000799046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648676" calcext:value-type="float">
            <text:p>0.000806486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570264" calcext:value-type="float">
            <text:p>0.000415702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90362" calcext:value-type="float">
            <text:p>0.00030903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5916418" calcext:value-type="float">
            <text:p>0.0004591641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3832" calcext:value-type="float">
            <text:p>0.000516383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8228436" calcext:value-type="float">
            <text:p>0.000182284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45192" calcext:value-type="float">
            <text:p>0.0006451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2164012" calcext:value-type="float">
            <text:p>0.0002216401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5913647" calcext:value-type="float">
            <text:p>0.0000159136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4524" calcext:value-type="float">
            <text:p>0.00081452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763723" calcext:value-type="float">
            <text:p>0.000547637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59968" calcext:value-type="float">
            <text:p>0.000815996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5026028" calcext:value-type="float">
            <text:p>0.0005026028</text:p>
          </table:table-cell>
          <table:table-cell office:value-type="float" office:value="349.2126" calcext:value-type="float">
            <text:p>349.2126</text:p>
          </table:table-cell>
          <table:table-cell office:value-type="float" office:value="0.0005897392" calcext:value-type="float">
            <text:p>0.0005897392</text:p>
          </table:table-cell>
          <table:table-cell office:value-type="float" office:value="349.20465" calcext:value-type="float">
            <text:p>349.20465</text:p>
          </table:table-cell>
          <table:table-cell office:value-type="float" office:value="0.00014613156" calcext:value-type="float">
            <text:p>0.00014613156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95043314" calcext:value-type="float">
            <text:p>0.00095043314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7942973" calcext:value-type="float">
            <text:p>0.0007942973</text:p>
          </table:table-cell>
          <table:table-cell office:value-type="float" office:value="349.20386" calcext:value-type="float">
            <text:p>349.20386</text:p>
          </table:table-cell>
          <table:table-cell office:value-type="float" office:value="0.00019615208" calcext:value-type="float">
            <text:p>0.00019615208</text:p>
          </table:table-cell>
          <table:table-cell office:value-type="float" office:value="349.2043" calcext:value-type="float">
            <text:p>349.2043</text:p>
          </table:table-cell>
          <table:table-cell office:value-type="float" office:value="0.0008440415" calcext:value-type="float">
            <text:p>0.0008440415</text:p>
          </table:table-cell>
          <table:table-cell office:value-type="float" office:value="349.3421" calcext:value-type="float">
            <text:p>349.3421</text:p>
          </table:table-cell>
          <table:table-cell office:value-type="float" office:value="0.0009040359" calcext:value-type="float">
            <text:p>0.0009040359</text:p>
          </table:table-cell>
          <table:table-cell office:value-type="float" office:value="349.21313" calcext:value-type="float">
            <text:p>349.21313</text:p>
          </table:table-cell>
          <table:table-cell office:value-type="float" office:value="0.000744772" calcext:value-type="float">
            <text:p>0.000744772</text:p>
          </table:table-cell>
          <table:table-cell office:value-type="float" office:value="349.21777" calcext:value-type="float">
            <text:p>349.21777</text:p>
          </table:table-cell>
          <table:table-cell office:value-type="float" office:value="0.0009706476" calcext:value-type="float">
            <text:p>0.0009706476</text:p>
          </table:table-cell>
          <table:table-cell office:value-type="float" office:value="349.20407" calcext:value-type="float">
            <text:p>349.20407</text:p>
          </table:table-cell>
          <table:table-cell office:value-type="float" office:value="0.00049453555" calcext:value-type="float">
            <text:p>0.00049453555</text:p>
          </table:table-cell>
          <table:table-cell office:value-type="float" office:value="349.21237" calcext:value-type="float">
            <text:p>349.21237</text:p>
          </table:table-cell>
          <table:table-cell office:value-type="float" office:value="0.00011003078" calcext:value-type="float">
            <text:p>0.00011003078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73048944" calcext:value-type="float">
            <text:p>0.00073048944</text:p>
          </table:table-cell>
          <table:table-cell office:value-type="float" office:value="349.2099" calcext:value-type="float">
            <text:p>349.2099</text:p>
          </table:table-cell>
          <table:table-cell office:value-type="float" office:value="0.00037398885" calcext:value-type="float">
            <text:p>0.00037398885</text:p>
          </table:table-cell>
          <table:table-cell office:value-type="float" office:value="349.21082" calcext:value-type="float">
            <text:p>349.21082</text:p>
          </table:table-cell>
          <table:table-cell office:value-type="float" office:value="0.00026399794" calcext:value-type="float">
            <text:p>0.00026399794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28157205" calcext:value-type="float">
            <text:p>0.00028157205</text:p>
          </table:table-cell>
          <table:table-cell office:value-type="float" office:value="349.20435" calcext:value-type="float">
            <text:p>349.20435</text:p>
          </table:table-cell>
          <table:table-cell office:value-type="float" office:value="0.00030283944" calcext:value-type="float">
            <text:p>0.00030283944</text:p>
          </table:table-cell>
          <table:table-cell office:value-type="float" office:value="349.20483" calcext:value-type="float">
            <text:p>349.20483</text:p>
          </table:table-cell>
          <table:table-cell office:value-type="float" office:value="0.00017670085" calcext:value-type="float">
            <text:p>0.00017670085</text:p>
          </table:table-cell>
          <table:table-cell office:value-type="float" office:value="349.32126" calcext:value-type="float">
            <text:p>349.32126</text:p>
          </table:table-cell>
          <table:table-cell office:value-type="float" office:value="0.00052626355" calcext:value-type="float">
            <text:p>0.00052626355</text:p>
          </table:table-cell>
          <table:table-cell office:value-type="float" office:value="349.20828" calcext:value-type="float">
            <text:p>349.20828</text:p>
          </table:table-cell>
          <table:table-cell office:value-type="float" office:value="0.0004631247" calcext:value-type="float">
            <text:p>0.0004631247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8274098" calcext:value-type="float">
            <text:p>0.0008274098</text:p>
          </table:table-cell>
          <table:table-cell office:value-type="float" office:value="349.20853" calcext:value-type="float">
            <text:p>349.20853</text:p>
          </table:table-cell>
          <table:table-cell office:value-type="float" office:value="0.00032118816" calcext:value-type="float">
            <text:p>0.00032118816</text:p>
          </table:table-cell>
          <table:table-cell office:value-type="float" office:value="349.20944" calcext:value-type="float">
            <text:p>349.20944</text:p>
          </table:table-cell>
          <table:table-cell office:value-type="float" office:value="0.0009814536" calcext:value-type="float">
            <text:p>0.0009814536</text:p>
          </table:table-cell>
          <table:table-cell office:value-type="float" office:value="349.36615" calcext:value-type="float">
            <text:p>349.36615</text:p>
          </table:table-cell>
          <table:table-cell office:value-type="float" office:value="0.0009780305" calcext:value-type="float">
            <text:p>0.0009780305</text:p>
          </table:table-cell>
          <table:table-cell office:value-type="float" office:value="349.20514" calcext:value-type="float">
            <text:p>349.20514</text:p>
          </table:table-cell>
          <table:table-cell office:value-type="float" office:value="0.0008073062" calcext:value-type="float">
            <text:p>0.0008073062</text:p>
          </table:table-cell>
          <table:table-cell office:value-type="float" office:value="349.21173" calcext:value-type="float">
            <text:p>349.21173</text:p>
          </table:table-cell>
          <table:table-cell office:value-type="float" office:value="0.00042148557" calcext:value-type="float">
            <text:p>0.00042148557</text:p>
          </table:table-cell>
          <table:table-cell office:value-type="float" office:value="349.20337" calcext:value-type="float">
            <text:p>349.20337</text:p>
          </table:table-cell>
          <table:table-cell office:value-type="float" office:value="0.00079002674" calcext:value-type="float">
            <text:p>0.00079002674</text:p>
          </table:table-cell>
          <table:table-cell office:value-type="float" office:value="349.2099" calcext:value-type="float">
            <text:p>349.2099</text:p>
          </table:table-cell>
          <table:table-cell office:value-type="float" office:value="0.00063381874" calcext:value-type="float">
            <text:p>0.00063381874</text:p>
          </table:table-cell>
          <table:table-cell office:value-type="float" office:value="349.2035" calcext:value-type="float">
            <text:p>349.2035</text:p>
          </table:table-cell>
          <table:table-cell office:value-type="float" office:value="0.0005740562" calcext:value-type="float">
            <text:p>0.0005740562</text:p>
          </table:table-cell>
          <table:table-cell office:value-type="float" office:value="349.55685" calcext:value-type="float">
            <text:p>349.55685</text:p>
          </table:table-cell>
          <table:table-cell office:value-type="float" office:value="0.00092097453" calcext:value-type="float">
            <text:p>0.00092097453</text:p>
          </table:table-cell>
          <table:table-cell office:value-type="float" office:value="349.20825" calcext:value-type="float">
            <text:p>349.20825</text:p>
          </table:table-cell>
          <table:table-cell office:value-type="float" office:value="0.0004356823" calcext:value-type="float">
            <text:p>0.0004356823</text:p>
          </table:table-cell>
          <table:table-cell office:value-type="float" office:value="349.39496" calcext:value-type="float">
            <text:p>349.39496</text:p>
          </table:table-cell>
          <table:table-cell office:value-type="float" office:value="0.00014651101" calcext:value-type="float">
            <text:p>0.00014651101</text:p>
          </table:table-cell>
          <table:table-cell office:value-type="float" office:value="349.2039" calcext:value-type="float">
            <text:p>349.2039</text:p>
          </table:table-cell>
          <table:table-cell office:value-type="float" office:value="0.00095109" calcext:value-type="float">
            <text:p>0.00095109</text:p>
          </table:table-cell>
          <table:table-cell office:value-type="float" office:value="349.20407" calcext:value-type="float">
            <text:p>349.20407</text:p>
          </table:table-cell>
          <table:table-cell office:value-type="float" office:value="0.00085124595" calcext:value-type="float">
            <text:p>0.00085124595</text:p>
          </table:table-cell>
          <table:table-cell office:value-type="float" office:value="349.20908" calcext:value-type="float">
            <text:p>349.20908</text:p>
          </table:table-cell>
          <table:table-cell office:value-type="float" office:value="0.0009913882" calcext:value-type="float">
            <text:p>0.0009913882</text:p>
          </table:table-cell>
          <table:table-cell office:value-type="float" office:value="349.20523" calcext:value-type="float">
            <text:p>349.20523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1257" calcext:value-type="float">
            <text:p>176.41257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64" calcext:value-type="float">
            <text:p>165.60464</text:p>
          </table:table-cell>
          <table:table-cell office:value-type="float" office:value="6.000585" calcext:value-type="float">
            <text:p>6.000585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" calcext:value-type="float">
            <text:p>5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38485" calcext:value-type="float">
            <text:p>5.3338485</text:p>
          </table:table-cell>
          <table:table-cell office:value-type="float" office:value="176.40384" calcext:value-type="float">
            <text:p>176.40384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0284" calcext:value-type="float">
            <text:p>6.000284</text:p>
          </table:table-cell>
          <table:table-cell office:value-type="float" office:value="154.9421" calcext:value-type="float">
            <text:p>154.9421</text:p>
          </table:table-cell>
          <table:table-cell office:value-type="float" office:value="5" calcext:value-type="float">
            <text:p>5</text:p>
          </table:table-cell>
          <table:table-cell office:value-type="float" office:value="187.21313" calcext:value-type="float">
            <text:p>187.21313</text:p>
          </table:table-cell>
          <table:table-cell office:value-type="float" office:value="7.28568" calcext:value-type="float">
            <text:p>7.28568</text:p>
          </table:table-cell>
          <table:table-cell office:value-type="float" office:value="176.41776" calcext:value-type="float">
            <text:p>176.41776</text:p>
          </table:table-cell>
          <table:table-cell office:value-type="float" office:value="10.587218" calcext:value-type="float">
            <text:p>10.587218</text:p>
          </table:table-cell>
          <table:table-cell office:value-type="float" office:value="165.60406" calcext:value-type="float">
            <text:p>165.60406</text:p>
          </table:table-cell>
          <table:table-cell office:value-type="float" office:value="6" calcext:value-type="float">
            <text:p>6</text:p>
          </table:table-cell>
          <table:table-cell office:value-type="float" office:value="154.81236" calcext:value-type="float">
            <text:p>154.81236</text:p>
          </table:table-cell>
          <table:table-cell office:value-type="float" office:value="5" calcext:value-type="float">
            <text:p>5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988" calcext:value-type="float">
            <text:p>176.40988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1081" calcext:value-type="float">
            <text:p>165.61081</text:p>
          </table:table-cell>
          <table:table-cell office:value-type="float" office:value="6" calcext:value-type="float">
            <text:p>6</text:p>
          </table:table-cell>
          <table:table-cell office:value-type="float" office:value="154.80324" calcext:value-type="float">
            <text:p>154.80324</text:p>
          </table:table-cell>
          <table:table-cell office:value-type="float" office:value="5" calcext:value-type="float">
            <text:p>5</text:p>
          </table:table-cell>
          <table:table-cell office:value-type="float" office:value="187.20435" calcext:value-type="float">
            <text:p>187.20435</text:p>
          </table:table-cell>
          <table:table-cell office:value-type="float" office:value="5.6387672" calcext:value-type="float">
            <text:p>5.6387672</text:p>
          </table:table-cell>
          <table:table-cell office:value-type="float" office:value="176.40482" calcext:value-type="float">
            <text:p>176.40482</text:p>
          </table:table-cell>
          <table:table-cell office:value-type="float" office:value="6.0185328" calcext:value-type="float">
            <text:p>6.0185328</text:p>
          </table:table-cell>
          <table:table-cell office:value-type="float" office:value="165.72125" calcext:value-type="float">
            <text:p>165.72125</text:p>
          </table:table-cell>
          <table:table-cell office:value-type="float" office:value="6" calcext:value-type="float">
            <text:p>6</text:p>
          </table:table-cell>
          <table:table-cell office:value-type="float" office:value="154.80827" calcext:value-type="float">
            <text:p>154.80827</text:p>
          </table:table-cell>
          <table:table-cell office:value-type="float" office:value="5" calcext:value-type="float">
            <text:p>5</text:p>
          </table:table-cell>
          <table:table-cell office:value-type="float" office:value="187.20303" calcext:value-type="float">
            <text:p>187.2030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851" calcext:value-type="float">
            <text:p>176.40851</text:p>
          </table:table-cell>
          <table:table-cell office:value-type="float" office:value="5.667169" calcext:value-type="float">
            <text:p>5.667169</text:p>
          </table:table-cell>
          <table:table-cell office:value-type="float" office:value="165.60944" calcext:value-type="float">
            <text:p>165.60944</text:p>
          </table:table-cell>
          <table:table-cell office:value-type="float" office:value="6.000091" calcext:value-type="float">
            <text:p>6.000091</text:p>
          </table:table-cell>
          <table:table-cell office:value-type="float" office:value="154.96614" calcext:value-type="float">
            <text:p>154.96614</text:p>
          </table:table-cell>
          <table:table-cell office:value-type="float" office:value="6.2834015" calcext:value-type="float">
            <text:p>6.2834015</text:p>
          </table:table-cell>
          <table:table-cell office:value-type="float" office:value="187.20514" calcext:value-type="float">
            <text:p>187.20514</text:p>
          </table:table-cell>
          <table:table-cell office:value-type="float" office:value="5.7489433" calcext:value-type="float">
            <text:p>5.7489433</text:p>
          </table:table-cell>
          <table:table-cell office:value-type="float" office:value="176.41171" calcext:value-type="float">
            <text:p>176.41171</text:p>
          </table:table-cell>
          <table:table-cell office:value-type="float" office:value="6.231647" calcext:value-type="float">
            <text:p>6.231647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9.209731" calcext:value-type="float">
            <text:p>9.209731</text:p>
          </table:table-cell>
          <table:table-cell office:value-type="float" office:value="154.80989" calcext:value-type="float">
            <text:p>154.80989</text:p>
          </table:table-cell>
          <table:table-cell office:value-type="float" office:value="5" calcext:value-type="float">
            <text:p>5</text:p>
          </table:table-cell>
          <table:table-cell office:value-type="float" office:value="187.20349" calcext:value-type="float">
            <text:p>187.20349</text:p>
          </table:table-cell>
          <table:table-cell office:value-type="float" office:value="13.626183" calcext:value-type="float">
            <text:p>13.626183</text:p>
          </table:table-cell>
          <table:table-cell office:value-type="float" office:value="176.75684" calcext:value-type="float">
            <text:p>176.75684</text:p>
          </table:table-cell>
          <table:table-cell office:value-type="float" office:value="20.114029" calcext:value-type="float">
            <text:p>20.114029</text:p>
          </table:table-cell>
          <table:table-cell office:value-type="float" office:value="165.60825" calcext:value-type="float">
            <text:p>165.60825</text:p>
          </table:table-cell>
          <table:table-cell office:value-type="float" office:value="6" calcext:value-type="float">
            <text:p>6</text:p>
          </table:table-cell>
          <table:table-cell office:value-type="float" office:value="154.99495" calcext:value-type="float">
            <text:p>154.99495</text:p>
          </table:table-cell>
          <table:table-cell office:value-type="float" office:value="5" calcext:value-type="float">
            <text:p>5</text:p>
          </table:table-cell>
          <table:table-cell office:value-type="float" office:value="187.20389" calcext:value-type="float">
            <text:p>187.20389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05" calcext:value-type="float">
            <text:p>176.40405</text:p>
          </table:table-cell>
          <table:table-cell office:value-type="float" office:value="5.667022" calcext:value-type="float">
            <text:p>5.667022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" calcext:value-type="float">
            <text:p>6</text:p>
          </table:table-cell>
          <table:table-cell office:value-type="float" office:value="154.80522" calcext:value-type="float">
            <text:p>154.80522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1257" calcext:value-type="float">
            <text:p>176.41257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64" calcext:value-type="float">
            <text:p>165.60464</text:p>
          </table:table-cell>
          <table:table-cell office:value-type="float" office:value="6.000846" calcext:value-type="float">
            <text:p>6.000846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4324" calcext:value-type="float">
            <text:p>5.334324</text:p>
          </table:table-cell>
          <table:table-cell office:value-type="float" office:value="176.40384" calcext:value-type="float">
            <text:p>176.4038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0589" calcext:value-type="float">
            <text:p>6.000589</text:p>
          </table:table-cell>
          <table:table-cell office:value-type="float" office:value="154.9421" calcext:value-type="float">
            <text:p>154.9421</text:p>
          </table:table-cell>
          <table:table-cell office:value-type="float" office:value="10.208333" calcext:value-type="float">
            <text:p>10.208333</text:p>
          </table:table-cell>
          <table:table-cell office:value-type="float" office:value="187.21313" calcext:value-type="float">
            <text:p>187.21313</text:p>
          </table:table-cell>
          <table:table-cell office:value-type="float" office:value="7.4221196" calcext:value-type="float">
            <text:p>7.4221196</text:p>
          </table:table-cell>
          <table:table-cell office:value-type="float" office:value="176.41776" calcext:value-type="float">
            <text:p>176.41776</text:p>
          </table:table-cell>
          <table:table-cell office:value-type="float" office:value="10.665722" calcext:value-type="float">
            <text:p>10.665722</text:p>
          </table:table-cell>
          <table:table-cell office:value-type="float" office:value="165.60406" calcext:value-type="float">
            <text:p>165.60406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1236" calcext:value-type="float">
            <text:p>154.81236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988" calcext:value-type="float">
            <text:p>176.40988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1081" calcext:value-type="float">
            <text:p>165.6108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24" calcext:value-type="float">
            <text:p>154.80324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0435" calcext:value-type="float">
            <text:p>187.20435</text:p>
          </table:table-cell>
          <table:table-cell office:value-type="float" office:value="5.698004" calcext:value-type="float">
            <text:p>5.698004</text:p>
          </table:table-cell>
          <table:table-cell office:value-type="float" office:value="176.40482" calcext:value-type="float">
            <text:p>176.40482</text:p>
          </table:table-cell>
          <table:table-cell office:value-type="float" office:value="6.0198817" calcext:value-type="float">
            <text:p>6.0198817</text:p>
          </table:table-cell>
          <table:table-cell office:value-type="float" office:value="165.72125" calcext:value-type="float">
            <text:p>165.72125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0827" calcext:value-type="float">
            <text:p>154.8082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03" calcext:value-type="float">
            <text:p>187.2030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851" calcext:value-type="float">
            <text:p>176.40851</text:p>
          </table:table-cell>
          <table:table-cell office:value-type="float" office:value="5.667363" calcext:value-type="float">
            <text:p>5.667363</text:p>
          </table:table-cell>
          <table:table-cell office:value-type="float" office:value="165.60944" calcext:value-type="float">
            <text:p>165.60944</text:p>
          </table:table-cell>
          <table:table-cell office:value-type="float" office:value="6.0008817" calcext:value-type="float">
            <text:p>6.0008817</text:p>
          </table:table-cell>
          <table:table-cell office:value-type="float" office:value="154.96614" calcext:value-type="float">
            <text:p>154.96614</text:p>
          </table:table-cell>
          <table:table-cell office:value-type="float" office:value="7.2664113" calcext:value-type="float">
            <text:p>7.2664113</text:p>
          </table:table-cell>
          <table:table-cell office:value-type="float" office:value="216.69543" calcext:value-type="float">
            <text:p>216.69543</text:p>
          </table:table-cell>
          <table:table-cell office:value-type="float" office:value="6.3563185" calcext:value-type="float">
            <text:p>6.3563185</text:p>
          </table:table-cell>
          <table:table-cell office:value-type="float" office:value="194.63297" calcext:value-type="float">
            <text:p>194.63297</text:p>
          </table:table-cell>
          <table:table-cell office:value-type="float" office:value="8.826801" calcext:value-type="float">
            <text:p>8.826801</text:p>
          </table:table-cell>
          <table:table-cell office:value-type="float" office:value="243.458" calcext:value-type="float">
            <text:p>243.458</text:p>
          </table:table-cell>
          <table:table-cell office:value-type="float" office:value="9.871727" calcext:value-type="float">
            <text:p>9.871727</text:p>
          </table:table-cell>
          <table:table-cell office:value-type="float" office:value="154.80989" calcext:value-type="float">
            <text:p>154.80989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49" calcext:value-type="float">
            <text:p>187.20349</text:p>
          </table:table-cell>
          <table:table-cell office:value-type="float" office:value="18.266039" calcext:value-type="float">
            <text:p>18.266039</text:p>
          </table:table-cell>
          <table:table-cell office:value-type="float" office:value="176.75684" calcext:value-type="float">
            <text:p>176.75684</text:p>
          </table:table-cell>
          <table:table-cell office:value-type="float" office:value="21.224157" calcext:value-type="float">
            <text:p>21.224157</text:p>
          </table:table-cell>
          <table:table-cell office:value-type="float" office:value="165.60825" calcext:value-type="float">
            <text:p>165.60825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99495" calcext:value-type="float">
            <text:p>154.99495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89" calcext:value-type="float">
            <text:p>187.20389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05" calcext:value-type="float">
            <text:p>176.40405</text:p>
          </table:table-cell>
          <table:table-cell office:value-type="float" office:value="5.667411" calcext:value-type="float">
            <text:p>5.667411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522" calcext:value-type="float">
            <text:p>154.80522</text:p>
          </table:table-cell>
        </table:table-row>
        <table:table-row table:style-name="ro1">
          <table:table-cell office:value-type="float" office:value="7.4363804" calcext:value-type="float">
            <text:p>7.4363804</text:p>
          </table:table-cell>
          <table:table-cell office:value-type="float" office:value="154.27257" calcext:value-type="float">
            <text:p>154.27257</text:p>
          </table:table-cell>
          <table:table-cell office:value-type="float" office:value="7.6007433" calcext:value-type="float">
            <text:p>7.6007433</text:p>
          </table:table-cell>
          <table:table-cell office:value-type="float" office:value="143.46465" calcext:value-type="float">
            <text:p>143.46465</text:p>
          </table:table-cell>
          <table:table-cell office:value-type="float" office:value="6.6993484" calcext:value-type="float">
            <text:p>6.6993484</text:p>
          </table:table-cell>
          <table:table-cell office:value-type="float" office:value="132.6641" calcext:value-type="float">
            <text:p>132.6641</text:p>
          </table:table-cell>
          <table:table-cell office:value-type="float" office:value="8.905861" calcext:value-type="float">
            <text:p>8.905861</text:p>
          </table:table-cell>
          <table:table-cell office:value-type="float" office:value="176.94395" calcext:value-type="float">
            <text:p>176.94395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384" calcext:value-type="float">
            <text:p>166.14384</text:p>
          </table:table-cell>
          <table:table-cell office:value-type="float" office:value="9.480531" calcext:value-type="float">
            <text:p>9.480531</text:p>
          </table:table-cell>
          <table:table-cell office:value-type="float" office:value="155.34431" calcext:value-type="float">
            <text:p>155.34431</text:p>
          </table:table-cell>
          <table:table-cell office:value-type="float" office:value="7.079175" calcext:value-type="float">
            <text:p>7.079175</text:p>
          </table:table-cell>
          <table:table-cell office:value-type="float" office:value="144.6821" calcext:value-type="float">
            <text:p>144.6821</text:p>
          </table:table-cell>
          <table:table-cell office:value-type="float" office:value="10.683333" calcext:value-type="float">
            <text:p>10.683333</text:p>
          </table:table-cell>
          <table:table-cell office:value-type="float" office:value="171.82312" calcext:value-type="float">
            <text:p>171.82312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2777" calcext:value-type="float">
            <text:p>161.02777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21405" calcext:value-type="float">
            <text:p>150.21405</text:p>
          </table:table-cell>
          <table:table-cell office:value-type="float" office:value="12.387966" calcext:value-type="float">
            <text:p>12.387966</text:p>
          </table:table-cell>
          <table:table-cell office:value-type="float" office:value="139.42235" calcext:value-type="float">
            <text:p>139.42235</text:p>
          </table:table-cell>
          <table:table-cell office:value-type="float" office:value="7.2629523" calcext:value-type="float">
            <text:p>7.2629523</text:p>
          </table:table-cell>
          <table:table-cell office:value-type="float" office:value="133.47324" calcext:value-type="float">
            <text:p>133.47324</text:p>
          </table:table-cell>
          <table:table-cell office:value-type="float" office:value="7.1924877" calcext:value-type="float">
            <text:p>7.1924877</text:p>
          </table:table-cell>
          <table:table-cell office:value-type="float" office:value="122.67988" calcext:value-type="float">
            <text:p>122.67988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80806" calcext:value-type="float">
            <text:p>111.880806</text:p>
          </table:table-cell>
          <table:table-cell office:value-type="float" office:value="8.688831" calcext:value-type="float">
            <text:p>8.688831</text:p>
          </table:table-cell>
          <table:table-cell office:value-type="float" office:value="101.073235" calcext:value-type="float">
            <text:p>101.073235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6434" calcext:value-type="float">
            <text:p>173.16434</text:p>
          </table:table-cell>
          <table:table-cell office:value-type="float" office:value="6.646542" calcext:value-type="float">
            <text:p>6.646542</text:p>
          </table:table-cell>
          <table:table-cell office:value-type="float" office:value="162.3648" calcext:value-type="float">
            <text:p>162.3648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68124" calcext:value-type="float">
            <text:p>151.68124</text:p>
          </table:table-cell>
          <table:table-cell office:value-type="float" office:value="6.821001" calcext:value-type="float">
            <text:p>6.821001</text:p>
          </table:table-cell>
          <table:table-cell office:value-type="float" office:value="140.76826" calcext:value-type="float">
            <text:p>140.7682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304" calcext:value-type="float">
            <text:p>179.91304</text:p>
          </table:table-cell>
          <table:table-cell office:value-type="float" office:value="5.6746864" calcext:value-type="float">
            <text:p>5.6746864</text:p>
          </table:table-cell>
          <table:table-cell office:value-type="float" office:value="169.11852" calcext:value-type="float">
            <text:p>169.11852</text:p>
          </table:table-cell>
          <table:table-cell office:value-type="float" office:value="5.943049" calcext:value-type="float">
            <text:p>5.943049</text:p>
          </table:table-cell>
          <table:table-cell office:value-type="float" office:value="158.31943" calcext:value-type="float">
            <text:p>158.31943</text:p>
          </table:table-cell>
          <table:table-cell office:value-type="float" office:value="6.288156" calcext:value-type="float">
            <text:p>6.288156</text:p>
          </table:table-cell>
          <table:table-cell office:value-type="float" office:value="147.67615" calcext:value-type="float">
            <text:p>147.67615</text:p>
          </table:table-cell>
          <table:table-cell office:value-type="float" office:value="9.9389305" calcext:value-type="float">
            <text:p>9.9389305</text:p>
          </table:table-cell>
          <table:table-cell office:value-type="float" office:value="201.03543" calcext:value-type="float">
            <text:p>201.03543</text:p>
          </table:table-cell>
          <table:table-cell office:value-type="float" office:value="11.981411" calcext:value-type="float">
            <text:p>11.981411</text:p>
          </table:table-cell>
          <table:table-cell office:value-type="float" office:value="178.97296" calcext:value-type="float">
            <text:p>178.97296</text:p>
          </table:table-cell>
          <table:table-cell office:value-type="float" office:value="10.4" calcext:value-type="float">
            <text:p>10.4</text:p>
          </table:table-cell>
          <table:table-cell office:value-type="float" office:value="227.79802" calcext:value-type="float">
            <text:p>227.79802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39.14989" calcext:value-type="float">
            <text:p>139.14989</text:p>
          </table:table-cell>
          <table:table-cell office:value-type="float" office:value="23.000694" calcext:value-type="float">
            <text:p>23.000694</text:p>
          </table:table-cell>
          <table:table-cell office:value-type="float" office:value="154.5335" calcext:value-type="float">
            <text:p>154.5335</text:p>
          </table:table-cell>
          <table:table-cell office:value-type="float" office:value="23.000313" calcext:value-type="float">
            <text:p>23.000313</text:p>
          </table:table-cell>
          <table:table-cell office:value-type="float" office:value="154.88686" calcext:value-type="float">
            <text:p>154.88686</text:p>
          </table:table-cell>
          <table:table-cell office:value-type="float" office:value="23" calcext:value-type="float">
            <text:p>23</text:p>
          </table:table-cell>
          <table:table-cell office:value-type="float" office:value="154.53822" calcext:value-type="float">
            <text:p>154.53822</text:p>
          </table:table-cell>
          <table:table-cell office:value-type="float" office:value="23.000456" calcext:value-type="float">
            <text:p>23.000456</text:p>
          </table:table-cell>
          <table:table-cell office:value-type="float" office:value="154.72496" calcext:value-type="float">
            <text:p>154.72496</text:p>
          </table:table-cell>
          <table:table-cell office:value-type="float" office:value="6.6489167" calcext:value-type="float">
            <text:p>6.6489167</text:p>
          </table:table-cell>
          <table:table-cell office:value-type="float" office:value="136.98389" calcext:value-type="float">
            <text:p>136.98389</text:p>
          </table:table-cell>
          <table:table-cell office:value-type="float" office:value="7.5817766" calcext:value-type="float">
            <text:p>7.5817766</text:p>
          </table:table-cell>
          <table:table-cell office:value-type="float" office:value="126.18406" calcext:value-type="float">
            <text:p>126.18406</text:p>
          </table:table-cell>
          <table:table-cell office:value-type="float" office:value="7.4665585" calcext:value-type="float">
            <text:p>7.4665585</text:p>
          </table:table-cell>
          <table:table-cell office:value-type="float" office:value="115.38906" calcext:value-type="float">
            <text:p>115.38906</text:p>
          </table:table-cell>
          <table:table-cell office:value-type="float" office:value="8.006251" calcext:value-type="float">
            <text:p>8.006251</text:p>
          </table:table-cell>
          <table:table-cell office:value-type="float" office:value="104.58521" calcext:value-type="float">
            <text:p>104.58521</text:p>
          </table:table-cell>
        </table:table-row>
        <table:table-row table:style-name="ro1">
          <table:table-cell office:value-type="float" office:value="8.042422" calcext:value-type="float">
            <text:p>8.042422</text:p>
          </table:table-cell>
          <table:table-cell office:value-type="float" office:value="154.27257" calcext:value-type="float">
            <text:p>154.27257</text:p>
          </table:table-cell>
          <table:table-cell office:value-type="float" office:value="7.623328" calcext:value-type="float">
            <text:p>7.623328</text:p>
          </table:table-cell>
          <table:table-cell office:value-type="float" office:value="143.46465" calcext:value-type="float">
            <text:p>143.46465</text:p>
          </table:table-cell>
          <table:table-cell office:value-type="float" office:value="8.360647" calcext:value-type="float">
            <text:p>8.360647</text:p>
          </table:table-cell>
          <table:table-cell office:value-type="float" office:value="182.50305" calcext:value-type="float">
            <text:p>182.50305</text:p>
          </table:table-cell>
          <table:table-cell office:value-type="float" office:value="9.137516" calcext:value-type="float">
            <text:p>9.137516</text:p>
          </table:table-cell>
          <table:table-cell office:value-type="float" office:value="387.97" calcext:value-type="float">
            <text:p>387.97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383" calcext:value-type="float">
            <text:p>298.89383</text:p>
          </table:table-cell>
          <table:table-cell office:value-type="float" office:value="9.735165" calcext:value-type="float">
            <text:p>9.735165</text:p>
          </table:table-cell>
          <table:table-cell office:value-type="float" office:value="387.30283" calcext:value-type="float">
            <text:p>387.30283</text:p>
          </table:table-cell>
          <table:table-cell office:value-type="float" office:value="7.3462787" calcext:value-type="float">
            <text:p>7.3462787</text:p>
          </table:table-cell>
          <table:table-cell office:value-type="float" office:value="388" calcext:value-type="float">
            <text:p>388</text:p>
          </table:table-cell>
          <table:table-cell office:value-type="float" office:value="12.783334" calcext:value-type="float">
            <text:p>12.783334</text:p>
          </table:table-cell>
          <table:table-cell office:value-type="float" office:value="171.82312" calcext:value-type="float">
            <text:p>171.82312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161.02777" calcext:value-type="float">
            <text:p>161.02777</text:p>
          </table:table-cell>
          <table:table-cell office:value-type="float" office:value="13.45" calcext:value-type="float">
            <text:p>13.45</text:p>
          </table:table-cell>
          <table:table-cell office:value-type="float" office:value="150.21405" calcext:value-type="float">
            <text:p>150.21405</text:p>
          </table:table-cell>
          <table:table-cell office:value-type="float" office:value="13.217426" calcext:value-type="float">
            <text:p>13.217426</text:p>
          </table:table-cell>
          <table:table-cell office:value-type="float" office:value="139.42235" calcext:value-type="float">
            <text:p>139.42235</text:p>
          </table:table-cell>
          <table:table-cell office:value-type="float" office:value="9.0015335" calcext:value-type="float">
            <text:p>9.0015335</text:p>
          </table:table-cell>
          <table:table-cell office:value-type="float" office:value="185.63068" calcext:value-type="float">
            <text:p>185.63068</text:p>
          </table:table-cell>
          <table:table-cell office:value-type="float" office:value="7.711638" calcext:value-type="float">
            <text:p>7.711638</text:p>
          </table:table-cell>
          <table:table-cell office:value-type="float" office:value="122.67988" calcext:value-type="float">
            <text:p>122.67988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3083" calcext:value-type="float">
            <text:p>185.63083</text:p>
          </table:table-cell>
          <table:table-cell office:value-type="float" office:value="9.997268" calcext:value-type="float">
            <text:p>9.997268</text:p>
          </table:table-cell>
          <table:table-cell office:value-type="float" office:value="140.32632" calcext:value-type="float">
            <text:p>140.32632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6434" calcext:value-type="float">
            <text:p>173.16434</text:p>
          </table:table-cell>
          <table:table-cell office:value-type="float" office:value="6.653314" calcext:value-type="float">
            <text:p>6.653314</text:p>
          </table:table-cell>
          <table:table-cell office:value-type="float" office:value="162.3648" calcext:value-type="float">
            <text:p>162.3648</text:p>
          </table:table-cell>
          <table:table-cell office:value-type="float" office:value="7.025" calcext:value-type="float">
            <text:p>7.025</text:p>
          </table:table-cell>
          <table:table-cell office:value-type="float" office:value="151.68124" calcext:value-type="float">
            <text:p>151.68124</text:p>
          </table:table-cell>
          <table:table-cell office:value-type="float" office:value="7.3139825" calcext:value-type="float">
            <text:p>7.3139825</text:p>
          </table:table-cell>
          <table:table-cell office:value-type="float" office:value="155.55771" calcext:value-type="float">
            <text:p>155.55771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304" calcext:value-type="float">
            <text:p>179.91304</text:p>
          </table:table-cell>
          <table:table-cell office:value-type="float" office:value="6.000213" calcext:value-type="float">
            <text:p>6.000213</text:p>
          </table:table-cell>
          <table:table-cell office:value-type="float" office:value="169.11852" calcext:value-type="float">
            <text:p>169.11852</text:p>
          </table:table-cell>
          <table:table-cell office:value-type="float" office:value="6.195182" calcext:value-type="float">
            <text:p>6.195182</text:p>
          </table:table-cell>
          <table:table-cell office:value-type="float" office:value="388" calcext:value-type="float">
            <text:p>388</text:p>
          </table:table-cell>
          <table:table-cell office:value-type="float" office:value="6.5474257" calcext:value-type="float">
            <text:p>6.5474257</text:p>
          </table:table-cell>
          <table:table-cell office:value-type="float" office:value="383.8579" calcext:value-type="float">
            <text:p>383.8579</text:p>
          </table:table-cell>
          <table:table-cell office:value-type="float" office:value="11.235789" calcext:value-type="float">
            <text:p>11.235789</text:p>
          </table:table-cell>
          <table:table-cell office:value-type="float" office:value="239.9412" calcext:value-type="float">
            <text:p>239.9412</text:p>
          </table:table-cell>
          <table:table-cell office:value-type="float" office:value="11.984094" calcext:value-type="float">
            <text:p>11.984094</text:p>
          </table:table-cell>
          <table:table-cell office:value-type="float" office:value="178.97296" calcext:value-type="float">
            <text:p>178.97296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227.79802" calcext:value-type="float">
            <text:p>227.79802</text:p>
          </table:table-cell>
          <table:table-cell office:value-type="float" office:value="12.75" calcext:value-type="float">
            <text:p>12.75</text:p>
          </table:table-cell>
          <table:table-cell office:value-type="float" office:value="139.14989" calcext:value-type="float">
            <text:p>139.14989</text:p>
          </table:table-cell>
          <table:table-cell office:value-type="float" office:value="23.000925" calcext:value-type="float">
            <text:p>23.000925</text:p>
          </table:table-cell>
          <table:table-cell office:value-type="float" office:value="154.5335" calcext:value-type="float">
            <text:p>154.5335</text:p>
          </table:table-cell>
          <table:table-cell office:value-type="float" office:value="23.000925" calcext:value-type="float">
            <text:p>23.000925</text:p>
          </table:table-cell>
          <table:table-cell office:value-type="float" office:value="154.88686" calcext:value-type="float">
            <text:p>154.886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822" calcext:value-type="float">
            <text:p>154.53822</text:p>
          </table:table-cell>
          <table:table-cell office:value-type="float" office:value="23.000761" calcext:value-type="float">
            <text:p>23.000761</text:p>
          </table:table-cell>
          <table:table-cell office:value-type="float" office:value="154.72496" calcext:value-type="float">
            <text:p>154.72496</text:p>
          </table:table-cell>
          <table:table-cell office:value-type="float" office:value="7.281164" calcext:value-type="float">
            <text:p>7.281164</text:p>
          </table:table-cell>
          <table:table-cell office:value-type="float" office:value="136.98389" calcext:value-type="float">
            <text:p>136.98389</text:p>
          </table:table-cell>
          <table:table-cell office:value-type="float" office:value="7.7073407" calcext:value-type="float">
            <text:p>7.7073407</text:p>
          </table:table-cell>
          <table:table-cell office:value-type="float" office:value="126.18406" calcext:value-type="float">
            <text:p>126.18406</text:p>
          </table:table-cell>
          <table:table-cell office:value-type="float" office:value="7.714762" calcext:value-type="float">
            <text:p>7.714762</text:p>
          </table:table-cell>
          <table:table-cell office:value-type="float" office:value="341.49026" calcext:value-type="float">
            <text:p>341.49026</text:p>
          </table:table-cell>
          <table:table-cell office:value-type="float" office:value="8.2527895" calcext:value-type="float">
            <text:p>8.2527895</text:p>
          </table:table-cell>
          <table:table-cell office:value-type="float" office:value="329.16916" calcext:value-type="float">
            <text:p>329.16916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0.23256" calcext:value-type="float">
            <text:p>140.23256</text:p>
          </table:table-cell>
          <table:table-cell office:value-type="float" office:value="8.931257" calcext:value-type="float">
            <text:p>8.931257</text:p>
          </table:table-cell>
          <table:table-cell office:value-type="float" office:value="129.42467" calcext:value-type="float">
            <text:p>129.42467</text:p>
          </table:table-cell>
          <table:table-cell office:value-type="float" office:value="9.175" calcext:value-type="float">
            <text:p>9.175</text:p>
          </table:table-cell>
          <table:table-cell office:value-type="float" office:value="168.46304" calcext:value-type="float">
            <text:p>168.46304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6.328602" calcext:value-type="float">
            <text:p>16.328602</text:p>
          </table:table-cell>
          <table:table-cell office:value-type="float" office:value="112.863815" calcext:value-type="float">
            <text:p>112.863815</text:p>
          </table:table-cell>
          <table:table-cell office:value-type="float" office:value="16.15" calcext:value-type="float">
            <text:p>16.15</text:p>
          </table:table-cell>
          <table:table-cell office:value-type="float" office:value="201.27284" calcext:value-type="float">
            <text:p>201.27284</text:p>
          </table:table-cell>
          <table:table-cell office:value-type="float" office:value="17.984144" calcext:value-type="float">
            <text:p>17.984144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4.92704" calcext:value-type="float">
            <text:p>14.92704</text:p>
          </table:table-cell>
          <table:table-cell office:value-type="float" office:value="155.89314" calcext:value-type="float">
            <text:p>155.89314</text:p>
          </table:table-cell>
          <table:table-cell office:value-type="float" office:value="15.260729" calcext:value-type="float">
            <text:p>15.260729</text:p>
          </table:table-cell>
          <table:table-cell office:value-type="float" office:value="145.09776" calcext:value-type="float">
            <text:p>145.09776</text:p>
          </table:table-cell>
          <table:table-cell office:value-type="float" office:value="14.234491" calcext:value-type="float">
            <text:p>14.234491</text:p>
          </table:table-cell>
          <table:table-cell office:value-type="float" office:value="134.28404" calcext:value-type="float">
            <text:p>134.28404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9237" calcext:value-type="float">
            <text:p>123.49237</text:p>
          </table:table-cell>
          <table:table-cell office:value-type="float" office:value="10.026501" calcext:value-type="float">
            <text:p>10.026501</text:p>
          </table:table-cell>
          <table:table-cell office:value-type="float" office:value="167.81067" calcext:value-type="float">
            <text:p>167.81067</text:p>
          </table:table-cell>
          <table:table-cell office:value-type="float" office:value="10.221919" calcext:value-type="float">
            <text:p>10.221919</text:p>
          </table:table-cell>
          <table:table-cell office:value-type="float" office:value="104.85987" calcext:value-type="float">
            <text:p>104.85987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67.81085" calcext:value-type="float">
            <text:p>167.81085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122.50632" calcext:value-type="float">
            <text:p>122.50632</text:p>
          </table:table-cell>
          <table:table-cell office:value-type="float" office:value="7.1270165" calcext:value-type="float">
            <text:p>7.1270165</text:p>
          </table:table-cell>
          <table:table-cell office:value-type="float" office:value="159.12433" calcext:value-type="float">
            <text:p>159.12433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248" calcext:value-type="float">
            <text:p>148.3248</text:p>
          </table:table-cell>
          <table:table-cell office:value-type="float" office:value="7.658987" calcext:value-type="float">
            <text:p>7.658987</text:p>
          </table:table-cell>
          <table:table-cell office:value-type="float" office:value="137.64124" calcext:value-type="float">
            <text:p>137.64124</text:p>
          </table:table-cell>
          <table:table-cell office:value-type="float" office:value="8.246429" calcext:value-type="float">
            <text:p>8.246429</text:p>
          </table:table-cell>
          <table:table-cell office:value-type="float" office:value="141.5177" calcext:value-type="float">
            <text:p>141.5177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305" calcext:value-type="float">
            <text:p>163.98305</text:p>
          </table:table-cell>
          <table:table-cell office:value-type="float" office:value="6.579079" calcext:value-type="float">
            <text:p>6.579079</text:p>
          </table:table-cell>
          <table:table-cell office:value-type="float" office:value="153.1885" calcext:value-type="float">
            <text:p>153.1885</text:p>
          </table:table-cell>
          <table:table-cell office:value-type="float" office:value="6.9" calcext:value-type="float">
            <text:p>6.9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508858" calcext:value-type="float">
            <text:p>7.508858</text:p>
          </table:table-cell>
          <table:table-cell office:value-type="float" office:value="367.92792" calcext:value-type="float">
            <text:p>367.92792</text:p>
          </table:table-cell>
          <table:table-cell office:value-type="float" office:value="13.758937" calcext:value-type="float">
            <text:p>13.758937</text:p>
          </table:table-cell>
          <table:table-cell office:value-type="float" office:value="224.01118" calcext:value-type="float">
            <text:p>224.01118</text:p>
          </table:table-cell>
          <table:table-cell office:value-type="float" office:value="12.575" calcext:value-type="float">
            <text:p>12.575</text:p>
          </table:table-cell>
          <table:table-cell office:value-type="float" office:value="163.04295" calcext:value-type="float">
            <text:p>163.04295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211.86801" calcext:value-type="float">
            <text:p>211.86801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23.21988" calcext:value-type="float">
            <text:p>123.21988</text:p>
          </table:table-cell>
          <table:table-cell office:value-type="float" office:value="23.9978" calcext:value-type="float">
            <text:p>23.9978</text:p>
          </table:table-cell>
          <table:table-cell office:value-type="float" office:value="122.40349" calcext:value-type="float">
            <text:p>122.40349</text:p>
          </table:table-cell>
          <table:table-cell office:value-type="float" office:value="23.99412" calcext:value-type="float">
            <text:p>23.99412</text:p>
          </table:table-cell>
          <table:table-cell office:value-type="float" office:value="122.75685" calcext:value-type="float">
            <text:p>122.75685</text:p>
          </table:table-cell>
          <table:table-cell office:value-type="float" office:value="23.994646" calcext:value-type="float">
            <text:p>23.994646</text:p>
          </table:table-cell>
          <table:table-cell office:value-type="float" office:value="122.40822" calcext:value-type="float">
            <text:p>122.4082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94955" calcext:value-type="float">
            <text:p>122.594955</text:p>
          </table:table-cell>
          <table:table-cell office:value-type="float" office:value="7.712282" calcext:value-type="float">
            <text:p>7.712282</text:p>
          </table:table-cell>
          <table:table-cell office:value-type="float" office:value="131.04388" calcext:value-type="float">
            <text:p>131.04388</text:p>
          </table:table-cell>
          <table:table-cell office:value-type="float" office:value="8.504406" calcext:value-type="float">
            <text:p>8.504406</text:p>
          </table:table-cell>
          <table:table-cell office:value-type="float" office:value="120.24406" calcext:value-type="float">
            <text:p>120.24406</text:p>
          </table:table-cell>
          <table:table-cell office:value-type="float" office:value="8.911432" calcext:value-type="float">
            <text:p>8.911432</text:p>
          </table:table-cell>
          <table:table-cell office:value-type="float" office:value="335.55026" calcext:value-type="float">
            <text:p>335.55026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23.22916" calcext:value-type="float">
            <text:p>323.22916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0.23256" calcext:value-type="float">
            <text:p>140.23256</text:p>
          </table:table-cell>
          <table:table-cell office:value-type="float" office:value="10.840698" calcext:value-type="float">
            <text:p>10.840698</text:p>
          </table:table-cell>
          <table:table-cell office:value-type="float" office:value="186.7079" calcext:value-type="float">
            <text:p>186.7079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68.46304" calcext:value-type="float">
            <text:p>168.46304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8.772078" calcext:value-type="float">
            <text:p>18.772078</text:p>
          </table:table-cell>
          <table:table-cell office:value-type="float" office:value="186.16809" calcext:value-type="float">
            <text:p>186.16809</text:p>
          </table:table-cell>
          <table:table-cell office:value-type="float" office:value="21.575" calcext:value-type="float">
            <text:p>21.575</text:p>
          </table:table-cell>
          <table:table-cell office:value-type="float" office:value="201.27284" calcext:value-type="float">
            <text:p>201.27284</text:p>
          </table:table-cell>
          <table:table-cell office:value-type="float" office:value="20.366516" calcext:value-type="float">
            <text:p>20.366516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4.967158" calcext:value-type="float">
            <text:p>14.967158</text:p>
          </table:table-cell>
          <table:table-cell office:value-type="float" office:value="155.89314" calcext:value-type="float">
            <text:p>155.89314</text:p>
          </table:table-cell>
          <table:table-cell office:value-type="float" office:value="15.745843" calcext:value-type="float">
            <text:p>15.745843</text:p>
          </table:table-cell>
          <table:table-cell office:value-type="float" office:value="145.09776" calcext:value-type="float">
            <text:p>145.09776</text:p>
          </table:table-cell>
          <table:table-cell office:value-type="float" office:value="16.298538" calcext:value-type="float">
            <text:p>16.298538</text:p>
          </table:table-cell>
          <table:table-cell office:value-type="float" office:value="196.20544" calcext:value-type="float">
            <text:p>196.20544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9237" calcext:value-type="float">
            <text:p>123.49237</text:p>
          </table:table-cell>
          <table:table-cell office:value-type="float" office:value="10.646155" calcext:value-type="float">
            <text:p>10.646155</text:p>
          </table:table-cell>
          <table:table-cell office:value-type="float" office:value="167.81067" calcext:value-type="float">
            <text:p>167.81067</text:p>
          </table:table-cell>
          <table:table-cell office:value-type="float" office:value="12.404893" calcext:value-type="float">
            <text:p>12.404893</text:p>
          </table:table-cell>
          <table:table-cell office:value-type="float" office:value="170.34909" calcext:value-type="float">
            <text:p>170.34909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67.81085" calcext:value-type="float">
            <text:p>167.81085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122.50632" calcext:value-type="float">
            <text:p>122.50632</text:p>
          </table:table-cell>
          <table:table-cell office:value-type="float" office:value="7.23195" calcext:value-type="float">
            <text:p>7.23195</text:p>
          </table:table-cell>
          <table:table-cell office:value-type="float" office:value="159.12433" calcext:value-type="float">
            <text:p>159.12433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248" calcext:value-type="float">
            <text:p>148.3248</text:p>
          </table:table-cell>
          <table:table-cell office:value-type="float" office:value="7.7501283" calcext:value-type="float">
            <text:p>7.7501283</text:p>
          </table:table-cell>
          <table:table-cell office:value-type="float" office:value="140.37547" calcext:value-type="float">
            <text:p>140.37547</text:p>
          </table:table-cell>
          <table:table-cell office:value-type="float" office:value="8.372921" calcext:value-type="float">
            <text:p>8.372921</text:p>
          </table:table-cell>
          <table:table-cell office:value-type="float" office:value="141.5177" calcext:value-type="float">
            <text:p>141.5177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305" calcext:value-type="float">
            <text:p>163.98305</text:p>
          </table:table-cell>
          <table:table-cell office:value-type="float" office:value="6.8367167" calcext:value-type="float">
            <text:p>6.8367167</text:p>
          </table:table-cell>
          <table:table-cell office:value-type="float" office:value="387.88358" calcext:value-type="float">
            <text:p>387.88358</text:p>
          </table:table-cell>
          <table:table-cell office:value-type="float" office:value="7.525" calcext:value-type="float">
            <text:p>7.525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519796" calcext:value-type="float">
            <text:p>7.519796</text:p>
          </table:table-cell>
          <table:table-cell office:value-type="float" office:value="367.92792" calcext:value-type="float">
            <text:p>367.92792</text:p>
          </table:table-cell>
          <table:table-cell office:value-type="float" office:value="13.928593" calcext:value-type="float">
            <text:p>13.928593</text:p>
          </table:table-cell>
          <table:table-cell office:value-type="float" office:value="224.01118" calcext:value-type="float">
            <text:p>224.01118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163.04295" calcext:value-type="float">
            <text:p>163.04295</text:p>
          </table:table-cell>
          <table:table-cell office:value-type="float" office:value="14.925" calcext:value-type="float">
            <text:p>14.925</text:p>
          </table:table-cell>
          <table:table-cell office:value-type="float" office:value="211.86801" calcext:value-type="float">
            <text:p>211.86801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83.71988" calcext:value-type="float">
            <text:p>183.71988</text:p>
          </table:table-cell>
          <table:table-cell office:value-type="float" office:value="23.999544" calcext:value-type="float">
            <text:p>23.999544</text:p>
          </table:table-cell>
          <table:table-cell office:value-type="float" office:value="122.40349" calcext:value-type="float">
            <text:p>122.40349</text:p>
          </table:table-cell>
          <table:table-cell office:value-type="float" office:value="23.99508" calcext:value-type="float">
            <text:p>23.99508</text:p>
          </table:table-cell>
          <table:table-cell office:value-type="float" office:value="122.75685" calcext:value-type="float">
            <text:p>122.75685</text:p>
          </table:table-cell>
          <table:table-cell office:value-type="float" office:value="23.999102" calcext:value-type="float">
            <text:p>23.999102</text:p>
          </table:table-cell>
          <table:table-cell office:value-type="float" office:value="122.40822" calcext:value-type="float">
            <text:p>122.40822</text:p>
          </table:table-cell>
          <table:table-cell office:value-type="float" office:value="24" calcext:value-type="float">
            <text:p>24</text:p>
          </table:table-cell>
          <table:table-cell office:value-type="float" office:value="122.594955" calcext:value-type="float">
            <text:p>122.594955</text:p>
          </table:table-cell>
          <table:table-cell office:value-type="float" office:value="7.9630275" calcext:value-type="float">
            <text:p>7.9630275</text:p>
          </table:table-cell>
          <table:table-cell office:value-type="float" office:value="359.46033" calcext:value-type="float">
            <text:p>359.46033</text:p>
          </table:table-cell>
          <table:table-cell office:value-type="float" office:value="8.610456" calcext:value-type="float">
            <text:p>8.610456</text:p>
          </table:table-cell>
          <table:table-cell office:value-type="float" office:value="120.24406" calcext:value-type="float">
            <text:p>120.24406</text:p>
          </table:table-cell>
          <table:table-cell office:value-type="float" office:value="9.010122" calcext:value-type="float">
            <text:p>9.010122</text:p>
          </table:table-cell>
          <table:table-cell office:value-type="float" office:value="335.55026" calcext:value-type="float">
            <text:p>335.55026</text:p>
          </table:table-cell>
          <table:table-cell office:value-type="float" office:value="9.35" calcext:value-type="float">
            <text:p>9.35</text:p>
          </table:table-cell>
          <table:table-cell office:value-type="float" office:value="323.22916" calcext:value-type="float">
            <text:p>323.229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.81256" calcext:value-type="float">
            <text:p>127.81256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74.2879" calcext:value-type="float">
            <text:p>174.2879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56.04305" calcext:value-type="float">
            <text:p>156.04305</text:p>
          </table:table-cell>
          <table:table-cell office:value-type="float" office:value="23" calcext:value-type="float">
            <text:p>23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0517" calcext:value-type="float">
            <text:p>23.000517</text:p>
          </table:table-cell>
          <table:table-cell office:value-type="float" office:value="129.19809" calcext:value-type="float">
            <text:p>129.19809</text:p>
          </table:table-cell>
          <table:table-cell office:value-type="float" office:value="23.00014" calcext:value-type="float">
            <text:p>23.00014</text:p>
          </table:table-cell>
          <table:table-cell office:value-type="float" office:value="155.10286" calcext:value-type="float">
            <text:p>155.10286</text:p>
          </table:table-cell>
          <table:table-cell office:value-type="float" office:value="23" calcext:value-type="float">
            <text:p>23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43.74318" calcext:value-type="float">
            <text:p>143.74318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32.94777" calcext:value-type="float">
            <text:p>132.94777</text:p>
          </table:table-cell>
          <table:table-cell office:value-type="float" office:value="17.124403" calcext:value-type="float">
            <text:p>17.124403</text:p>
          </table:table-cell>
          <table:table-cell office:value-type="float" office:value="184.05545" calcext:value-type="float">
            <text:p>184.05545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4237" calcext:value-type="float">
            <text:p>111.34237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48.64066" calcext:value-type="float">
            <text:p>148.64066</text:p>
          </table:table-cell>
          <table:table-cell office:value-type="float" office:value="20.027388" calcext:value-type="float">
            <text:p>20.027388</text:p>
          </table:table-cell>
          <table:table-cell office:value-type="float" office:value="151.17908" calcext:value-type="float">
            <text:p>151.17908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64084" calcext:value-type="float">
            <text:p>148.6408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03.3363" calcext:value-type="float">
            <text:p>103.336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47.51434" calcext:value-type="float">
            <text:p>147.51434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6.71481" calcext:value-type="float">
            <text:p>136.71481</text:p>
          </table:table-cell>
          <table:table-cell office:value-type="float" office:value="8.623521" calcext:value-type="float">
            <text:p>8.623521</text:p>
          </table:table-cell>
          <table:table-cell office:value-type="float" office:value="128.7655" calcext:value-type="float">
            <text:p>128.7655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29.90768" calcext:value-type="float">
            <text:p>129.90768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52.37303" calcext:value-type="float">
            <text:p>152.37303</text:p>
          </table:table-cell>
          <table:table-cell office:value-type="float" office:value="7.780513" calcext:value-type="float">
            <text:p>7.780513</text:p>
          </table:table-cell>
          <table:table-cell office:value-type="float" office:value="376.27356" calcext:value-type="float">
            <text:p>376.27356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356.31793" calcext:value-type="float">
            <text:p>356.31793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210.24118" calcext:value-type="float">
            <text:p>210.24118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49.27295" calcext:value-type="float">
            <text:p>149.27295</text:p>
          </table:table-cell>
          <table:table-cell office:value-type="float" office:value="16.644434" calcext:value-type="float">
            <text:p>16.644434</text:p>
          </table:table-cell>
          <table:table-cell office:value-type="float" office:value="198.098" calcext:value-type="float">
            <text:p>198.098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69.94987" calcext:value-type="float">
            <text:p>169.949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261225" calcext:value-type="float">
            <text:p>9.261225</text:p>
          </table:table-cell>
          <table:table-cell office:value-type="float" office:value="344.34033" calcext:value-type="float">
            <text:p>344.34033</text:p>
          </table:table-cell>
          <table:table-cell office:value-type="float" office:value="9.616353" calcext:value-type="float">
            <text:p>9.616353</text:p>
          </table:table-cell>
          <table:table-cell office:value-type="float" office:value="105.12407" calcext:value-type="float">
            <text:p>105.12407</text:p>
          </table:table-cell>
          <table:table-cell office:value-type="float" office:value="9.99097" calcext:value-type="float">
            <text:p>9.99097</text:p>
          </table:table-cell>
          <table:table-cell office:value-type="float" office:value="320.43024" calcext:value-type="float">
            <text:p>320.43024</text:p>
          </table:table-cell>
          <table:table-cell office:value-type="float" office:value="10.565756" calcext:value-type="float">
            <text:p>10.565756</text:p>
          </table:table-cell>
          <table:table-cell office:value-type="float" office:value="308.10916" calcext:value-type="float">
            <text:p>308.10916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127.81256" calcext:value-type="float">
            <text:p>127.81256</text:p>
          </table:table-cell>
          <table:table-cell office:value-type="float" office:value="13.45" calcext:value-type="float">
            <text:p>13.45</text:p>
          </table:table-cell>
          <table:table-cell office:value-type="float" office:value="174.2879" calcext:value-type="float">
            <text:p>174.2879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56.04305" calcext:value-type="float">
            <text:p>156.0430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0673" calcext:value-type="float">
            <text:p>23.000673</text:p>
          </table:table-cell>
          <table:table-cell office:value-type="float" office:value="129.19809" calcext:value-type="float">
            <text:p>129.19809</text:p>
          </table:table-cell>
          <table:table-cell office:value-type="float" office:value="23.000917" calcext:value-type="float">
            <text:p>23.000917</text:p>
          </table:table-cell>
          <table:table-cell office:value-type="float" office:value="155.10286" calcext:value-type="float">
            <text:p>155.102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206.9932" calcext:value-type="float">
            <text:p>206.9932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6.19778" calcext:value-type="float">
            <text:p>196.19778</text:p>
          </table:table-cell>
          <table:table-cell office:value-type="float" office:value="17.323956" calcext:value-type="float">
            <text:p>17.323956</text:p>
          </table:table-cell>
          <table:table-cell office:value-type="float" office:value="184.05545" calcext:value-type="float">
            <text:p>184.05545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4237" calcext:value-type="float">
            <text:p>111.34237</text:p>
          </table:table-cell>
          <table:table-cell office:value-type="float" office:value="20.125" calcext:value-type="float">
            <text:p>20.125</text:p>
          </table:table-cell>
          <table:table-cell office:value-type="float" office:value="148.64066" calcext:value-type="float">
            <text:p>148.64066</text:p>
          </table:table-cell>
          <table:table-cell office:value-type="float" office:value="20.107786" calcext:value-type="float">
            <text:p>20.107786</text:p>
          </table:table-cell>
          <table:table-cell office:value-type="float" office:value="151.17908" calcext:value-type="float">
            <text:p>151.17908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148.64084" calcext:value-type="float">
            <text:p>148.6408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48.8363" calcext:value-type="float">
            <text:p>148.836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47.51434" calcext:value-type="float">
            <text:p>147.51434</text:p>
          </table:table-cell>
          <table:table-cell office:value-type="float" office:value="8.85" calcext:value-type="float">
            <text:p>8.85</text:p>
          </table:table-cell>
          <table:table-cell office:value-type="float" office:value="136.71481" calcext:value-type="float">
            <text:p>136.71481</text:p>
          </table:table-cell>
          <table:table-cell office:value-type="float" office:value="8.99298" calcext:value-type="float">
            <text:p>8.99298</text:p>
          </table:table-cell>
          <table:table-cell office:value-type="float" office:value="128.7655" calcext:value-type="float">
            <text:p>128.7655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53.40767" calcext:value-type="float">
            <text:p>153.40767</text:p>
          </table:table-cell>
          <table:table-cell office:value-type="float" office:value="7.983333" calcext:value-type="float">
            <text:p>7.983333</text:p>
          </table:table-cell>
          <table:table-cell office:value-type="float" office:value="152.37303" calcext:value-type="float">
            <text:p>152.37303</text:p>
          </table:table-cell>
          <table:table-cell office:value-type="float" office:value="8.163985" calcext:value-type="float">
            <text:p>8.163985</text:p>
          </table:table-cell>
          <table:table-cell office:value-type="float" office:value="387.77774" calcext:value-type="float">
            <text:p>387.77774</text:p>
          </table:table-cell>
          <table:table-cell office:value-type="float" office:value="8.65" calcext:value-type="float">
            <text:p>8.65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379.31796" calcext:value-type="float">
            <text:p>379.31796</text:p>
          </table:table-cell>
          <table:table-cell office:value-type="float" office:value="17.25" calcext:value-type="float">
            <text:p>17.25</text:p>
          </table:table-cell>
          <table:table-cell office:value-type="float" office:value="210.24118" calcext:value-type="float">
            <text:p>210.24118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49.27295" calcext:value-type="float">
            <text:p>149.27295</text:p>
          </table:table-cell>
          <table:table-cell office:value-type="float" office:value="17.844639" calcext:value-type="float">
            <text:p>17.844639</text:p>
          </table:table-cell>
          <table:table-cell office:value-type="float" office:value="198.098" calcext:value-type="float">
            <text:p>198.098</text:p>
          </table:table-cell>
          <table:table-cell office:value-type="float" office:value="18.25" calcext:value-type="float">
            <text:p>18.25</text:p>
          </table:table-cell>
          <table:table-cell office:value-type="float" office:value="169.94987" calcext:value-type="float">
            <text:p>169.949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27727" calcext:value-type="float">
            <text:p>9.27727</text:p>
          </table:table-cell>
          <table:table-cell office:value-type="float" office:value="344.34033" calcext:value-type="float">
            <text:p>344.34033</text:p>
          </table:table-cell>
          <table:table-cell office:value-type="float" office:value="9.866833" calcext:value-type="float">
            <text:p>9.866833</text:p>
          </table:table-cell>
          <table:table-cell office:value-type="float" office:value="333.29855" calcext:value-type="float">
            <text:p>333.29855</text:p>
          </table:table-cell>
          <table:table-cell office:value-type="float" office:value="10.00686" calcext:value-type="float">
            <text:p>10.00686</text:p>
          </table:table-cell>
          <table:table-cell office:value-type="float" office:value="320.43024" calcext:value-type="float">
            <text:p>320.43024</text:p>
          </table:table-cell>
          <table:table-cell office:value-type="float" office:value="10.594444" calcext:value-type="float">
            <text:p>10.594444</text:p>
          </table:table-cell>
          <table:table-cell office:value-type="float" office:value="308.10916" calcext:value-type="float">
            <text:p>308.10916</text:p>
          </table:table-cell>
        </table:table-row>
        <table:table-row table:style-name="ro1">
          <table:table-cell office:value-type="float" office:value="15.725139" calcext:value-type="float">
            <text:p>15.725139</text:p>
          </table:table-cell>
          <table:table-cell office:value-type="float" office:value="114.04256" calcext:value-type="float">
            <text:p>114.04256</text:p>
          </table:table-cell>
          <table:table-cell office:value-type="float" office:value="15.940914" calcext:value-type="float">
            <text:p>15.940914</text:p>
          </table:table-cell>
          <table:table-cell office:value-type="float" office:value="160.5179" calcext:value-type="float">
            <text:p>160.5179</text:p>
          </table:table-cell>
          <table:table-cell office:value-type="float" office:value="14.795468" calcext:value-type="float">
            <text:p>14.795468</text:p>
          </table:table-cell>
          <table:table-cell office:value-type="float" office:value="142.27307" calcext:value-type="float">
            <text:p>142.27307</text:p>
          </table:table-cell>
          <table:table-cell office:value-type="float" office:value="23.998657" calcext:value-type="float">
            <text:p>23.998657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68085" calcext:value-type="float">
            <text:p>97.0680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972855" calcext:value-type="float">
            <text:p>122.9728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19.430548" calcext:value-type="float">
            <text:p>19.430548</text:p>
          </table:table-cell>
          <table:table-cell office:value-type="float" office:value="193.22316" calcext:value-type="float">
            <text:p>193.22316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42781" calcext:value-type="float">
            <text:p>182.42781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0.28548" calcext:value-type="float">
            <text:p>170.28548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72334" calcext:value-type="float">
            <text:p>97.572334</text:p>
          </table:table-cell>
          <table:table-cell office:value-type="float" office:value="20.725" calcext:value-type="float">
            <text:p>20.725</text:p>
          </table:table-cell>
          <table:table-cell office:value-type="float" office:value="129.20064" calcext:value-type="float">
            <text:p>129.20064</text:p>
          </table:table-cell>
          <table:table-cell office:value-type="float" office:value="21.63472" calcext:value-type="float">
            <text:p>21.63472</text:p>
          </table:table-cell>
          <table:table-cell office:value-type="float" office:value="131.73912" calcext:value-type="float">
            <text:p>131.73912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20082" calcext:value-type="float">
            <text:p>129.20082</text:p>
          </table:table-cell>
          <table:table-cell office:value-type="float" office:value="21.921728" calcext:value-type="float">
            <text:p>21.921728</text:p>
          </table:table-cell>
          <table:table-cell office:value-type="float" office:value="129.39629" calcext:value-type="float">
            <text:p>129.39629</text:p>
          </table:table-cell>
          <table:table-cell office:value-type="float" office:value="9" calcext:value-type="float">
            <text:p>9</text:p>
          </table:table-cell>
          <table:table-cell office:value-type="float" office:value="131.85434" calcext:value-type="float">
            <text:p>131.85434</text:p>
          </table:table-cell>
          <table:table-cell office:value-type="float" office:value="9.369434" calcext:value-type="float">
            <text:p>9.369434</text:p>
          </table:table-cell>
          <table:table-cell office:value-type="float" office:value="121.05483" calcext:value-type="float">
            <text:p>121.05483</text:p>
          </table:table-cell>
          <table:table-cell office:value-type="float" office:value="9.720359" calcext:value-type="float">
            <text:p>9.720359</text:p>
          </table:table-cell>
          <table:table-cell office:value-type="float" office:value="113.10549" calcext:value-type="float">
            <text:p>113.10549</text:p>
          </table:table-cell>
          <table:table-cell office:value-type="float" office:value="10" calcext:value-type="float">
            <text:p>10</text:p>
          </table:table-cell>
          <table:table-cell office:value-type="float" office:value="137.74767" calcext:value-type="float">
            <text:p>137.74767</text:p>
          </table:table-cell>
          <table:table-cell office:value-type="float" office:value="8.573648" calcext:value-type="float">
            <text:p>8.573648</text:p>
          </table:table-cell>
          <table:table-cell office:value-type="float" office:value="136.17302" calcext:value-type="float">
            <text:p>136.17302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371.57773" calcext:value-type="float">
            <text:p>371.57773</text:p>
          </table:table-cell>
          <table:table-cell office:value-type="float" office:value="9.171705" calcext:value-type="float">
            <text:p>9.171705</text:p>
          </table:table-cell>
          <table:table-cell office:value-type="float" office:value="344.26" calcext:value-type="float">
            <text:p>344.26</text:p>
          </table:table-cell>
          <table:table-cell office:value-type="float" office:value="9.712419" calcext:value-type="float">
            <text:p>9.712419</text:p>
          </table:table-cell>
          <table:table-cell office:value-type="float" office:value="363.11795" calcext:value-type="float">
            <text:p>363.11795</text:p>
          </table:table-cell>
          <table:table-cell office:value-type="float" office:value="18.02424" calcext:value-type="float">
            <text:p>18.02424</text:p>
          </table:table-cell>
          <table:table-cell office:value-type="float" office:value="194.04118" calcext:value-type="float">
            <text:p>194.04118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33.07295" calcext:value-type="float">
            <text:p>133.07295</text:p>
          </table:table-cell>
          <table:table-cell office:value-type="float" office:value="19.498016" calcext:value-type="float">
            <text:p>19.498016</text:p>
          </table:table-cell>
          <table:table-cell office:value-type="float" office:value="181.89801" calcext:value-type="float">
            <text:p>181.89801</text:p>
          </table:table-cell>
          <table:table-cell office:value-type="float" office:value="19.806799" calcext:value-type="float">
            <text:p>19.806799</text:p>
          </table:table-cell>
          <table:table-cell office:value-type="float" office:value="153.74988" calcext:value-type="float">
            <text:p>153.749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330.57034" calcext:value-type="float">
            <text:p>330.57034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19.52853" calcext:value-type="float">
            <text:p>319.52853</text:p>
          </table:table-cell>
          <table:table-cell office:value-type="float" office:value="11.20656" calcext:value-type="float">
            <text:p>11.20656</text:p>
          </table:table-cell>
          <table:table-cell office:value-type="float" office:value="306.66022" calcext:value-type="float">
            <text:p>306.66022</text:p>
          </table:table-cell>
          <table:table-cell office:value-type="float" office:value="11.40117" calcext:value-type="float">
            <text:p>11.40117</text:p>
          </table:table-cell>
          <table:table-cell office:value-type="float" office:value="294.33917" calcext:value-type="float">
            <text:p>294.33917</text:p>
          </table:table-cell>
        </table:table-row>
        <table:table-row table:style-name="ro1">
          <table:table-cell office:value-type="float" office:value="15.97683" calcext:value-type="float">
            <text:p>15.97683</text:p>
          </table:table-cell>
          <table:table-cell office:value-type="float" office:value="114.04256" calcext:value-type="float">
            <text:p>114.04256</text:p>
          </table:table-cell>
          <table:table-cell office:value-type="float" office:value="16.408373" calcext:value-type="float">
            <text:p>16.408373</text:p>
          </table:table-cell>
          <table:table-cell office:value-type="float" office:value="160.5179" calcext:value-type="float">
            <text:p>160.5179</text:p>
          </table:table-cell>
          <table:table-cell office:value-type="float" office:value="16.490229" calcext:value-type="float">
            <text:p>16.490229</text:p>
          </table:table-cell>
          <table:table-cell office:value-type="float" office:value="193.11588" calcext:value-type="float">
            <text:p>193.11588</text:p>
          </table:table-cell>
          <table:table-cell office:value-type="float" office:value="23.999346" calcext:value-type="float">
            <text:p>23.999346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4" calcext:value-type="float">
            <text:p>24</text:p>
          </table:table-cell>
          <table:table-cell office:value-type="float" office:value="97.068085" calcext:value-type="float">
            <text:p>97.068085</text:p>
          </table:table-cell>
          <table:table-cell office:value-type="float" office:value="24" calcext:value-type="float">
            <text:p>24</text:p>
          </table:table-cell>
          <table:table-cell office:value-type="float" office:value="122.972855" calcext:value-type="float">
            <text:p>122.972855</text:p>
          </table:table-cell>
          <table:table-cell office:value-type="float" office:value="24" calcext:value-type="float">
            <text:p>24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20.671316" calcext:value-type="float">
            <text:p>20.671316</text:p>
          </table:table-cell>
          <table:table-cell office:value-type="float" office:value="193.22316" calcext:value-type="float">
            <text:p>193.22316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42781" calcext:value-type="float">
            <text:p>182.42781</text:p>
          </table:table-cell>
          <table:table-cell office:value-type="float" office:value="21.45" calcext:value-type="float">
            <text:p>21.45</text:p>
          </table:table-cell>
          <table:table-cell office:value-type="float" office:value="170.28548" calcext:value-type="float">
            <text:p>170.28548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723" calcext:value-type="float">
            <text:p>159.5723</text:p>
          </table:table-cell>
          <table:table-cell office:value-type="float" office:value="23" calcext:value-type="float">
            <text:p>23</text:p>
          </table:table-cell>
          <table:table-cell office:value-type="float" office:value="129.20064" calcext:value-type="float">
            <text:p>129.20064</text:p>
          </table:table-cell>
          <table:table-cell office:value-type="float" office:value="21.680706" calcext:value-type="float">
            <text:p>21.680706</text:p>
          </table:table-cell>
          <table:table-cell office:value-type="float" office:value="131.73912" calcext:value-type="float">
            <text:p>131.73912</text:p>
          </table:table-cell>
          <table:table-cell office:value-type="float" office:value="23" calcext:value-type="float">
            <text:p>23</text:p>
          </table:table-cell>
          <table:table-cell office:value-type="float" office:value="129.20082" calcext:value-type="float">
            <text:p>129.20082</text:p>
          </table:table-cell>
          <table:table-cell office:value-type="float" office:value="22.19835" calcext:value-type="float">
            <text:p>22.19835</text:p>
          </table:table-cell>
          <table:table-cell office:value-type="float" office:value="129.39629" calcext:value-type="float">
            <text:p>129.39629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1.85434" calcext:value-type="float">
            <text:p>131.85434</text:p>
          </table:table-cell>
          <table:table-cell office:value-type="float" office:value="9.731719" calcext:value-type="float">
            <text:p>9.731719</text:p>
          </table:table-cell>
          <table:table-cell office:value-type="float" office:value="121.05483" calcext:value-type="float">
            <text:p>121.05483</text:p>
          </table:table-cell>
          <table:table-cell office:value-type="float" office:value="9.909939" calcext:value-type="float">
            <text:p>9.909939</text:p>
          </table:table-cell>
          <table:table-cell office:value-type="float" office:value="113.10549" calcext:value-type="float">
            <text:p>113.10549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60.74765" calcext:value-type="float">
            <text:p>160.74765</text:p>
          </table:table-cell>
          <table:table-cell office:value-type="float" office:value="8.841037" calcext:value-type="float">
            <text:p>8.841037</text:p>
          </table:table-cell>
          <table:table-cell office:value-type="float" office:value="379.75043" calcext:value-type="float">
            <text:p>379.75043</text:p>
          </table:table-cell>
          <table:table-cell office:value-type="float" office:value="9.55" calcext:value-type="float">
            <text:p>9.55</text:p>
          </table:table-cell>
          <table:table-cell office:value-type="float" office:value="371.57773" calcext:value-type="float">
            <text:p>371.57773</text:p>
          </table:table-cell>
          <table:table-cell office:value-type="float" office:value="9.642069" calcext:value-type="float">
            <text:p>9.642069</text:p>
          </table:table-cell>
          <table:table-cell office:value-type="float" office:value="358.3709" calcext:value-type="float">
            <text:p>358.3709</text:p>
          </table:table-cell>
          <table:table-cell office:value-type="float" office:value="10.195087" calcext:value-type="float">
            <text:p>10.195087</text:p>
          </table:table-cell>
          <table:table-cell office:value-type="float" office:value="363.11795" calcext:value-type="float">
            <text:p>363.11795</text:p>
          </table:table-cell>
          <table:table-cell office:value-type="float" office:value="19.240025" calcext:value-type="float">
            <text:p>19.240025</text:p>
          </table:table-cell>
          <table:table-cell office:value-type="float" office:value="194.04118" calcext:value-type="float">
            <text:p>194.04118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93.07295" calcext:value-type="float">
            <text:p>193.07295</text:p>
          </table:table-cell>
          <table:table-cell office:value-type="float" office:value="20.227247" calcext:value-type="float">
            <text:p>20.227247</text:p>
          </table:table-cell>
          <table:table-cell office:value-type="float" office:value="181.89801" calcext:value-type="float">
            <text:p>181.89801</text:p>
          </table:table-cell>
          <table:table-cell office:value-type="float" office:value="20.122017" calcext:value-type="float">
            <text:p>20.122017</text:p>
          </table:table-cell>
          <table:table-cell office:value-type="float" office:value="153.74988" calcext:value-type="float">
            <text:p>153.749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330.57034" calcext:value-type="float">
            <text:p>330.57034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19.52853" calcext:value-type="float">
            <text:p>319.52853</text:p>
          </table:table-cell>
          <table:table-cell office:value-type="float" office:value="11.2528715" calcext:value-type="float">
            <text:p>11.2528715</text:p>
          </table:table-cell>
          <table:table-cell office:value-type="float" office:value="306.66022" calcext:value-type="float">
            <text:p>306.66022</text:p>
          </table:table-cell>
          <table:table-cell office:value-type="float" office:value="11.673006" calcext:value-type="float">
            <text:p>11.673006</text:p>
          </table:table-cell>
          <table:table-cell office:value-type="float" office:value="294.33917" calcext:value-type="float">
            <text:p>294.33917</text:p>
          </table:table-cell>
        </table:table-row>
        <table:table-row table:style-name="ro1">
          <table:table-cell office:value-type="float" office:value="16.53087" calcext:value-type="float">
            <text:p>16.53087</text:p>
          </table:table-cell>
          <table:table-cell office:value-type="float" office:value="100.27258" calcext:value-type="float">
            <text:p>100.27258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46.74786" calcext:value-type="float">
            <text:p>146.7478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9.3459" calcext:value-type="float">
            <text:p>179.345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98595" calcext:value-type="float">
            <text:p>21.298595</text:p>
          </table:table-cell>
          <table:table-cell office:value-type="float" office:value="184.85316" calcext:value-type="float">
            <text:p>184.85316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4.05782" calcext:value-type="float">
            <text:p>174.05782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1.91548" calcext:value-type="float">
            <text:p>161.91548</text:p>
          </table:table-cell>
          <table:table-cell office:value-type="float" office:value="22.243069" calcext:value-type="float">
            <text:p>22.243069</text:p>
          </table:table-cell>
          <table:table-cell office:value-type="float" office:value="151.2023" calcext:value-type="float">
            <text:p>151.202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7063" calcext:value-type="float">
            <text:p>97.07063</text:p>
          </table:table-cell>
          <table:table-cell office:value-type="float" office:value="23.992308" calcext:value-type="float">
            <text:p>23.992308</text:p>
          </table:table-cell>
          <table:table-cell office:value-type="float" office:value="99.609116" calcext:value-type="float">
            <text:p>99.6091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70816" calcext:value-type="float">
            <text:p>97.070816</text:p>
          </table:table-cell>
          <table:table-cell office:value-type="float" office:value="23.994068" calcext:value-type="float">
            <text:p>23.994068</text:p>
          </table:table-cell>
          <table:table-cell office:value-type="float" office:value="97.26628" calcext:value-type="float">
            <text:p>97.26628</text:p>
          </table:table-cell>
          <table:table-cell office:value-type="float" office:value="13.2281" calcext:value-type="float">
            <text:p>13.2281</text:p>
          </table:table-cell>
          <table:table-cell office:value-type="float" office:value="115.92433" calcext:value-type="float">
            <text:p>115.92433</text:p>
          </table:table-cell>
          <table:table-cell office:value-type="float" office:value="11.337437" calcext:value-type="float">
            <text:p>11.337437</text:p>
          </table:table-cell>
          <table:table-cell office:value-type="float" office:value="105.12486" calcext:value-type="float">
            <text:p>105.12486</text:p>
          </table:table-cell>
          <table:table-cell office:value-type="float" office:value="11.416048" calcext:value-type="float">
            <text:p>11.416048</text:p>
          </table:table-cell>
          <table:table-cell office:value-type="float" office:value="97.17548" calcext:value-type="float">
            <text:p>97.17548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144.81764" calcext:value-type="float">
            <text:p>144.81764</text:p>
          </table:table-cell>
          <table:table-cell office:value-type="float" office:value="9.725" calcext:value-type="float">
            <text:p>9.725</text:p>
          </table:table-cell>
          <table:table-cell office:value-type="float" office:value="363.2804" calcext:value-type="float">
            <text:p>363.2804</text:p>
          </table:table-cell>
          <table:table-cell office:value-type="float" office:value="10.618569" calcext:value-type="float">
            <text:p>10.618569</text:p>
          </table:table-cell>
          <table:table-cell office:value-type="float" office:value="355.10773" calcext:value-type="float">
            <text:p>355.1077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1.9009" calcext:value-type="float">
            <text:p>341.9009</text:p>
          </table:table-cell>
          <table:table-cell office:value-type="float" office:value="10.725" calcext:value-type="float">
            <text:p>10.725</text:p>
          </table:table-cell>
          <table:table-cell office:value-type="float" office:value="346.64792" calcext:value-type="float">
            <text:p>346.64792</text:p>
          </table:table-cell>
          <table:table-cell office:value-type="float" office:value="20.191668" calcext:value-type="float">
            <text:p>20.191668</text:p>
          </table:table-cell>
          <table:table-cell office:value-type="float" office:value="179.73116" calcext:value-type="float">
            <text:p>179.73116</text:p>
          </table:table-cell>
          <table:table-cell office:value-type="float" office:value="21.332703" calcext:value-type="float">
            <text:p>21.332703</text:p>
          </table:table-cell>
          <table:table-cell office:value-type="float" office:value="178.76299" calcext:value-type="float">
            <text:p>178.76299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67.58798" calcext:value-type="float">
            <text:p>167.58798</text:p>
          </table:table-cell>
          <table:table-cell office:value-type="float" office:value="21.50324" calcext:value-type="float">
            <text:p>21.50324</text:p>
          </table:table-cell>
          <table:table-cell office:value-type="float" office:value="139.43985" calcext:value-type="float">
            <text:p>139.4398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312.48035" calcext:value-type="float">
            <text:p>312.48035</text:p>
          </table:table-cell>
          <table:table-cell office:value-type="float" office:value="11.625" calcext:value-type="float">
            <text:p>11.625</text:p>
          </table:table-cell>
          <table:table-cell office:value-type="float" office:value="301.43854" calcext:value-type="float">
            <text:p>301.43854</text:p>
          </table:table-cell>
          <table:table-cell office:value-type="float" office:value="11.990087" calcext:value-type="float">
            <text:p>11.990087</text:p>
          </table:table-cell>
          <table:table-cell office:value-type="float" office:value="288.57022" calcext:value-type="float">
            <text:p>288.57022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276.24918" calcext:value-type="float">
            <text:p>276.24918</text:p>
          </table:table-cell>
        </table:table-row>
        <table:table-row table:style-name="ro1">
          <table:table-cell office:value-type="float" office:value="18.64018" calcext:value-type="float">
            <text:p>18.64018</text:p>
          </table:table-cell>
          <table:table-cell office:value-type="float" office:value="163.55188" calcext:value-type="float">
            <text:p>163.55188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46.74786" calcext:value-type="float">
            <text:p>146.74786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79.3459" calcext:value-type="float">
            <text:p>179.345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20024" calcext:value-type="float">
            <text:p>21.320024</text:p>
          </table:table-cell>
          <table:table-cell office:value-type="float" office:value="184.85316" calcext:value-type="float">
            <text:p>184.85316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4.05782" calcext:value-type="float">
            <text:p>174.05782</text:p>
          </table:table-cell>
          <table:table-cell office:value-type="float" office:value="22" calcext:value-type="float">
            <text:p>22</text:p>
          </table:table-cell>
          <table:table-cell office:value-type="float" office:value="161.91548" calcext:value-type="float">
            <text:p>161.91548</text:p>
          </table:table-cell>
          <table:table-cell office:value-type="float" office:value="22.328253" calcext:value-type="float">
            <text:p>22.328253</text:p>
          </table:table-cell>
          <table:table-cell office:value-type="float" office:value="151.2023" calcext:value-type="float">
            <text:p>151.2023</text:p>
          </table:table-cell>
          <table:table-cell office:value-type="float" office:value="24" calcext:value-type="float">
            <text:p>24</text:p>
          </table:table-cell>
          <table:table-cell office:value-type="float" office:value="97.07063" calcext:value-type="float">
            <text:p>97.07063</text:p>
          </table:table-cell>
          <table:table-cell office:value-type="float" office:value="23.996855" calcext:value-type="float">
            <text:p>23.996855</text:p>
          </table:table-cell>
          <table:table-cell office:value-type="float" office:value="99.609116" calcext:value-type="float">
            <text:p>99.609116</text:p>
          </table:table-cell>
          <table:table-cell office:value-type="float" office:value="24" calcext:value-type="float">
            <text:p>24</text:p>
          </table:table-cell>
          <table:table-cell office:value-type="float" office:value="97.070816" calcext:value-type="float">
            <text:p>97.070816</text:p>
          </table:table-cell>
          <table:table-cell office:value-type="float" office:value="23.99508" calcext:value-type="float">
            <text:p>23.99508</text:p>
          </table:table-cell>
          <table:table-cell office:value-type="float" office:value="97.26628" calcext:value-type="float">
            <text:p>97.26628</text:p>
          </table:table-cell>
          <table:table-cell office:value-type="float" office:value="15.395388" calcext:value-type="float">
            <text:p>15.395388</text:p>
          </table:table-cell>
          <table:table-cell office:value-type="float" office:value="180.94296" calcext:value-type="float">
            <text:p>180.94296</text:p>
          </table:table-cell>
          <table:table-cell office:value-type="float" office:value="13.836171" calcext:value-type="float">
            <text:p>13.836171</text:p>
          </table:table-cell>
          <table:table-cell office:value-type="float" office:value="180.0869" calcext:value-type="float">
            <text:p>180.0869</text:p>
          </table:table-cell>
          <table:table-cell office:value-type="float" office:value="15.682896" calcext:value-type="float">
            <text:p>15.682896</text:p>
          </table:table-cell>
          <table:table-cell office:value-type="float" office:value="225.18091" calcext:value-type="float">
            <text:p>225.18091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144.81764" calcext:value-type="float">
            <text:p>144.81764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63.2804" calcext:value-type="float">
            <text:p>363.2804</text:p>
          </table:table-cell>
          <table:table-cell office:value-type="float" office:value="10.644176" calcext:value-type="float">
            <text:p>10.644176</text:p>
          </table:table-cell>
          <table:table-cell office:value-type="float" office:value="355.10773" calcext:value-type="float">
            <text:p>355.10773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1.9009" calcext:value-type="float">
            <text:p>341.9009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46.64792" calcext:value-type="float">
            <text:p>346.64792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179.73116" calcext:value-type="float">
            <text:p>179.73116</text:p>
          </table:table-cell>
          <table:table-cell office:value-type="float" office:value="21.402618" calcext:value-type="float">
            <text:p>21.402618</text:p>
          </table:table-cell>
          <table:table-cell office:value-type="float" office:value="178.76299" calcext:value-type="float">
            <text:p>178.76299</text:p>
          </table:table-cell>
          <table:table-cell office:value-type="float" office:value="21.825" calcext:value-type="float">
            <text:p>21.825</text:p>
          </table:table-cell>
          <table:table-cell office:value-type="float" office:value="167.58798" calcext:value-type="float">
            <text:p>167.58798</text:p>
          </table:table-cell>
          <table:table-cell office:value-type="float" office:value="22.069942" calcext:value-type="float">
            <text:p>22.069942</text:p>
          </table:table-cell>
          <table:table-cell office:value-type="float" office:value="156.4409" calcext:value-type="float">
            <text:p>156.44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12.48035" calcext:value-type="float">
            <text:p>312.48035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301.43854" calcext:value-type="float">
            <text:p>301.43854</text:p>
          </table:table-cell>
          <table:table-cell office:value-type="float" office:value="12.026433" calcext:value-type="float">
            <text:p>12.026433</text:p>
          </table:table-cell>
          <table:table-cell office:value-type="float" office:value="288.57022" calcext:value-type="float">
            <text:p>288.57022</text:p>
          </table:table-cell>
          <table:table-cell office:value-type="float" office:value="12.9" calcext:value-type="float">
            <text:p>12.9</text:p>
          </table:table-cell>
          <table:table-cell office:value-type="float" office:value="276.24918" calcext:value-type="float">
            <text:p>276.24918</text:p>
          </table:table-cell>
        </table:table-row>
        <table:table-row table:style-name="ro1">
          <table:table-cell office:value-type="float" office:value="19.26773" calcext:value-type="float">
            <text:p>19.26773</text:p>
          </table:table-cell>
          <table:table-cell office:value-type="float" office:value="152.48186" calcext:value-type="float">
            <text:p>152.48186</text:p>
          </table:table-cell>
          <table:table-cell office:value-type="float" office:value="19.447483" calcext:value-type="float">
            <text:p>19.447483</text:p>
          </table:table-cell>
          <table:table-cell office:value-type="float" office:value="135.67784" calcext:value-type="float">
            <text:p>135.67784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68.27594" calcext:value-type="float">
            <text:p>168.2759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85318" calcext:value-type="float">
            <text:p>130.85318</text:p>
          </table:table-cell>
          <table:table-cell office:value-type="float" office:value="23.000715" calcext:value-type="float">
            <text:p>23.000715</text:p>
          </table:table-cell>
          <table:table-cell office:value-type="float" office:value="130.85779" calcext:value-type="float">
            <text:p>130.85779</text:p>
          </table:table-cell>
          <table:table-cell office:value-type="float" office:value="23.000296" calcext:value-type="float">
            <text:p>23.000296</text:p>
          </table:table-cell>
          <table:table-cell office:value-type="float" office:value="129.51547" calcext:value-type="float">
            <text:p>129.51547</text:p>
          </table:table-cell>
          <table:table-cell office:value-type="float" office:value="23" calcext:value-type="float">
            <text:p>23</text:p>
          </table:table-cell>
          <table:table-cell office:value-type="float" office:value="129.60233" calcext:value-type="float">
            <text:p>129.60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65.01295" calcext:value-type="float">
            <text:p>165.01295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64.15689" calcext:value-type="float">
            <text:p>164.15689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209.2509" calcext:value-type="float">
            <text:p>209.2509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8.88763" calcext:value-type="float">
            <text:p>128.88763</text:p>
          </table:table-cell>
          <table:table-cell office:value-type="float" office:value="17.3" calcext:value-type="float">
            <text:p>17.3</text:p>
          </table:table-cell>
          <table:table-cell office:value-type="float" office:value="140.26042" calcext:value-type="float">
            <text:p>140.26042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32.08772" calcext:value-type="float">
            <text:p>132.08772</text:p>
          </table:table-cell>
          <table:table-cell office:value-type="float" office:value="18.009472" calcext:value-type="float">
            <text:p>18.009472</text:p>
          </table:table-cell>
          <table:table-cell office:value-type="float" office:value="118.880875" calcext:value-type="float">
            <text:p>118.880875</text:p>
          </table:table-cell>
          <table:table-cell office:value-type="float" office:value="18.372496" calcext:value-type="float">
            <text:p>18.372496</text:p>
          </table:table-cell>
          <table:table-cell office:value-type="float" office:value="123.627945" calcext:value-type="float">
            <text:p>123.627945</text:p>
          </table:table-cell>
          <table:table-cell office:value-type="float" office:value="22.946861" calcext:value-type="float">
            <text:p>22.946861</text:p>
          </table:table-cell>
          <table:table-cell office:value-type="float" office:value="130.05112" calcext:value-type="float">
            <text:p>130.05112</text:p>
          </table:table-cell>
          <table:table-cell office:value-type="float" office:value="23.000156" calcext:value-type="float">
            <text:p>23.000156</text:p>
          </table:table-cell>
          <table:table-cell office:value-type="float" office:value="129.89299" calcext:value-type="float">
            <text:p>129.89299</text:p>
          </table:table-cell>
          <table:table-cell office:value-type="float" office:value="23" calcext:value-type="float">
            <text:p>23</text:p>
          </table:table-cell>
          <table:table-cell office:value-type="float" office:value="129.518" calcext:value-type="float">
            <text:p>129.518</text:p>
          </table:table-cell>
          <table:table-cell office:value-type="float" office:value="23" calcext:value-type="float">
            <text:p>23</text:p>
          </table:table-cell>
          <table:table-cell office:value-type="float" office:value="129.17088" calcext:value-type="float">
            <text:p>129.17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31141" calcext:value-type="float">
            <text:p>13.031141</text:p>
          </table:table-cell>
          <table:table-cell office:value-type="float" office:value="292.77032" calcext:value-type="float">
            <text:p>292.77032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281.72855" calcext:value-type="float">
            <text:p>281.72855</text:p>
          </table:table-cell>
          <table:table-cell office:value-type="float" office:value="13.175" calcext:value-type="float">
            <text:p>13.175</text:p>
          </table:table-cell>
          <table:table-cell office:value-type="float" office:value="268.8602" calcext:value-type="float">
            <text:p>268.8602</text:p>
          </table:table-cell>
          <table:table-cell office:value-type="float" office:value="13.543302" calcext:value-type="float">
            <text:p>13.543302</text:p>
          </table:table-cell>
          <table:table-cell office:value-type="float" office:value="256.53915" calcext:value-type="float">
            <text:p>256.53915</text:p>
          </table:table-cell>
        </table:table-row>
        <table:table-row table:style-name="ro1">
          <table:table-cell office:value-type="float" office:value="20.641748" calcext:value-type="float">
            <text:p>20.641748</text:p>
          </table:table-cell>
          <table:table-cell office:value-type="float" office:value="193.7024" calcext:value-type="float">
            <text:p>193.7024</text:p>
          </table:table-cell>
          <table:table-cell office:value-type="float" office:value="20.896244" calcext:value-type="float">
            <text:p>20.896244</text:p>
          </table:table-cell>
          <table:table-cell office:value-type="float" office:value="179.14067" calcext:value-type="float">
            <text:p>179.14067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8.27594" calcext:value-type="float">
            <text:p>168.2759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85318" calcext:value-type="float">
            <text:p>130.85318</text:p>
          </table:table-cell>
          <table:table-cell office:value-type="float" office:value="23.000937" calcext:value-type="float">
            <text:p>23.000937</text:p>
          </table:table-cell>
          <table:table-cell office:value-type="float" office:value="130.85779" calcext:value-type="float">
            <text:p>130.85779</text:p>
          </table:table-cell>
          <table:table-cell office:value-type="float" office:value="23.000965" calcext:value-type="float">
            <text:p>23.000965</text:p>
          </table:table-cell>
          <table:table-cell office:value-type="float" office:value="129.51547" calcext:value-type="float">
            <text:p>129.5154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60233" calcext:value-type="float">
            <text:p>129.60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65.01295" calcext:value-type="float">
            <text:p>165.01295</text:p>
          </table:table-cell>
          <table:table-cell office:value-type="float" office:value="18.825" calcext:value-type="float">
            <text:p>18.825</text:p>
          </table:table-cell>
          <table:table-cell office:value-type="float" office:value="164.15689" calcext:value-type="float">
            <text:p>164.15689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209.2509" calcext:value-type="float">
            <text:p>209.2509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28.88763" calcext:value-type="float">
            <text:p>128.88763</text:p>
          </table:table-cell>
          <table:table-cell office:value-type="float" office:value="18.1" calcext:value-type="float">
            <text:p>18.1</text:p>
          </table:table-cell>
          <table:table-cell office:value-type="float" office:value="140.26042" calcext:value-type="float">
            <text:p>140.26042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32.08772" calcext:value-type="float">
            <text:p>132.08772</text:p>
          </table:table-cell>
          <table:table-cell office:value-type="float" office:value="18.064842" calcext:value-type="float">
            <text:p>18.064842</text:p>
          </table:table-cell>
          <table:table-cell office:value-type="float" office:value="118.880875" calcext:value-type="float">
            <text:p>118.880875</text:p>
          </table:table-cell>
          <table:table-cell office:value-type="float" office:value="19.013855" calcext:value-type="float">
            <text:p>19.013855</text:p>
          </table:table-cell>
          <table:table-cell office:value-type="float" office:value="142.86873" calcext:value-type="float">
            <text:p>142.86873</text:p>
          </table:table-cell>
          <table:table-cell office:value-type="float" office:value="22.947113" calcext:value-type="float">
            <text:p>22.947113</text:p>
          </table:table-cell>
          <table:table-cell office:value-type="float" office:value="130.05112" calcext:value-type="float">
            <text:p>130.05112</text:p>
          </table:table-cell>
          <table:table-cell office:value-type="float" office:value="23.000837" calcext:value-type="float">
            <text:p>23.000837</text:p>
          </table:table-cell>
          <table:table-cell office:value-type="float" office:value="129.89299" calcext:value-type="float">
            <text:p>129.8929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518" calcext:value-type="float">
            <text:p>129.51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7088" calcext:value-type="float">
            <text:p>129.17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47757" calcext:value-type="float">
            <text:p>13.147757</text:p>
          </table:table-cell>
          <table:table-cell office:value-type="float" office:value="292.77032" calcext:value-type="float">
            <text:p>292.77032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281.72855" calcext:value-type="float">
            <text:p>281.72855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68.8602" calcext:value-type="float">
            <text:p>268.8602</text:p>
          </table:table-cell>
          <table:table-cell office:value-type="float" office:value="13.721949" calcext:value-type="float">
            <text:p>13.721949</text:p>
          </table:table-cell>
          <table:table-cell office:value-type="float" office:value="256.53915" calcext:value-type="float">
            <text:p>256.539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.9524" calcext:value-type="float">
            <text:p>132.9524</text:p>
          </table:table-cell>
          <table:table-cell office:value-type="float" office:value="23" calcext:value-type="float">
            <text:p>23</text:p>
          </table:table-cell>
          <table:table-cell office:value-type="float" office:value="129.19069" calcext:value-type="float">
            <text:p>129.19069</text:p>
          </table:table-cell>
          <table:table-cell office:value-type="float" office:value="23.000555" calcext:value-type="float">
            <text:p>23.000555</text:p>
          </table:table-cell>
          <table:table-cell office:value-type="float" office:value="129.12592" calcext:value-type="float">
            <text:p>129.125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23175" calcext:value-type="float">
            <text:p>98.72317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2778" calcext:value-type="float">
            <text:p>98.72778</text:p>
          </table:table-cell>
          <table:table-cell office:value-type="float" office:value="23.993416" calcext:value-type="float">
            <text:p>23.993416</text:p>
          </table:table-cell>
          <table:table-cell office:value-type="float" office:value="97.38547" calcext:value-type="float">
            <text:p>97.38547</text:p>
          </table:table-cell>
          <table:table-cell office:value-type="float" office:value="23.992405" calcext:value-type="float">
            <text:p>23.992405</text:p>
          </table:table-cell>
          <table:table-cell office:value-type="float" office:value="97.47232" calcext:value-type="float">
            <text:p>97.472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146.38293" calcext:value-type="float">
            <text:p>146.38293</text:p>
          </table:table-cell>
          <table:table-cell office:value-type="float" office:value="19.4" calcext:value-type="float">
            <text:p>19.4</text:p>
          </table:table-cell>
          <table:table-cell office:value-type="float" office:value="145.52693" calcext:value-type="float">
            <text:p>145.52693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90.62088" calcext:value-type="float">
            <text:p>190.62088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10.25761" calcext:value-type="float">
            <text:p>110.25761</text:p>
          </table:table-cell>
          <table:table-cell office:value-type="float" office:value="18.728134" calcext:value-type="float">
            <text:p>18.728134</text:p>
          </table:table-cell>
          <table:table-cell office:value-type="float" office:value="125.950455" calcext:value-type="float">
            <text:p>125.950455</text:p>
          </table:table-cell>
          <table:table-cell office:value-type="float" office:value="18.875" calcext:value-type="float">
            <text:p>18.875</text:p>
          </table:table-cell>
          <table:table-cell office:value-type="float" office:value="117.777695" calcext:value-type="float">
            <text:p>117.777695</text:p>
          </table:table-cell>
          <table:table-cell office:value-type="float" office:value="19.716301" calcext:value-type="float">
            <text:p>19.716301</text:p>
          </table:table-cell>
          <table:table-cell office:value-type="float" office:value="104.57085" calcext:value-type="float">
            <text:p>104.57085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28.55876" calcext:value-type="float">
            <text:p>128.558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92111" calcext:value-type="float">
            <text:p>97.9211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762985" calcext:value-type="float">
            <text:p>97.7629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388" calcext:value-type="float">
            <text:p>97.38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4088" calcext:value-type="float">
            <text:p>97.04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73.87033" calcext:value-type="float">
            <text:p>273.87033</text:p>
          </table:table-cell>
          <table:table-cell office:value-type="float" office:value="14.279472" calcext:value-type="float">
            <text:p>14.279472</text:p>
          </table:table-cell>
          <table:table-cell office:value-type="float" office:value="262.82855" calcext:value-type="float">
            <text:p>262.82855</text:p>
          </table:table-cell>
          <table:table-cell office:value-type="float" office:value="14.425" calcext:value-type="float">
            <text:p>14.425</text:p>
          </table:table-cell>
          <table:table-cell office:value-type="float" office:value="249.96017" calcext:value-type="float">
            <text:p>249.96017</text:p>
          </table:table-cell>
          <table:table-cell office:value-type="float" office:value="14.758333" calcext:value-type="float">
            <text:p>14.758333</text:p>
          </table:table-cell>
          <table:table-cell office:value-type="float" office:value="237.63916" calcext:value-type="float">
            <text:p>237.63916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2.9524" calcext:value-type="float">
            <text:p>132.952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9069" calcext:value-type="float">
            <text:p>129.19069</text:p>
          </table:table-cell>
          <table:table-cell office:value-type="float" office:value="23.000822" calcext:value-type="float">
            <text:p>23.000822</text:p>
          </table:table-cell>
          <table:table-cell office:value-type="float" office:value="129.12592" calcext:value-type="float">
            <text:p>129.125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723175" calcext:value-type="float">
            <text:p>98.723175</text:p>
          </table:table-cell>
          <table:table-cell office:value-type="float" office:value="24" calcext:value-type="float">
            <text:p>24</text:p>
          </table:table-cell>
          <table:table-cell office:value-type="float" office:value="98.72778" calcext:value-type="float">
            <text:p>98.72778</text:p>
          </table:table-cell>
          <table:table-cell office:value-type="float" office:value="23.995962" calcext:value-type="float">
            <text:p>23.995962</text:p>
          </table:table-cell>
          <table:table-cell office:value-type="float" office:value="97.38547" calcext:value-type="float">
            <text:p>97.38547</text:p>
          </table:table-cell>
          <table:table-cell office:value-type="float" office:value="23.996035" calcext:value-type="float">
            <text:p>23.996035</text:p>
          </table:table-cell>
          <table:table-cell office:value-type="float" office:value="97.47232" calcext:value-type="float">
            <text:p>97.472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46.38293" calcext:value-type="float">
            <text:p>146.38293</text:p>
          </table:table-cell>
          <table:table-cell office:value-type="float" office:value="20.05" calcext:value-type="float">
            <text:p>20.05</text:p>
          </table:table-cell>
          <table:table-cell office:value-type="float" office:value="145.52693" calcext:value-type="float">
            <text:p>145.52693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90.62088" calcext:value-type="float">
            <text:p>190.6208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10.25761" calcext:value-type="float">
            <text:p>110.25761</text:p>
          </table:table-cell>
          <table:table-cell office:value-type="float" office:value="19.088573" calcext:value-type="float">
            <text:p>19.088573</text:p>
          </table:table-cell>
          <table:table-cell office:value-type="float" office:value="136.76364" calcext:value-type="float">
            <text:p>136.76364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39.27771" calcext:value-type="float">
            <text:p>139.27771</text:p>
          </table:table-cell>
          <table:table-cell office:value-type="float" office:value="19.726538" calcext:value-type="float">
            <text:p>19.726538</text:p>
          </table:table-cell>
          <table:table-cell office:value-type="float" office:value="104.57085" calcext:value-type="float">
            <text:p>104.57085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28.55876" calcext:value-type="float">
            <text:p>128.55876</text:p>
          </table:table-cell>
          <table:table-cell office:value-type="float" office:value="24" calcext:value-type="float">
            <text:p>24</text:p>
          </table:table-cell>
          <table:table-cell office:value-type="float" office:value="97.92111" calcext:value-type="float">
            <text:p>97.92111</text:p>
          </table:table-cell>
          <table:table-cell office:value-type="float" office:value="24" calcext:value-type="float">
            <text:p>24</text:p>
          </table:table-cell>
          <table:table-cell office:value-type="float" office:value="97.762985" calcext:value-type="float">
            <text:p>97.762985</text:p>
          </table:table-cell>
          <table:table-cell office:value-type="float" office:value="24" calcext:value-type="float">
            <text:p>24</text:p>
          </table:table-cell>
          <table:table-cell office:value-type="float" office:value="97.388" calcext:value-type="float">
            <text:p>97.388</text:p>
          </table:table-cell>
          <table:table-cell office:value-type="float" office:value="24" calcext:value-type="float">
            <text:p>24</text:p>
          </table:table-cell>
          <table:table-cell office:value-type="float" office:value="97.04088" calcext:value-type="float">
            <text:p>97.04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73.87033" calcext:value-type="float">
            <text:p>273.87033</text:p>
          </table:table-cell>
          <table:table-cell office:value-type="float" office:value="14.706756" calcext:value-type="float">
            <text:p>14.706756</text:p>
          </table:table-cell>
          <table:table-cell office:value-type="float" office:value="262.82855" calcext:value-type="float">
            <text:p>262.82855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249.96017" calcext:value-type="float">
            <text:p>249.96017</text:p>
          </table:table-cell>
          <table:table-cell office:value-type="float" office:value="15.441667" calcext:value-type="float">
            <text:p>15.441667</text:p>
          </table:table-cell>
          <table:table-cell office:value-type="float" office:value="237.63916" calcext:value-type="float">
            <text:p>237.63916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100.82239" calcext:value-type="float">
            <text:p>100.82239</text:p>
          </table:table-cell>
          <table:table-cell office:value-type="float" office:value="23.995932" calcext:value-type="float">
            <text:p>23.995932</text:p>
          </table:table-cell>
          <table:table-cell office:value-type="float" office:value="97.060684" calcext:value-type="float">
            <text:p>97.060684</text:p>
          </table:table-cell>
          <table:table-cell office:value-type="float" office:value="23.99818" calcext:value-type="float">
            <text:p>23.99818</text:p>
          </table:table-cell>
          <table:table-cell office:value-type="float" office:value="96.99591" calcext:value-type="float">
            <text:p>96.99591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97533" calcext:value-type="float">
            <text:p>20.397533</text:p>
          </table:table-cell>
          <table:table-cell office:value-type="float" office:value="135.04292" calcext:value-type="float">
            <text:p>135.04292</text:p>
          </table:table-cell>
          <table:table-cell office:value-type="float" office:value="20.4" calcext:value-type="float">
            <text:p>20.4</text:p>
          </table:table-cell>
          <table:table-cell office:value-type="float" office:value="134.18692" calcext:value-type="float">
            <text:p>134.18692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79.28087" calcext:value-type="float">
            <text:p>179.28087</text:p>
          </table:table-cell>
          <table:table-cell office:value-type="float" office:value="21.370533" calcext:value-type="float">
            <text:p>21.370533</text:p>
          </table:table-cell>
          <table:table-cell office:value-type="float" office:value="98.917595" calcext:value-type="float">
            <text:p>98.917595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0.82361" calcext:value-type="float">
            <text:p>130.82361</text:p>
          </table:table-cell>
          <table:table-cell office:value-type="float" office:value="19.775" calcext:value-type="float">
            <text:p>19.775</text:p>
          </table:table-cell>
          <table:table-cell office:value-type="float" office:value="133.33774" calcext:value-type="float">
            <text:p>133.33774</text:p>
          </table:table-cell>
          <table:table-cell office:value-type="float" office:value="20.108334" calcext:value-type="float">
            <text:p>20.108334</text:p>
          </table:table-cell>
          <table:table-cell office:value-type="float" office:value="98.63081" calcext:value-type="float">
            <text:p>98.63081</text:p>
          </table:table-cell>
          <table:table-cell office:value-type="float" office:value="20.672432" calcext:value-type="float">
            <text:p>20.672432</text:p>
          </table:table-cell>
          <table:table-cell office:value-type="float" office:value="122.61873" calcext:value-type="float">
            <text:p>122.618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00453" calcext:value-type="float">
            <text:p>15.200453</text:p>
          </table:table-cell>
          <table:table-cell office:value-type="float" office:value="254.70032" calcext:value-type="float">
            <text:p>254.70032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243.65854" calcext:value-type="float">
            <text:p>243.65854</text:p>
          </table:table-cell>
          <table:table-cell office:value-type="float" office:value="16.226269" calcext:value-type="float">
            <text:p>16.226269</text:p>
          </table:table-cell>
          <table:table-cell office:value-type="float" office:value="230.79019" calcext:value-type="float">
            <text:p>230.79019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18.46918" calcext:value-type="float">
            <text:p>218.469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.82239" calcext:value-type="float">
            <text:p>100.82239</text:p>
          </table:table-cell>
          <table:table-cell office:value-type="float" office:value="23.99708" calcext:value-type="float">
            <text:p>23.99708</text:p>
          </table:table-cell>
          <table:table-cell office:value-type="float" office:value="97.060684" calcext:value-type="float">
            <text:p>97.060684</text:p>
          </table:table-cell>
          <table:table-cell office:value-type="float" office:value="23.999424" calcext:value-type="float">
            <text:p>23.999424</text:p>
          </table:table-cell>
          <table:table-cell office:value-type="float" office:value="96.99591" calcext:value-type="float">
            <text:p>96.99591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00373" calcext:value-type="float">
            <text:p>20.400373</text:p>
          </table:table-cell>
          <table:table-cell office:value-type="float" office:value="135.04292" calcext:value-type="float">
            <text:p>135.04292</text:p>
          </table:table-cell>
          <table:table-cell office:value-type="float" office:value="20.8" calcext:value-type="float">
            <text:p>20.8</text:p>
          </table:table-cell>
          <table:table-cell office:value-type="float" office:value="134.18692" calcext:value-type="float">
            <text:p>134.18692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79.28087" calcext:value-type="float">
            <text:p>179.28087</text:p>
          </table:table-cell>
          <table:table-cell office:value-type="float" office:value="21.461088" calcext:value-type="float">
            <text:p>21.461088</text:p>
          </table:table-cell>
          <table:table-cell office:value-type="float" office:value="98.917595" calcext:value-type="float">
            <text:p>98.917595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0.82361" calcext:value-type="float">
            <text:p>130.82361</text:p>
          </table:table-cell>
          <table:table-cell office:value-type="float" office:value="20.15" calcext:value-type="float">
            <text:p>20.15</text:p>
          </table:table-cell>
          <table:table-cell office:value-type="float" office:value="133.33774" calcext:value-type="float">
            <text:p>133.33774</text:p>
          </table:table-cell>
          <table:table-cell office:value-type="float" office:value="20.483334" calcext:value-type="float">
            <text:p>20.483334</text:p>
          </table:table-cell>
          <table:table-cell office:value-type="float" office:value="98.63081" calcext:value-type="float">
            <text:p>98.63081</text:p>
          </table:table-cell>
          <table:table-cell office:value-type="float" office:value="20.79684" calcext:value-type="float">
            <text:p>20.79684</text:p>
          </table:table-cell>
          <table:table-cell office:value-type="float" office:value="122.61873" calcext:value-type="float">
            <text:p>122.618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51587" calcext:value-type="float">
            <text:p>15.251587</text:p>
          </table:table-cell>
          <table:table-cell office:value-type="float" office:value="254.70032" calcext:value-type="float">
            <text:p>254.70032</text:p>
          </table:table-cell>
          <table:table-cell office:value-type="float" office:value="16.025" calcext:value-type="float">
            <text:p>16.025</text:p>
          </table:table-cell>
          <table:table-cell office:value-type="float" office:value="243.65854" calcext:value-type="float">
            <text:p>243.65854</text:p>
          </table:table-cell>
          <table:table-cell office:value-type="float" office:value="16.357063" calcext:value-type="float">
            <text:p>16.357063</text:p>
          </table:table-cell>
          <table:table-cell office:value-type="float" office:value="230.79019" calcext:value-type="float">
            <text:p>230.79019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18.46918" calcext:value-type="float">
            <text:p>218.4691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718239" calcext:value-type="float">
            <text:p>21.718239</text:p>
          </table:table-cell>
          <table:table-cell office:value-type="float" office:value="133.15295" calcext:value-type="float">
            <text:p>133.15295</text:p>
          </table:table-cell>
          <table:table-cell office:value-type="float" office:value="21.415434" calcext:value-type="float">
            <text:p>21.415434</text:p>
          </table:table-cell>
          <table:table-cell office:value-type="float" office:value="132.29689" calcext:value-type="float">
            <text:p>132.29689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77.39084" calcext:value-type="float">
            <text:p>177.39084</text:p>
          </table:table-cell>
          <table:table-cell office:value-type="float" office:value="21.717062" calcext:value-type="float">
            <text:p>21.717062</text:p>
          </table:table-cell>
          <table:table-cell office:value-type="float" office:value="97.027626" calcext:value-type="float">
            <text:p>97.027626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9.20363" calcext:value-type="float">
            <text:p>129.20363</text:p>
          </table:table-cell>
          <table:table-cell office:value-type="float" office:value="20.2" calcext:value-type="float">
            <text:p>20.2</text:p>
          </table:table-cell>
          <table:table-cell office:value-type="float" office:value="131.7177" calcext:value-type="float">
            <text:p>131.7177</text:p>
          </table:table-cell>
          <table:table-cell office:value-type="float" office:value="21.380756" calcext:value-type="float">
            <text:p>21.380756</text:p>
          </table:table-cell>
          <table:table-cell office:value-type="float" office:value="97.01084" calcext:value-type="float">
            <text:p>97.01084</text:p>
          </table:table-cell>
          <table:table-cell office:value-type="float" office:value="22.61125" calcext:value-type="float">
            <text:p>22.61125</text:p>
          </table:table-cell>
          <table:table-cell office:value-type="float" office:value="120.99876" calcext:value-type="float">
            <text:p>120.9987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74202" calcext:value-type="float">
            <text:p>16.674202</text:p>
          </table:table-cell>
          <table:table-cell office:value-type="float" office:value="236.61032" calcext:value-type="float">
            <text:p>236.61032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25.56851" calcext:value-type="float">
            <text:p>225.56851</text:p>
          </table:table-cell>
          <table:table-cell office:value-type="float" office:value="17.277555" calcext:value-type="float">
            <text:p>17.277555</text:p>
          </table:table-cell>
          <table:table-cell office:value-type="float" office:value="212.70023" calcext:value-type="float">
            <text:p>212.70023</text:p>
          </table:table-cell>
          <table:table-cell office:value-type="float" office:value="17.25" calcext:value-type="float">
            <text:p>17.25</text:p>
          </table:table-cell>
          <table:table-cell office:value-type="float" office:value="200.37921" calcext:value-type="float">
            <text:p>200.3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830168" calcext:value-type="float">
            <text:p>22.830168</text:p>
          </table:table-cell>
          <table:table-cell office:value-type="float" office:value="133.15295" calcext:value-type="float">
            <text:p>133.15295</text:p>
          </table:table-cell>
          <table:table-cell office:value-type="float" office:value="22.33685" calcext:value-type="float">
            <text:p>22.33685</text:p>
          </table:table-cell>
          <table:table-cell office:value-type="float" office:value="132.29689" calcext:value-type="float">
            <text:p>132.29689</text:p>
          </table:table-cell>
          <table:table-cell office:value-type="float" office:value="23" calcext:value-type="float">
            <text:p>23</text:p>
          </table:table-cell>
          <table:table-cell office:value-type="float" office:value="177.39084" calcext:value-type="float">
            <text:p>177.39084</text:p>
          </table:table-cell>
          <table:table-cell office:value-type="float" office:value="22.796675" calcext:value-type="float">
            <text:p>22.796675</text:p>
          </table:table-cell>
          <table:table-cell office:value-type="float" office:value="129.41602" calcext:value-type="float">
            <text:p>129.41602</text:p>
          </table:table-cell>
          <table:table-cell office:value-type="float" office:value="23" calcext:value-type="float">
            <text:p>23</text:p>
          </table:table-cell>
          <table:table-cell office:value-type="float" office:value="129.20363" calcext:value-type="float">
            <text:p>129.20363</text:p>
          </table:table-cell>
          <table:table-cell office:value-type="float" office:value="23" calcext:value-type="float">
            <text:p>23</text:p>
          </table:table-cell>
          <table:table-cell office:value-type="float" office:value="131.7177" calcext:value-type="float">
            <text:p>131.7177</text:p>
          </table:table-cell>
          <table:table-cell office:value-type="float" office:value="22.573679" calcext:value-type="float">
            <text:p>22.573679</text:p>
          </table:table-cell>
          <table:table-cell office:value-type="float" office:value="132.79852" calcext:value-type="float">
            <text:p>132.79852</text:p>
          </table:table-cell>
          <table:table-cell office:value-type="float" office:value="22.900972" calcext:value-type="float">
            <text:p>22.900972</text:p>
          </table:table-cell>
          <table:table-cell office:value-type="float" office:value="129.69043" calcext:value-type="float">
            <text:p>129.6904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96645" calcext:value-type="float">
            <text:p>16.96645</text:p>
          </table:table-cell>
          <table:table-cell office:value-type="float" office:value="236.61032" calcext:value-type="float">
            <text:p>236.61032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25.56851" calcext:value-type="float">
            <text:p>225.56851</text:p>
          </table:table-cell>
          <table:table-cell office:value-type="float" office:value="17.432417" calcext:value-type="float">
            <text:p>17.432417</text:p>
          </table:table-cell>
          <table:table-cell office:value-type="float" office:value="212.70023" calcext:value-type="float">
            <text:p>212.70023</text:p>
          </table:table-cell>
          <table:table-cell office:value-type="float" office:value="18.025" calcext:value-type="float">
            <text:p>18.025</text:p>
          </table:table-cell>
          <table:table-cell office:value-type="float" office:value="200.37921" calcext:value-type="float">
            <text:p>200.3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2939" calcext:value-type="float">
            <text:p>23.992939</text:p>
          </table:table-cell>
          <table:table-cell office:value-type="float" office:value="101.02295" calcext:value-type="float">
            <text:p>101.022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166885" calcext:value-type="float">
            <text:p>100.1668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5.26083" calcext:value-type="float">
            <text:p>145.26083</text:p>
          </table:table-cell>
          <table:table-cell office:value-type="float" office:value="23.993114" calcext:value-type="float">
            <text:p>23.993114</text:p>
          </table:table-cell>
          <table:table-cell office:value-type="float" office:value="97.28601" calcext:value-type="float">
            <text:p>97.28601</text:p>
          </table:table-cell>
          <table:table-cell office:value-type="float" office:value="23.995579" calcext:value-type="float">
            <text:p>23.995579</text:p>
          </table:table-cell>
          <table:table-cell office:value-type="float" office:value="97.07362" calcext:value-type="float">
            <text:p>97.07362</text:p>
          </table:table-cell>
          <table:table-cell office:value-type="float" office:value="23.998323" calcext:value-type="float">
            <text:p>23.998323</text:p>
          </table:table-cell>
          <table:table-cell office:value-type="float" office:value="99.58769" calcext:value-type="float">
            <text:p>99.58769</text:p>
          </table:table-cell>
          <table:table-cell office:value-type="float" office:value="23.995644" calcext:value-type="float">
            <text:p>23.995644</text:p>
          </table:table-cell>
          <table:table-cell office:value-type="float" office:value="100.66852" calcext:value-type="float">
            <text:p>100.66852</text:p>
          </table:table-cell>
          <table:table-cell office:value-type="float" office:value="23.997196" calcext:value-type="float">
            <text:p>23.997196</text:p>
          </table:table-cell>
          <table:table-cell office:value-type="float" office:value="97.560425" calcext:value-type="float">
            <text:p>97.5604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20.41032" calcext:value-type="float">
            <text:p>220.41032</text:p>
          </table:table-cell>
          <table:table-cell office:value-type="float" office:value="18.089304" calcext:value-type="float">
            <text:p>18.089304</text:p>
          </table:table-cell>
          <table:table-cell office:value-type="float" office:value="209.36852" calcext:value-type="float">
            <text:p>209.36852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96.50023" calcext:value-type="float">
            <text:p>196.50023</text:p>
          </table:table-cell>
          <table:table-cell office:value-type="float" office:value="18.525" calcext:value-type="float">
            <text:p>18.525</text:p>
          </table:table-cell>
          <table:table-cell office:value-type="float" office:value="184.17921" calcext:value-type="float">
            <text:p>184.1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4387" calcext:value-type="float">
            <text:p>23.994387</text:p>
          </table:table-cell>
          <table:table-cell office:value-type="float" office:value="101.02295" calcext:value-type="float">
            <text:p>101.02295</text:p>
          </table:table-cell>
          <table:table-cell office:value-type="float" office:value="24" calcext:value-type="float">
            <text:p>24</text:p>
          </table:table-cell>
          <table:table-cell office:value-type="float" office:value="100.166885" calcext:value-type="float">
            <text:p>100.166885</text:p>
          </table:table-cell>
          <table:table-cell office:value-type="float" office:value="24" calcext:value-type="float">
            <text:p>24</text:p>
          </table:table-cell>
          <table:table-cell office:value-type="float" office:value="145.26083" calcext:value-type="float">
            <text:p>145.26083</text:p>
          </table:table-cell>
          <table:table-cell office:value-type="float" office:value="23.999884" calcext:value-type="float">
            <text:p>23.999884</text:p>
          </table:table-cell>
          <table:table-cell office:value-type="float" office:value="97.28601" calcext:value-type="float">
            <text:p>97.28601</text:p>
          </table:table-cell>
          <table:table-cell office:value-type="float" office:value="23.995895" calcext:value-type="float">
            <text:p>23.995895</text:p>
          </table:table-cell>
          <table:table-cell office:value-type="float" office:value="97.07362" calcext:value-type="float">
            <text:p>97.07362</text:p>
          </table:table-cell>
          <table:table-cell office:value-type="float" office:value="23.998558" calcext:value-type="float">
            <text:p>23.998558</text:p>
          </table:table-cell>
          <table:table-cell office:value-type="float" office:value="99.58769" calcext:value-type="float">
            <text:p>99.58769</text:p>
          </table:table-cell>
          <table:table-cell office:value-type="float" office:value="23.996344" calcext:value-type="float">
            <text:p>23.996344</text:p>
          </table:table-cell>
          <table:table-cell office:value-type="float" office:value="100.66852" calcext:value-type="float">
            <text:p>100.66852</text:p>
          </table:table-cell>
          <table:table-cell office:value-type="float" office:value="23.998455" calcext:value-type="float">
            <text:p>23.998455</text:p>
          </table:table-cell>
          <table:table-cell office:value-type="float" office:value="97.560425" calcext:value-type="float">
            <text:p>97.5604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20.41032" calcext:value-type="float">
            <text:p>220.41032</text:p>
          </table:table-cell>
          <table:table-cell office:value-type="float" office:value="18.15725" calcext:value-type="float">
            <text:p>18.15725</text:p>
          </table:table-cell>
          <table:table-cell office:value-type="float" office:value="209.36852" calcext:value-type="float">
            <text:p>209.36852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96.50023" calcext:value-type="float">
            <text:p>196.50023</text:p>
          </table:table-cell>
          <table:table-cell office:value-type="float" office:value="19.3" calcext:value-type="float">
            <text:p>19.3</text:p>
          </table:table-cell>
          <table:table-cell office:value-type="float" office:value="184.17921" calcext:value-type="float">
            <text:p>184.179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9031" calcext:value-type="float">
            <text:p>18.99031</text:p>
          </table:table-cell>
          <table:table-cell office:value-type="float" office:value="204.21033" calcext:value-type="float">
            <text:p>204.21033</text:p>
          </table:table-cell>
          <table:table-cell office:value-type="float" office:value="19.672607" calcext:value-type="float">
            <text:p>19.672607</text:p>
          </table:table-cell>
          <table:table-cell office:value-type="float" office:value="193.16852" calcext:value-type="float">
            <text:p>193.16852</text:p>
          </table:table-cell>
          <table:table-cell office:value-type="float" office:value="19.802698" calcext:value-type="float">
            <text:p>19.802698</text:p>
          </table:table-cell>
          <table:table-cell office:value-type="float" office:value="180.30023" calcext:value-type="float">
            <text:p>180.30023</text:p>
          </table:table-cell>
          <table:table-cell office:value-type="float" office:value="19.8" calcext:value-type="float">
            <text:p>19.8</text:p>
          </table:table-cell>
          <table:table-cell office:value-type="float" office:value="167.97922" calcext:value-type="float">
            <text:p>167.9792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32148" calcext:value-type="float">
            <text:p>19.332148</text:p>
          </table:table-cell>
          <table:table-cell office:value-type="float" office:value="204.21033" calcext:value-type="float">
            <text:p>204.21033</text:p>
          </table:table-cell>
          <table:table-cell office:value-type="float" office:value="19.751514" calcext:value-type="float">
            <text:p>19.751514</text:p>
          </table:table-cell>
          <table:table-cell office:value-type="float" office:value="193.16852" calcext:value-type="float">
            <text:p>193.16852</text:p>
          </table:table-cell>
          <table:table-cell office:value-type="float" office:value="19.91852" calcext:value-type="float">
            <text:p>19.91852</text:p>
          </table:table-cell>
          <table:table-cell office:value-type="float" office:value="180.30023" calcext:value-type="float">
            <text:p>180.30023</text:p>
          </table:table-cell>
          <table:table-cell office:value-type="float" office:value="20.475" calcext:value-type="float">
            <text:p>20.475</text:p>
          </table:table-cell>
          <table:table-cell office:value-type="float" office:value="167.97922" calcext:value-type="float">
            <text:p>167.9792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195.30034" calcext:value-type="float">
            <text:p>195.30034</text:p>
          </table:table-cell>
          <table:table-cell office:value-type="float" office:value="20.462034" calcext:value-type="float">
            <text:p>20.462034</text:p>
          </table:table-cell>
          <table:table-cell office:value-type="float" office:value="184.25847" calcext:value-type="float">
            <text:p>184.25847</text:p>
          </table:table-cell>
          <table:table-cell office:value-type="float" office:value="20.856573" calcext:value-type="float">
            <text:p>20.856573</text:p>
          </table:table-cell>
          <table:table-cell office:value-type="float" office:value="171.39024" calcext:value-type="float">
            <text:p>171.39024</text:p>
          </table:table-cell>
          <table:table-cell office:value-type="float" office:value="20.75" calcext:value-type="float">
            <text:p>20.75</text:p>
          </table:table-cell>
          <table:table-cell office:value-type="float" office:value="159.06923" calcext:value-type="float">
            <text:p>159.06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195.30034" calcext:value-type="float">
            <text:p>195.30034</text:p>
          </table:table-cell>
          <table:table-cell office:value-type="float" office:value="20.561382" calcext:value-type="float">
            <text:p>20.561382</text:p>
          </table:table-cell>
          <table:table-cell office:value-type="float" office:value="184.25847" calcext:value-type="float">
            <text:p>184.25847</text:p>
          </table:table-cell>
          <table:table-cell office:value-type="float" office:value="20.882362" calcext:value-type="float">
            <text:p>20.882362</text:p>
          </table:table-cell>
          <table:table-cell office:value-type="float" office:value="171.39024" calcext:value-type="float">
            <text:p>171.39024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59.06923" calcext:value-type="float">
            <text:p>159.06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96684" calcext:value-type="float">
            <text:p>21.296684</text:p>
          </table:table-cell>
          <table:table-cell office:value-type="float" office:value="183.15034" calcext:value-type="float">
            <text:p>183.15034</text:p>
          </table:table-cell>
          <table:table-cell office:value-type="float" office:value="21.51855" calcext:value-type="float">
            <text:p>21.51855</text:p>
          </table:table-cell>
          <table:table-cell office:value-type="float" office:value="172.10847" calcext:value-type="float">
            <text:p>172.10847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159.24025" calcext:value-type="float">
            <text:p>159.2402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46.91924" calcext:value-type="float">
            <text:p>146.9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98887" calcext:value-type="float">
            <text:p>21.298887</text:p>
          </table:table-cell>
          <table:table-cell office:value-type="float" office:value="183.15034" calcext:value-type="float">
            <text:p>183.15034</text:p>
          </table:table-cell>
          <table:table-cell office:value-type="float" office:value="21.549276" calcext:value-type="float">
            <text:p>21.549276</text:p>
          </table:table-cell>
          <table:table-cell office:value-type="float" office:value="172.10847" calcext:value-type="float">
            <text:p>172.10847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159.24025" calcext:value-type="float">
            <text:p>159.24025</text:p>
          </table:table-cell>
          <table:table-cell office:value-type="float" office:value="22.3" calcext:value-type="float">
            <text:p>22.3</text:p>
          </table:table-cell>
          <table:table-cell office:value-type="float" office:value="146.91924" calcext:value-type="float">
            <text:p>146.9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7.22034" calcext:value-type="float">
            <text:p>167.22034</text:p>
          </table:table-cell>
          <table:table-cell office:value-type="float" office:value="22.240303" calcext:value-type="float">
            <text:p>22.240303</text:p>
          </table:table-cell>
          <table:table-cell office:value-type="float" office:value="156.17847" calcext:value-type="float">
            <text:p>156.17847</text:p>
          </table:table-cell>
          <table:table-cell office:value-type="float" office:value="22.511017" calcext:value-type="float">
            <text:p>22.511017</text:p>
          </table:table-cell>
          <table:table-cell office:value-type="float" office:value="143.31024" calcext:value-type="float">
            <text:p>143.31024</text:p>
          </table:table-cell>
          <table:table-cell office:value-type="float" office:value="22.96259" calcext:value-type="float">
            <text:p>22.96259</text:p>
          </table:table-cell>
          <table:table-cell office:value-type="float" office:value="130.98923" calcext:value-type="float">
            <text:p>130.9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67.22034" calcext:value-type="float">
            <text:p>167.22034</text:p>
          </table:table-cell>
          <table:table-cell office:value-type="float" office:value="22.25122" calcext:value-type="float">
            <text:p>22.25122</text:p>
          </table:table-cell>
          <table:table-cell office:value-type="float" office:value="156.17847" calcext:value-type="float">
            <text:p>156.17847</text:p>
          </table:table-cell>
          <table:table-cell office:value-type="float" office:value="22.541607" calcext:value-type="float">
            <text:p>22.541607</text:p>
          </table:table-cell>
          <table:table-cell office:value-type="float" office:value="143.31024" calcext:value-type="float">
            <text:p>143.31024</text:p>
          </table:table-cell>
          <table:table-cell office:value-type="float" office:value="22.964767" calcext:value-type="float">
            <text:p>22.964767</text:p>
          </table:table-cell>
          <table:table-cell office:value-type="float" office:value="130.98923" calcext:value-type="float">
            <text:p>130.9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4.55034" calcext:value-type="float">
            <text:p>134.55034</text:p>
          </table:table-cell>
          <table:table-cell office:value-type="float" office:value="23" calcext:value-type="float">
            <text:p>23</text:p>
          </table:table-cell>
          <table:table-cell office:value-type="float" office:value="134.30849" calcext:value-type="float">
            <text:p>134.30849</text:p>
          </table:table-cell>
          <table:table-cell office:value-type="float" office:value="23" calcext:value-type="float">
            <text:p>23</text:p>
          </table:table-cell>
          <table:table-cell office:value-type="float" office:value="132.24022" calcext:value-type="float">
            <text:p>132.24022</text:p>
          </table:table-cell>
          <table:table-cell office:value-type="float" office:value="23" calcext:value-type="float">
            <text:p>23</text:p>
          </table:table-cell>
          <table:table-cell office:value-type="float" office:value="130.71924" calcext:value-type="float">
            <text:p>130.7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55034" calcext:value-type="float">
            <text:p>134.5503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30849" calcext:value-type="float">
            <text:p>134.3084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24022" calcext:value-type="float">
            <text:p>132.2402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71924" calcext:value-type="float">
            <text:p>130.7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420334" calcext:value-type="float">
            <text:p>102.4203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17848" calcext:value-type="float">
            <text:p>102.17848</text:p>
          </table:table-cell>
          <table:table-cell office:value-type="float" office:value="23.998806" calcext:value-type="float">
            <text:p>23.998806</text:p>
          </table:table-cell>
          <table:table-cell office:value-type="float" office:value="100.110214" calcext:value-type="float">
            <text:p>100.1102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58923" calcext:value-type="float">
            <text:p>98.5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02.420334" calcext:value-type="float">
            <text:p>102.420334</text:p>
          </table:table-cell>
          <table:table-cell office:value-type="float" office:value="24" calcext:value-type="float">
            <text:p>24</text:p>
          </table:table-cell>
          <table:table-cell office:value-type="float" office:value="102.17848" calcext:value-type="float">
            <text:p>102.17848</text:p>
          </table:table-cell>
          <table:table-cell office:value-type="float" office:value="23.999704" calcext:value-type="float">
            <text:p>23.999704</text:p>
          </table:table-cell>
          <table:table-cell office:value-type="float" office:value="100.110214" calcext:value-type="float">
            <text:p>100.110214</text:p>
          </table:table-cell>
          <table:table-cell office:value-type="float" office:value="24" calcext:value-type="float">
            <text:p>24</text:p>
          </table:table-cell>
          <table:table-cell office:value-type="float" office:value="98.58923" calcext:value-type="float">
            <text:p>98.5892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7:52:05.349063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3T17:55:36.738631552</dc:date>
    <meta:editing-duration>PT40M</meta:editing-duration>
    <meta:editing-cycles>22</meta:editing-cycles>
    <meta:generator>LibreOffice/24.2.3.2$Linux_X86_64 LibreOffice_project/420$Build-2</meta:generator>
    <meta:document-statistic meta:table-count="5" meta:cell-count="189580" meta:object-count="0"/>
  </office:meta>
</office:document-meta>
</file>